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ShinnRR1" svg:font-family="ShinnRR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hinnRR" svg:font-family="ShinnR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5.696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70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4.135cm" fo:min-width="4.72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26cm" svg:stroke-color="#ffffff" draw:stroke-linejoin="miter" svg:stroke-linecap="butt" draw:fill="none" fo:padding-top="0.013cm" fo:padding-bottom="0.013cm" fo:padding-left="0.013cm" fo:padding-right="0.013cm"/>
    </style:style>
    <style:style style:name="gr6" style:family="graphic" style:parent-style-name="standard">
      <style:graphic-properties draw:stroke="dash" draw:stroke-dash="stroke-dash58" svg:stroke-width="0.026cm" svg:stroke-color="#000000" draw:stroke-linejoin="round" svg:stroke-linecap="round" draw:fill="none" fo:padding-top="0.013cm" fo:padding-bottom="0.013cm" fo:padding-left="0.013cm" fo:padding-right="0.013cm"/>
    </style:style>
    <style:style style:name="gr7" style:family="graphic" style:parent-style-name="standard">
      <style:graphic-properties draw:stroke="solid" svg:stroke-width="0.026cm" svg:stroke-color="#000000" draw:stroke-linejoin="round" svg:stroke-linecap="round" draw:fill="none" fo:padding-top="0.013cm" fo:padding-bottom="0.013cm" fo:padding-left="0.013cm" fo:padding-right="0.013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85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2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solid" draw:fill-color="#fdedea"/>
    </style:style>
    <style:style style:name="gr11" style:family="graphic" style:parent-style-name="standard">
      <style:graphic-properties draw:stroke="none" draw:fill="solid" draw:fill-color="#f9d0c9"/>
    </style:style>
    <style:style style:name="gr12" style:family="graphic" style:parent-style-name="standard">
      <style:graphic-properties draw:stroke="none" draw:fill="solid" draw:fill-color="#f6b1a8"/>
    </style:style>
    <style:style style:name="gr13" style:family="graphic" style:parent-style-name="standard">
      <style:graphic-properties draw:stroke="none" draw:fill="solid" draw:fill-color="#f28f88"/>
    </style:style>
    <style:style style:name="gr14" style:family="graphic" style:parent-style-name="standard">
      <style:graphic-properties draw:stroke="none" draw:fill="solid" draw:fill-color="#fbdad4"/>
    </style:style>
    <style:style style:name="gr15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6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56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9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64cm" fo:min-width="2.356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0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018cm" fo:min-width="3.15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4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891cm" fo:min-width="3.05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74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28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6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83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1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351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4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15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3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87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9.57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2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solid" draw:fill-color="#000000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8.28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461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0.33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0.2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9.188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9.023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0.259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756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solid" draw:fill-color="#e3000a"/>
    </style:style>
    <style:style style:name="gr48" style:family="graphic" style:parent-style-name="standard">
      <style:graphic-properties draw:stroke="none" draw:fill="solid" draw:fill-color="#ffffff"/>
    </style:style>
    <style:style style:name="gr49" style:family="graphic" style:parent-style-name="standard">
      <style:graphic-properties draw:stroke="none" draw:fill="solid" draw:fill-color="#b7b8b8"/>
    </style:style>
    <style:style style:name="gr50" style:family="graphic" style:parent-style-name="standard">
      <style:graphic-properties draw:stroke="none" draw:fill="solid" draw:fill-color="#005ca9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8.79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1.19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9.184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3.989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solid" draw:fill-color="#e8edf8"/>
    </style:style>
    <style:style style:name="gr56" style:family="graphic" style:parent-style-name="standard">
      <style:graphic-properties draw:stroke="none" draw:fill="solid" draw:fill-color="#bcc8e8"/>
    </style:style>
    <style:style style:name="gr57" style:family="graphic" style:parent-style-name="standard">
      <style:graphic-properties draw:stroke="none" draw:fill="solid" draw:fill-color="#8ba6d6"/>
    </style:style>
    <style:style style:name="gr58" style:family="graphic" style:parent-style-name="standard">
      <style:graphic-properties draw:stroke="none" draw:fill="solid" draw:fill-color="#5584c5"/>
    </style:style>
    <style:style style:name="gr59" style:family="graphic" style:parent-style-name="standard">
      <style:graphic-properties draw:stroke="none" draw:fill="solid" draw:fill-color="#d2daef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9.303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96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05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51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753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02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8.282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439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795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22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384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161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632cm" fo:min-width="3.38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632cm" fo:min-width="3.792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2.892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737cm" fo:min-width="3.912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737cm" fo:min-width="3.749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737cm" fo:min-width="3.909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726cm" fo:min-width="3.566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726cm" fo:min-width="3.698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726cm" fo:min-width="3.919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46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5.038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08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339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906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991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655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672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317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842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05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1.444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016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98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757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593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774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356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504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77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3.252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94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162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892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452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177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109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854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6.403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8.515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solid" draw:fill-color="#ebf4ec"/>
    </style:style>
    <style:style style:name="gr112" style:family="graphic" style:parent-style-name="standard">
      <style:graphic-properties draw:stroke="none" draw:fill="solid" draw:fill-color="#c0dfc3"/>
    </style:style>
    <style:style style:name="gr113" style:family="graphic" style:parent-style-name="standard">
      <style:graphic-properties draw:stroke="none" draw:fill="solid" draw:fill-color="#8cc899"/>
    </style:style>
    <style:style style:name="gr114" style:family="graphic" style:parent-style-name="standard">
      <style:graphic-properties draw:stroke="none" draw:fill="solid" draw:fill-color="#48b16f"/>
    </style:style>
    <style:style style:name="gr115" style:family="graphic" style:parent-style-name="standard">
      <style:graphic-properties draw:stroke="none" draw:fill="solid" draw:fill-color="#d6ead7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2.469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194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846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435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715cm" fo:min-width="3.816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987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275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132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898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63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837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943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287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541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1.008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499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351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634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791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82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7.053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511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521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905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89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423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995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445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5.089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626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911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635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947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3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6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305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6" style:family="paragraph">
      <loext:graphic-properties draw:fill="none"/>
    </style:style>
    <style:style style:name="P7" style:family="paragraph">
      <loext:graphic-properties draw:fill="solid" draw:fill-color="#fdedea"/>
    </style:style>
    <style:style style:name="P8" style:family="paragraph">
      <loext:graphic-properties draw:fill="solid" draw:fill-color="#f9d0c9"/>
    </style:style>
    <style:style style:name="P9" style:family="paragraph">
      <loext:graphic-properties draw:fill="solid" draw:fill-color="#f6b1a8"/>
    </style:style>
    <style:style style:name="P10" style:family="paragraph">
      <loext:graphic-properties draw:fill="solid" draw:fill-color="#f28f88"/>
    </style:style>
    <style:style style:name="P11" style:family="paragraph">
      <loext:graphic-properties draw:fill="solid" draw:fill-color="#fbdad4"/>
    </style:style>
    <style:style style:name="P12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solid" draw:fill-color="#e3000a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solid" draw:fill-color="#b7b8b8"/>
    </style:style>
    <style:style style:name="P17" style:family="paragraph">
      <loext:graphic-properties draw:fill="solid" draw:fill-color="#005ca9"/>
    </style:style>
    <style:style style:name="P18" style:family="paragraph">
      <style:paragraph-properties fo:text-align="start"/>
      <style:text-properties fo:font-family="Arial" style:font-style-name="Regular" style:font-family-generic="swiss" fo:font-size="8pt" fo:font-weight="bold"/>
    </style:style>
    <style:style style:name="P19" style:family="paragraph">
      <style:paragraph-properties fo:text-align="start"/>
      <style:text-properties style:text-line-through-style="none" style:text-line-through-type="none" fo:font-family="Arial" style:font-style-name="Regular" style:font-family-generic="swiss" fo:font-size="8pt" fo:font-style="normal" style:text-underline-style="none"/>
    </style:style>
    <style:style style:name="P20" style:family="paragraph">
      <style:paragraph-properties fo:text-align="start"/>
      <style:text-properties fo:font-family="Arial" style:font-style-name="Bold" style:font-family-generic="swiss" fo:font-size="8pt" fo:font-weight="bold"/>
    </style:style>
    <style:style style:name="P21" style:family="paragraph">
      <style:paragraph-properties fo:text-align="start"/>
      <style:text-properties style:text-line-through-style="none" style:text-line-through-type="none" fo:font-size="8pt" fo:font-style="normal" style:text-underline-style="none"/>
    </style:style>
    <style:style style:name="P22" style:family="paragraph">
      <loext:graphic-properties draw:fill="solid" draw:fill-color="#e8edf8"/>
    </style:style>
    <style:style style:name="P23" style:family="paragraph">
      <loext:graphic-properties draw:fill="solid" draw:fill-color="#bcc8e8"/>
    </style:style>
    <style:style style:name="P24" style:family="paragraph">
      <loext:graphic-properties draw:fill="solid" draw:fill-color="#8ba6d6"/>
    </style:style>
    <style:style style:name="P25" style:family="paragraph">
      <loext:graphic-properties draw:fill="solid" draw:fill-color="#5584c5"/>
    </style:style>
    <style:style style:name="P26" style:family="paragraph">
      <loext:graphic-properties draw:fill="solid" draw:fill-color="#d2daef"/>
    </style:style>
    <style:style style:name="P27" style:family="paragraph">
      <loext:graphic-properties draw:fill="solid" draw:fill-color="#ebf4ec"/>
    </style:style>
    <style:style style:name="P28" style:family="paragraph">
      <loext:graphic-properties draw:fill="solid" draw:fill-color="#c0dfc3"/>
    </style:style>
    <style:style style:name="P29" style:family="paragraph">
      <loext:graphic-properties draw:fill="solid" draw:fill-color="#8cc899"/>
    </style:style>
    <style:style style:name="P30" style:family="paragraph">
      <loext:graphic-properties draw:fill="solid" draw:fill-color="#48b16f"/>
    </style:style>
    <style:style style:name="P31" style:family="paragraph">
      <loext:graphic-properties draw:fill="solid" draw:fill-color="#d6ead7"/>
    </style:style>
    <style:style style:name="P32" style:family="paragraph">
      <style:paragraph-properties fo:text-align="start" style:writing-mode="lr-tb"/>
      <style:text-properties fo:font-size="7pt"/>
    </style:style>
    <style:style style:name="P33" style:family="paragraph">
      <loext:graphic-properties draw:fill="none"/>
      <style:paragraph-properties fo:text-align="start" style:writing-mode="lr-tb"/>
      <style:text-properties fo:font-size="7pt" style:font-size-asian="8pt" style:font-size-complex="8pt"/>
    </style:style>
    <style:style style:name="T1" style:family="text">
      <style:text-properties fo:color="#e3000a" loext:opacity="100%" style:font-name="ShinnRR1" fo:font-size="24pt" fo:font-weight="bold" style:font-size-asian="24pt" style:font-name-complex="ShinnRR1" style:font-size-complex="24pt" style:font-weight-complex="bold"/>
    </style:style>
    <style:style style:name="T2" style:family="text">
      <style:text-properties fo:color="#000000" loext:opacity="100%" style:font-name="Arial1" fo:font-size="8pt" fo:font-weight="bold" style:font-size-asian="8pt" style:font-name-complex="Arial1" style:font-size-complex="8pt" style:font-weight-complex="bold"/>
    </style:style>
    <style:style style:name="T3" style:family="text">
      <style:text-properties fo:color="#000000" loext:opacity="100%" style:font-name="Arial1" fo:font-size="8pt" style:font-size-asian="8pt" style:font-name-complex="Arial1" style:font-size-complex="8pt"/>
    </style:style>
    <style:style style:name="T4" style:family="text">
      <style:text-properties fo:color="#000000" loext:opacity="100%" style:font-name="Arial1" fo:font-size="10pt" fo:font-weight="bold" style:font-size-asian="10pt" style:font-name-complex="Arial1" style:font-size-complex="10pt" style:font-weight-complex="bold"/>
    </style:style>
    <style:style style:name="T5" style:family="text">
      <style:text-properties fo:color="#ffffff" loext:opacity="100%" style:font-name="Arial1" fo:font-size="8pt" fo:font-style="italic" style:font-size-asian="8pt" style:font-name-complex="Arial1" style:font-size-complex="8pt" style:font-style-complex="italic"/>
    </style:style>
    <style:style style:name="T6" style:family="text">
      <style:text-properties fo:color="#000000" loext:opacity="100%" style:font-name="Arial1" fo:font-size="8pt" fo:font-style="italic" style:font-size-asian="8pt" style:font-name-complex="Arial1" style:font-size-complex="8pt" style:font-style-complex="italic"/>
    </style:style>
    <style:style style:name="T7" style:family="text">
      <style:text-properties fo:color="#000000" loext:opacity="100%" style:font-name="Arial1" style:font-size-asian="8pt" style:font-name-complex="Arial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TeamNumberLabel" form:control-implementation="ooo:com.sun.star.form.component.FixedText" xml:id="control1" form:id="control1" form:label="Team #" form:for="control4"/>
            <form:fixed-text form:name="TeamNameLabel" form:control-implementation="ooo:com.sun.star.form.component.FixedText" xml:id="control2" form:id="control2" form:label="Team Name" form:for="control5"/>
            <form:fixed-text form:name="JudgingRoomLabel" form:control-implementation="ooo:com.sun.star.form.component.FixedText" xml:id="control3" form:id="control3" form:label="Judging Room" form:for="control6"/>
            <form:text form:name="CVTeamNumberEntry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VTeamNameEntry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VJudgingRoomEntry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BreakthroughAwardLabel" form:control-implementation="ooo:com.sun.star.form.component.FixedText" xml:id="control7" form:id="control7" form:label="Breakthrough Award" form:for="control42"/>
            <form:fixed-text form:name="RisingAllStarLabel" form:control-implementation="ooo:com.sun.star.form.component.FixedText" xml:id="control8" form:id="control8" form:label="Rising All-Star" form:for="control43"/>
            <form:fixed-text form:name="MotivateLabel" form:control-implementation="ooo:com.sun.star.form.component.FixedText" xml:id="control9" form:id="control9" form:label="Motivate" form:for="control44"/>
            <form:checkbox form:name="CVDiscovery1Checkbox" form:control-implementation="ooo:com.sun.star.form.component.CheckBox" xml:id="control10" form:id="control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VDiscovery3Checkbox" form:control-implementation="ooo:com.sun.star.form.component.CheckBox" xml:id="control11" form:id="control1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VDiscovery4Checkbox" form:control-implementation="ooo:com.sun.star.form.component.CheckBox" xml:id="control12" form:id="control1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VDiscovery2Checkbox" form:control-implementation="ooo:com.sun.star.form.component.CheckBox" xml:id="control13" form:id="control1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VInnovation1Checkbox" form:control-implementation="ooo:com.sun.star.form.component.CheckBox" xml:id="control14" form:id="control1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VInnovation3Checkbox" form:control-implementation="ooo:com.sun.star.form.component.CheckBox" xml:id="control15" form:id="control1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VInnovation4Checkbox" form:control-implementation="ooo:com.sun.star.form.component.CheckBox" xml:id="control16" form:id="control1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VInnovation2Checkbox" form:control-implementation="ooo:com.sun.star.form.component.CheckBox" xml:id="control17" form:id="control1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VImpact1Checkbox" form:control-implementation="ooo:com.sun.star.form.component.CheckBox" xml:id="control18" form:id="control1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VImpact3Checkbox" form:control-implementation="ooo:com.sun.star.form.component.CheckBox" xml:id="control19" form:id="control1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VImpact4Checkbox" form:control-implementation="ooo:com.sun.star.form.component.CheckBox" xml:id="control20" form:id="control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VImpact2Checkbox" form:control-implementation="ooo:com.sun.star.form.component.CheckBox" xml:id="control21" form:id="control2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VInclusion1Checkbox" form:control-implementation="ooo:com.sun.star.form.component.CheckBox" xml:id="control22" form:id="control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VInclusion3Checkbox" form:control-implementation="ooo:com.sun.star.form.component.CheckBox" xml:id="control23" form:id="control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VInclusion4Checkbox" form:control-implementation="ooo:com.sun.star.form.component.CheckBox" xml:id="control24" form:id="control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VInclusion2Checkbox" form:control-implementation="ooo:com.sun.star.form.component.CheckBox" xml:id="control25" form:id="control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VTeamwork1Checkbox" form:control-implementation="ooo:com.sun.star.form.component.CheckBox" xml:id="control26" form:id="control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VTeamwork3Checkbox" form:control-implementation="ooo:com.sun.star.form.component.CheckBox" xml:id="control27" form:id="control2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VTeamwork4Checkbox" form:control-implementation="ooo:com.sun.star.form.component.CheckBox" xml:id="control28" form:id="control2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VTeamwork2Checkbox" form:control-implementation="ooo:com.sun.star.form.component.CheckBox" xml:id="control29" form:id="control2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VFun1Checkbox" form:control-implementation="ooo:com.sun.star.form.component.CheckBox" xml:id="control30" form:id="control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VFun3Checkbox" form:control-implementation="ooo:com.sun.star.form.component.CheckBox" xml:id="control31" form:id="control3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VFun4Checkbox" form:control-implementation="ooo:com.sun.star.form.component.CheckBox" xml:id="control32" form:id="control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VFun2Checkbox" form:control-implementation="ooo:com.sun.star.form.component.CheckBox" xml:id="control33" form:id="control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CVDiscoveryExceedsDesc" form:control-implementation="ooo:com.sun.star.form.component.TextField" xml:id="control34" form:id="control3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VScroll" office:value-type="boolean" office:boolean-value="true"/>
              </form:properties>
              <text:p/>
            </form:textarea>
            <form:textarea form:name="CVInnovationExceedsDesc" form:control-implementation="ooo:com.sun.star.form.component.TextField" xml:id="control35" form:id="control3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VScroll" office:value-type="boolean" office:boolean-value="true"/>
              </form:properties>
              <text:p/>
            </form:textarea>
            <form:textarea form:name="CVImpactExceedsDesc" form:control-implementation="ooo:com.sun.star.form.component.TextField" xml:id="control36" form:id="control3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VScroll" office:value-type="boolean" office:boolean-value="true"/>
              </form:properties>
              <text:p/>
            </form:textarea>
            <form:textarea form:name="CVInclusionExceedsDesc" form:control-implementation="ooo:com.sun.star.form.component.TextField" xml:id="control37" form:id="control3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VScroll" office:value-type="boolean" office:boolean-value="true"/>
              </form:properties>
              <text:p/>
            </form:textarea>
            <form:textarea form:name="CVTeamworkExceedsDesc" form:control-implementation="ooo:com.sun.star.form.component.TextField" xml:id="control38" form:id="control3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VScroll" office:value-type="boolean" office:boolean-value="true"/>
              </form:properties>
              <text:p/>
            </form:textarea>
            <form:textarea form:name="CVFunExceedsDesc" form:control-implementation="ooo:com.sun.star.form.component.TextField" xml:id="control39" form:id="control3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VScroll" office:value-type="boolean" office:boolean-value="true"/>
              </form:properties>
              <text:p/>
            </form:textarea>
            <form:textarea form:name="CVFeedbackGreatJob" form:control-implementation="ooo:com.sun.star.form.component.TextField" xml:id="control40" form:id="control4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VScroll" office:value-type="boolean" office:boolean-value="true"/>
              </form:properties>
              <text:p/>
            </form:textarea>
            <form:textarea form:name="CVFeedbackThinkAbout" form:control-implementation="ooo:com.sun.star.form.component.TextField" xml:id="control41" form:id="control4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VScroll" office:value-type="boolean" office:boolean-value="true"/>
              </form:properties>
              <text:p/>
            </form:textarea>
            <form:checkbox form:name="CVBreakthroughCheckbox" form:control-implementation="ooo:com.sun.star.form.component.CheckBox" xml:id="control42" form:id="control4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VRisingAllStarCheckbox" form:control-implementation="ooo:com.sun.star.form.component.CheckBox" xml:id="control43" form:id="control4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VMotivateCheckbox" form:control-implementation="ooo:com.sun.star.form.component.CheckBox" xml:id="control44" form:id="control4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draw:control draw:style-name="gr1" draw:text-style-name="P1" draw:layer="controls" svg:width="0.48cm" svg:height="0.48cm" svg:x="2.527cm" svg:y="20.694cm" draw:control="control30"/>
        <draw:control draw:style-name="gr1" draw:text-style-name="P1" draw:layer="controls" svg:width="0.48cm" svg:height="0.48cm" svg:x="9.588cm" svg:y="20.694cm" draw:control="control31"/>
        <draw:control draw:style-name="gr1" draw:text-style-name="P1" draw:layer="controls" svg:width="0.48cm" svg:height="0.48cm" svg:x="13.118cm" svg:y="20.694cm" draw:control="control32"/>
        <draw:control draw:style-name="gr1" draw:text-style-name="P1" draw:layer="controls" svg:width="0.48cm" svg:height="0.48cm" svg:x="6.057cm" svg:y="20.694cm" draw:control="control33"/>
        <draw:control draw:style-name="gr1" draw:text-style-name="P1" draw:layer="controls" svg:width="0.48cm" svg:height="0.48cm" svg:x="2.527cm" svg:y="17.083cm" draw:control="control22"/>
        <draw:control draw:style-name="gr1" draw:text-style-name="P1" draw:layer="controls" svg:width="0.48cm" svg:height="0.48cm" svg:x="9.588cm" svg:y="17.083cm" draw:control="control23"/>
        <draw:control draw:style-name="gr1" draw:text-style-name="P1" draw:layer="controls" svg:width="0.48cm" svg:height="0.48cm" svg:x="13.118cm" svg:y="17.083cm" draw:control="control24"/>
        <draw:control draw:style-name="gr1" draw:text-style-name="P1" draw:layer="controls" svg:width="0.48cm" svg:height="0.48cm" svg:x="6.057cm" svg:y="17.083cm" draw:control="control25"/>
        <draw:control draw:style-name="gr1" draw:text-style-name="P1" draw:layer="controls" svg:width="0.48cm" svg:height="0.48cm" svg:x="2.527cm" svg:y="18.816cm" draw:control="control26"/>
        <draw:control draw:style-name="gr1" draw:text-style-name="P1" draw:layer="controls" svg:width="0.48cm" svg:height="0.48cm" svg:x="9.588cm" svg:y="18.816cm" draw:control="control27"/>
        <draw:control draw:style-name="gr1" draw:text-style-name="P1" draw:layer="controls" svg:width="0.48cm" svg:height="0.48cm" svg:x="13.118cm" svg:y="18.816cm" draw:control="control28"/>
        <draw:control draw:style-name="gr1" draw:text-style-name="P1" draw:layer="controls" svg:width="0.48cm" svg:height="0.48cm" svg:x="6.057cm" svg:y="18.816cm" draw:control="control29"/>
        <draw:control draw:style-name="gr1" draw:text-style-name="P1" draw:layer="controls" svg:width="0.48cm" svg:height="0.48cm" svg:x="2.527cm" svg:y="13.455cm" draw:control="control14"/>
        <draw:control draw:style-name="gr1" draw:text-style-name="P1" draw:layer="controls" svg:width="0.48cm" svg:height="0.48cm" svg:x="9.588cm" svg:y="13.455cm" draw:control="control15"/>
        <draw:control draw:style-name="gr1" draw:text-style-name="P1" draw:layer="controls" svg:width="0.48cm" svg:height="0.48cm" svg:x="13.118cm" svg:y="13.455cm" draw:control="control16"/>
        <draw:control draw:style-name="gr1" draw:text-style-name="P1" draw:layer="controls" svg:width="0.48cm" svg:height="0.48cm" svg:x="6.057cm" svg:y="13.455cm" draw:control="control17"/>
        <draw:control draw:style-name="gr1" draw:text-style-name="P1" draw:layer="controls" svg:width="0.48cm" svg:height="0.48cm" svg:x="2.527cm" svg:y="15.233cm" draw:control="control18"/>
        <draw:control draw:style-name="gr1" draw:text-style-name="P1" draw:layer="controls" svg:width="0.48cm" svg:height="0.48cm" svg:x="9.588cm" svg:y="15.233cm" draw:control="control19"/>
        <draw:control draw:style-name="gr1" draw:text-style-name="P1" draw:layer="controls" svg:width="0.48cm" svg:height="0.48cm" svg:x="13.118cm" svg:y="15.233cm" draw:control="control20"/>
        <draw:control draw:style-name="gr1" draw:text-style-name="P1" draw:layer="controls" svg:width="0.48cm" svg:height="0.48cm" svg:x="6.057cm" svg:y="15.233cm" draw:control="control21"/>
        <draw:frame draw:style-name="gr2" draw:text-style-name="P3" draw:layer="layout" svg:width="5.696cm" svg:height="1.195cm" svg:x="1cm" svg:y="0.779cm">
          <draw:text-box>
            <text:p text:style-name="P2"><text:span text:style-name="T1">Core Values</text:span></text:p>
          </draw:text-box>
        </draw:frame>
        <draw:frame draw:style-name="gr3" draw:text-style-name="P4" draw:layer="layout" svg:width="1.704cm" svg:height="0.319cm" svg:x="1.068cm" svg:y="3.717cm">
          <draw:text-box>
            <text:p text:style-name="P2"><text:span text:style-name="T2">Instructions </text:span></text:p>
          </draw:text-box>
        </draw:frame>
        <draw:frame draw:style-name="gr4" draw:text-style-name="P5" draw:layer="layout" svg:width="4.726cm" svg:height="4.135cm" svg:x="1.068cm" svg:y="4.056cm">
          <draw:text-box>
            <text:p text:style-name="P2"><text:span text:style-name="T3">The Core Values should be the </text:span></text:p>
            <text:p text:style-name="P2"><text:span text:style-name="T3">lens through which you watch the </text:span></text:p>
            <text:p text:style-name="P2"><text:span text:style-name="T3">team’s presentations. All team </text:span></text:p>
            <text:p text:style-name="P2"><text:span text:style-name="T3">members should demonstrate the </text:span></text:p>
            <text:p text:style-name="P2"><text:span text:style-name="T3">Core Values in everything they </text:span></text:p>
            <text:p text:style-name="P2"><text:span text:style-name="T3">do. This rubric should be used to </text:span></text:p>
            <text:p text:style-name="P2"><text:span text:style-name="T3">record the Core Values observed </text:span></text:p>
            <text:p text:style-name="P2"><text:span text:style-name="T3">thoughout the judging session. </text:span></text:p>
            <text:p text:style-name="P2"><text:span text:style-name="T3">Core Values will also be evaluated </text:span></text:p>
            <text:p text:style-name="P2"><text:span text:style-name="T3">at each Robot Game with Gracious </text:span></text:p>
            <text:p text:style-name="P2"><text:span text:style-name="T3">Professionalism® scores, which </text:span></text:p>
            <text:p text:style-name="P2"><text:span text:style-name="T3">will feed into a team’s overall Core </text:span></text:p>
            <text:p text:style-name="P2"><text:span text:style-name="T3">Values rank</text:span></text:p>
          </draw:text-box>
        </draw:frame>
        <draw:line draw:style-name="gr5" draw:text-style-name="P6" draw:layer="layout" svg:x1="10.5cm" svg:y1="26.986cm" svg:x2="10.5cm" svg:y2="22.713cm">
          <text:p/>
        </draw:line>
        <draw:line draw:style-name="gr6" draw:text-style-name="P6" draw:layer="layout" svg:x1="10.5cm" svg:y1="26.907cm" svg:x2="10.5cm" svg:y2="22.752cm">
          <text:p/>
        </draw:line>
        <draw:path draw:style-name="gr7" draw:text-style-name="P6" draw:layer="layout" svg:width="0cm" svg:height="4.272cm" svg:x="10.5cm" svg:y="22.713cm" svg:viewBox="0 0 0 4273" svg:d="M0 4273M0 0">
          <text:p/>
        </draw:path>
        <draw:frame draw:style-name="gr8" draw:text-style-name="P4" draw:layer="layout" svg:width="2.851cm" svg:height="0.319cm" svg:x="9.081cm" svg:y="22.05cm">
          <draw:text-box>
            <text:p text:style-name="P2"><text:span text:style-name="T2">Feedback Comments</text:span></text:p>
          </draw:text-box>
        </draw:frame>
        <draw:frame draw:style-name="gr9" draw:text-style-name="P4" draw:layer="layout" svg:width="1.327cm" svg:height="0.319cm" svg:x="5.085cm" svg:y="22.65cm">
          <draw:text-box>
            <text:p text:style-name="P2"><text:span text:style-name="T3">Great Job:</text:span></text:p>
          </draw:text-box>
        </draw:frame>
        <draw:path draw:style-name="gr10" draw:text-style-name="P7" draw:layer="layout" svg:width="3.532cm" svg:height="2.173cm" svg:x="0.999cm" svg:y="8.413cm" svg:viewBox="0 0 3533 2174" svg:d="M0 0h3533v1674h-3533zM0 1674h3533v500h-3533z">
          <text:p/>
        </draw:path>
        <draw:path draw:style-name="gr11" draw:text-style-name="P8" draw:layer="layout" svg:width="3.531cm" svg:height="2.173cm" svg:x="4.531cm" svg:y="8.413cm" svg:viewBox="0 0 3532 2174" svg:d="M0 0h3532v1674h-3532zM0 1674h3532v500h-3532z">
          <text:p/>
        </draw:path>
        <draw:path draw:style-name="gr12" draw:text-style-name="P9" draw:layer="layout" svg:width="3.531cm" svg:height="2.173cm" svg:x="8.062cm" svg:y="8.413cm" svg:viewBox="0 0 3532 2174" svg:d="M0 0h3532v1674h-3532zM0 1674h3532v500h-3532z">
          <text:p/>
        </draw:path>
        <draw:path draw:style-name="gr13" draw:text-style-name="P10" draw:layer="layout" svg:width="3.531cm" svg:height="2.173cm" svg:x="11.593cm" svg:y="8.413cm" svg:viewBox="0 0 3532 2174" svg:d="M0 0h3532v1674h-3532zM0 1674h3532v500h-3532z">
          <text:p/>
        </draw:path>
        <draw:path draw:style-name="gr14" draw:text-style-name="P11" draw:layer="layout" svg:width="14.125cm" svg:height="9.9cm" svg:x="0.999cm" svg:y="10.586cm" svg:viewBox="0 0 14126 9901" svg:d="M0 0h14126v900h-14126zM0 1800h14126v900h-14126zM0 3600h14126v901h-14126zM0 5401h14126v900h-14126zM0 7201h14126v900h-14126zM0 9001h14126v900h-14126z">
          <text:p/>
        </draw:path>
        <draw:line draw:style-name="gr15" draw:text-style-name="P6" draw:layer="layout" svg:x1="1cm" svg:y1="11.486cm" svg:x2="4.531cm" svg:y2="11.486cm">
          <text:p/>
        </draw:line>
        <draw:line draw:style-name="gr15" draw:text-style-name="P6" draw:layer="layout" svg:x1="4.531cm" svg:y1="11.486cm" svg:x2="8.062cm" svg:y2="11.486cm">
          <text:p/>
        </draw:line>
        <draw:line draw:style-name="gr15" draw:text-style-name="P6" draw:layer="layout" svg:x1="4.531cm" svg:y1="12.372cm" svg:x2="4.531cm" svg:y2="11.49cm">
          <text:p/>
        </draw:line>
        <draw:line draw:style-name="gr15" draw:text-style-name="P6" draw:layer="layout" svg:x1="8.062cm" svg:y1="11.486cm" svg:x2="11.593cm" svg:y2="11.486cm">
          <text:p/>
        </draw:line>
        <draw:line draw:style-name="gr15" draw:text-style-name="P6" draw:layer="layout" svg:x1="8.062cm" svg:y1="12.372cm" svg:x2="8.062cm" svg:y2="11.49cm">
          <text:p/>
        </draw:line>
        <draw:line draw:style-name="gr15" draw:text-style-name="P6" draw:layer="layout" svg:x1="11.593cm" svg:y1="11.486cm" svg:x2="15.124cm" svg:y2="11.486cm">
          <text:p/>
        </draw:line>
        <draw:line draw:style-name="gr15" draw:text-style-name="P6" draw:layer="layout" svg:x1="11.593cm" svg:y1="12.372cm" svg:x2="11.593cm" svg:y2="11.49cm">
          <text:p/>
        </draw:line>
        <draw:line draw:style-name="gr15" draw:text-style-name="P6" draw:layer="layout" svg:x1="1cm" svg:y1="13.286cm" svg:x2="4.531cm" svg:y2="13.286cm">
          <text:p/>
        </draw:line>
        <draw:line draw:style-name="gr15" draw:text-style-name="P6" draw:layer="layout" svg:x1="4.531cm" svg:y1="13.286cm" svg:x2="8.062cm" svg:y2="13.286cm">
          <text:p/>
        </draw:line>
        <draw:line draw:style-name="gr15" draw:text-style-name="P6" draw:layer="layout" svg:x1="4.531cm" svg:y1="14.172cm" svg:x2="4.531cm" svg:y2="13.29cm">
          <text:p/>
        </draw:line>
        <draw:line draw:style-name="gr15" draw:text-style-name="P6" draw:layer="layout" svg:x1="8.062cm" svg:y1="13.286cm" svg:x2="11.593cm" svg:y2="13.286cm">
          <text:p/>
        </draw:line>
        <draw:line draw:style-name="gr15" draw:text-style-name="P6" draw:layer="layout" svg:x1="8.062cm" svg:y1="14.172cm" svg:x2="8.062cm" svg:y2="13.29cm">
          <text:p/>
        </draw:line>
        <draw:line draw:style-name="gr15" draw:text-style-name="P6" draw:layer="layout" svg:x1="11.593cm" svg:y1="13.286cm" svg:x2="15.124cm" svg:y2="13.286cm">
          <text:p/>
        </draw:line>
        <draw:line draw:style-name="gr15" draw:text-style-name="P6" draw:layer="layout" svg:x1="11.593cm" svg:y1="14.172cm" svg:x2="11.593cm" svg:y2="13.29cm">
          <text:p/>
        </draw:line>
        <draw:line draw:style-name="gr15" draw:text-style-name="P6" draw:layer="layout" svg:x1="1cm" svg:y1="15.086cm" svg:x2="4.531cm" svg:y2="15.086cm">
          <text:p/>
        </draw:line>
        <draw:line draw:style-name="gr15" draw:text-style-name="P6" draw:layer="layout" svg:x1="4.531cm" svg:y1="15.086cm" svg:x2="8.062cm" svg:y2="15.086cm">
          <text:p/>
        </draw:line>
        <draw:line draw:style-name="gr15" draw:text-style-name="P6" draw:layer="layout" svg:x1="4.531cm" svg:y1="15.972cm" svg:x2="4.531cm" svg:y2="15.09cm">
          <text:p/>
        </draw:line>
        <draw:line draw:style-name="gr15" draw:text-style-name="P6" draw:layer="layout" svg:x1="8.062cm" svg:y1="15.086cm" svg:x2="11.593cm" svg:y2="15.086cm">
          <text:p/>
        </draw:line>
        <draw:line draw:style-name="gr15" draw:text-style-name="P6" draw:layer="layout" svg:x1="8.062cm" svg:y1="15.972cm" svg:x2="8.062cm" svg:y2="15.09cm">
          <text:p/>
        </draw:line>
        <draw:line draw:style-name="gr15" draw:text-style-name="P6" draw:layer="layout" svg:x1="11.593cm" svg:y1="15.086cm" svg:x2="15.124cm" svg:y2="15.086cm">
          <text:p/>
        </draw:line>
        <draw:line draw:style-name="gr15" draw:text-style-name="P6" draw:layer="layout" svg:x1="11.593cm" svg:y1="15.972cm" svg:x2="11.593cm" svg:y2="15.09cm">
          <text:p/>
        </draw:line>
        <draw:line draw:style-name="gr15" draw:text-style-name="P6" draw:layer="layout" svg:x1="1cm" svg:y1="16.886cm" svg:x2="4.531cm" svg:y2="16.886cm">
          <text:p/>
        </draw:line>
        <draw:line draw:style-name="gr15" draw:text-style-name="P6" draw:layer="layout" svg:x1="4.531cm" svg:y1="16.886cm" svg:x2="8.062cm" svg:y2="16.886cm">
          <text:p/>
        </draw:line>
        <draw:line draw:style-name="gr15" draw:text-style-name="P6" draw:layer="layout" svg:x1="4.531cm" svg:y1="17.772cm" svg:x2="4.531cm" svg:y2="16.89cm">
          <text:p/>
        </draw:line>
        <draw:line draw:style-name="gr15" draw:text-style-name="P6" draw:layer="layout" svg:x1="8.062cm" svg:y1="16.886cm" svg:x2="11.593cm" svg:y2="16.886cm">
          <text:p/>
        </draw:line>
        <draw:line draw:style-name="gr15" draw:text-style-name="P6" draw:layer="layout" svg:x1="8.062cm" svg:y1="17.772cm" svg:x2="8.062cm" svg:y2="16.89cm">
          <text:p/>
        </draw:line>
        <draw:line draw:style-name="gr15" draw:text-style-name="P6" draw:layer="layout" svg:x1="11.593cm" svg:y1="16.886cm" svg:x2="15.124cm" svg:y2="16.886cm">
          <text:p/>
        </draw:line>
        <draw:line draw:style-name="gr15" draw:text-style-name="P6" draw:layer="layout" svg:x1="11.593cm" svg:y1="17.772cm" svg:x2="11.593cm" svg:y2="16.89cm">
          <text:p/>
        </draw:line>
        <draw:line draw:style-name="gr15" draw:text-style-name="P6" draw:layer="layout" svg:x1="1cm" svg:y1="18.686cm" svg:x2="4.531cm" svg:y2="18.686cm">
          <text:p/>
        </draw:line>
        <draw:line draw:style-name="gr15" draw:text-style-name="P6" draw:layer="layout" svg:x1="4.531cm" svg:y1="18.686cm" svg:x2="8.062cm" svg:y2="18.686cm">
          <text:p/>
        </draw:line>
        <draw:line draw:style-name="gr15" draw:text-style-name="P6" draw:layer="layout" svg:x1="4.531cm" svg:y1="19.572cm" svg:x2="4.531cm" svg:y2="18.69cm">
          <text:p/>
        </draw:line>
        <draw:line draw:style-name="gr15" draw:text-style-name="P6" draw:layer="layout" svg:x1="8.062cm" svg:y1="18.686cm" svg:x2="11.593cm" svg:y2="18.686cm">
          <text:p/>
        </draw:line>
        <draw:line draw:style-name="gr15" draw:text-style-name="P6" draw:layer="layout" svg:x1="8.062cm" svg:y1="19.572cm" svg:x2="8.062cm" svg:y2="18.69cm">
          <text:p/>
        </draw:line>
        <draw:line draw:style-name="gr15" draw:text-style-name="P6" draw:layer="layout" svg:x1="11.593cm" svg:y1="18.686cm" svg:x2="15.124cm" svg:y2="18.686cm">
          <text:p/>
        </draw:line>
        <draw:line draw:style-name="gr15" draw:text-style-name="P6" draw:layer="layout" svg:x1="11.593cm" svg:y1="19.572cm" svg:x2="11.593cm" svg:y2="18.69cm">
          <text:p/>
        </draw:line>
        <draw:line draw:style-name="gr15" draw:text-style-name="P6" draw:layer="layout" svg:x1="8.062cm" svg:y1="21.386cm" svg:x2="8.062cm" svg:y2="20.49cm">
          <text:p/>
        </draw:line>
        <draw:line draw:style-name="gr15" draw:text-style-name="P6" draw:layer="layout" svg:x1="11.593cm" svg:y1="21.386cm" svg:x2="11.593cm" svg:y2="20.49cm">
          <text:p/>
        </draw:line>
        <draw:line draw:style-name="gr16" draw:text-style-name="P6" draw:layer="layout" svg:x1="1cm" svg:y1="12.386cm" svg:x2="4.531cm" svg:y2="12.386cm">
          <text:p/>
        </draw:line>
        <draw:line draw:style-name="gr16" draw:text-style-name="P6" draw:layer="layout" svg:x1="4.531cm" svg:y1="12.386cm" svg:x2="8.062cm" svg:y2="12.386cm">
          <text:p/>
        </draw:line>
        <draw:line draw:style-name="gr16" draw:text-style-name="P6" draw:layer="layout" svg:x1="8.062cm" svg:y1="12.386cm" svg:x2="11.593cm" svg:y2="12.386cm">
          <text:p/>
        </draw:line>
        <draw:line draw:style-name="gr16" draw:text-style-name="P6" draw:layer="layout" svg:x1="11.593cm" svg:y1="12.386cm" svg:x2="15.124cm" svg:y2="12.386cm">
          <text:p/>
        </draw:line>
        <draw:line draw:style-name="gr16" draw:text-style-name="P6" draw:layer="layout" svg:x1="1cm" svg:y1="14.186cm" svg:x2="4.531cm" svg:y2="14.186cm">
          <text:p/>
        </draw:line>
        <draw:line draw:style-name="gr16" draw:text-style-name="P6" draw:layer="layout" svg:x1="4.531cm" svg:y1="14.186cm" svg:x2="8.062cm" svg:y2="14.186cm">
          <text:p/>
        </draw:line>
        <draw:line draw:style-name="gr16" draw:text-style-name="P6" draw:layer="layout" svg:x1="8.062cm" svg:y1="14.186cm" svg:x2="11.593cm" svg:y2="14.186cm">
          <text:p/>
        </draw:line>
        <draw:line draw:style-name="gr16" draw:text-style-name="P6" draw:layer="layout" svg:x1="11.593cm" svg:y1="14.186cm" svg:x2="15.124cm" svg:y2="14.186cm">
          <text:p/>
        </draw:line>
        <draw:line draw:style-name="gr16" draw:text-style-name="P6" draw:layer="layout" svg:x1="1cm" svg:y1="15.986cm" svg:x2="4.531cm" svg:y2="15.986cm">
          <text:p/>
        </draw:line>
        <draw:line draw:style-name="gr16" draw:text-style-name="P6" draw:layer="layout" svg:x1="4.531cm" svg:y1="15.986cm" svg:x2="8.062cm" svg:y2="15.986cm">
          <text:p/>
        </draw:line>
        <draw:line draw:style-name="gr16" draw:text-style-name="P6" draw:layer="layout" svg:x1="8.062cm" svg:y1="15.986cm" svg:x2="11.593cm" svg:y2="15.986cm">
          <text:p/>
        </draw:line>
        <draw:line draw:style-name="gr16" draw:text-style-name="P6" draw:layer="layout" svg:x1="11.593cm" svg:y1="15.986cm" svg:x2="15.124cm" svg:y2="15.986cm">
          <text:p/>
        </draw:line>
        <draw:line draw:style-name="gr16" draw:text-style-name="P6" draw:layer="layout" svg:x1="1cm" svg:y1="17.786cm" svg:x2="4.531cm" svg:y2="17.786cm">
          <text:p/>
        </draw:line>
        <draw:line draw:style-name="gr16" draw:text-style-name="P6" draw:layer="layout" svg:x1="4.531cm" svg:y1="17.786cm" svg:x2="8.062cm" svg:y2="17.786cm">
          <text:p/>
        </draw:line>
        <draw:line draw:style-name="gr16" draw:text-style-name="P6" draw:layer="layout" svg:x1="8.062cm" svg:y1="17.786cm" svg:x2="11.593cm" svg:y2="17.786cm">
          <text:p/>
        </draw:line>
        <draw:line draw:style-name="gr16" draw:text-style-name="P6" draw:layer="layout" svg:x1="11.593cm" svg:y1="17.786cm" svg:x2="15.124cm" svg:y2="17.786cm">
          <text:p/>
        </draw:line>
        <draw:line draw:style-name="gr16" draw:text-style-name="P6" draw:layer="layout" svg:x1="1cm" svg:y1="19.586cm" svg:x2="4.531cm" svg:y2="19.586cm">
          <text:p/>
        </draw:line>
        <draw:line draw:style-name="gr16" draw:text-style-name="P6" draw:layer="layout" svg:x1="4.531cm" svg:y1="19.586cm" svg:x2="8.062cm" svg:y2="19.586cm">
          <text:p/>
        </draw:line>
        <draw:line draw:style-name="gr16" draw:text-style-name="P6" draw:layer="layout" svg:x1="8.062cm" svg:y1="19.586cm" svg:x2="11.593cm" svg:y2="19.586cm">
          <text:p/>
        </draw:line>
        <draw:line draw:style-name="gr16" draw:text-style-name="P6" draw:layer="layout" svg:x1="11.593cm" svg:y1="19.586cm" svg:x2="15.124cm" svg:y2="19.586cm">
          <text:p/>
        </draw:line>
        <draw:line draw:style-name="gr16" draw:text-style-name="P6" draw:layer="layout" svg:x1="8.062cm" svg:y1="10.086cm" svg:x2="8.062cm" svg:y2="8.413cm">
          <text:p/>
        </draw:line>
        <draw:line draw:style-name="gr16" draw:text-style-name="P6" draw:layer="layout" svg:x1="4.531cm" svg:y1="10.572cm" svg:x2="4.531cm" svg:y2="10.086cm">
          <text:p/>
        </draw:line>
        <draw:line draw:style-name="gr16" draw:text-style-name="P6" draw:layer="layout" svg:x1="8.062cm" svg:y1="10.572cm" svg:x2="8.062cm" svg:y2="10.086cm">
          <text:p/>
        </draw:line>
        <draw:line draw:style-name="gr16" draw:text-style-name="P6" draw:layer="layout" svg:x1="11.593cm" svg:y1="10.572cm" svg:x2="11.593cm" svg:y2="10.086cm">
          <text:p/>
        </draw:line>
        <draw:line draw:style-name="gr16" draw:text-style-name="P6" draw:layer="layout" svg:x1="1cm" svg:y1="10.586cm" svg:x2="4.531cm" svg:y2="10.586cm">
          <text:p/>
        </draw:line>
        <draw:line draw:style-name="gr16" draw:text-style-name="P6" draw:layer="layout" svg:x1="4.531cm" svg:y1="10.586cm" svg:x2="8.062cm" svg:y2="10.586cm">
          <text:p/>
        </draw:line>
        <draw:line draw:style-name="gr16" draw:text-style-name="P6" draw:layer="layout" svg:x1="8.062cm" svg:y1="10.586cm" svg:x2="11.593cm" svg:y2="10.586cm">
          <text:p/>
        </draw:line>
        <draw:line draw:style-name="gr16" draw:text-style-name="P6" draw:layer="layout" svg:x1="11.593cm" svg:y1="10.586cm" svg:x2="15.124cm" svg:y2="10.586cm">
          <text:p/>
        </draw:line>
        <draw:line draw:style-name="gr16" draw:text-style-name="P6" draw:layer="layout" svg:x1="11.593cm" svg:y1="10.086cm" svg:x2="11.593cm" svg:y2="8.413cm">
          <text:p/>
        </draw:line>
        <draw:line draw:style-name="gr16" draw:text-style-name="P6" draw:layer="layout" svg:x1="4.531cm" svg:y1="10.086cm" svg:x2="4.531cm" svg:y2="8.413cm">
          <text:p/>
        </draw:line>
        <draw:line draw:style-name="gr15" draw:text-style-name="P6" draw:layer="layout" svg:x1="4.531cm" svg:y1="21.386cm" svg:x2="4.531cm" svg:y2="20.49cm">
          <text:p/>
        </draw:line>
        <draw:line draw:style-name="gr15" draw:text-style-name="P6" draw:layer="layout" svg:x1="1cm" svg:y1="20.486cm" svg:x2="4.531cm" svg:y2="20.486cm">
          <text:p/>
        </draw:line>
        <draw:line draw:style-name="gr15" draw:text-style-name="P6" draw:layer="layout" svg:x1="4.531cm" svg:y1="20.486cm" svg:x2="8.062cm" svg:y2="20.486cm">
          <text:p/>
        </draw:line>
        <draw:line draw:style-name="gr15" draw:text-style-name="P6" draw:layer="layout" svg:x1="8.062cm" svg:y1="20.486cm" svg:x2="11.593cm" svg:y2="20.486cm">
          <text:p/>
        </draw:line>
        <draw:line draw:style-name="gr15" draw:text-style-name="P6" draw:layer="layout" svg:x1="11.593cm" svg:y1="20.486cm" svg:x2="15.124cm" svg:y2="20.486cm">
          <text:p/>
        </draw:line>
        <draw:frame draw:style-name="gr17" draw:text-style-name="P4" draw:layer="layout" svg:width="1.564cm" svg:height="0.319cm" svg:x="14.48cm" svg:y="22.65cm">
          <draw:text-box>
            <text:p text:style-name="P2"><text:span text:style-name="T3">Think about:</text:span></text:p>
          </draw:text-box>
        </draw:frame>
        <draw:frame draw:style-name="gr18" draw:text-style-name="P12" draw:layer="layout" svg:width="2.093cm" svg:height="0.395cm" svg:x="1.2cm" svg:y="8.551cm">
          <draw:text-box>
            <text:p text:style-name="P2"><text:span text:style-name="T4">BEGINNING </text:span></text:p>
          </draw:text-box>
        </draw:frame>
        <draw:frame draw:style-name="gr19" draw:text-style-name="P5" draw:layer="layout" svg:width="2.432cm" svg:height="0.764cm" svg:x="1.2cm" svg:y="8.953cm">
          <draw:text-box>
            <text:p text:style-name="P2"><text:span text:style-name="T3">Minimally observed</text:span></text:p>
            <text:p text:style-name="P2"><text:span text:style-name="T3">across the team.</text:span></text:p>
          </draw:text-box>
        </draw:frame>
        <draw:frame draw:style-name="gr20" draw:text-style-name="P12" draw:layer="layout" svg:width="2.402cm" svg:height="0.395cm" svg:x="4.731cm" svg:y="8.551cm">
          <draw:text-box>
            <text:p text:style-name="P2"><text:span text:style-name="T4">DEVELOPING </text:span></text:p>
          </draw:text-box>
        </draw:frame>
        <draw:frame draw:style-name="gr21" draw:text-style-name="P5" draw:layer="layout" svg:width="3.154cm" svg:height="1.018cm" svg:x="4.731cm" svg:y="8.953cm">
          <draw:text-box>
            <text:p text:style-name="P2"><text:span text:style-name="T3">Inconsistently observed</text:span></text:p>
            <text:p text:style-name="P2"><text:span text:style-name="T3">across the team.</text:span></text:p>
          </draw:text-box>
        </draw:frame>
        <draw:frame draw:style-name="gr22" draw:text-style-name="P12" draw:layer="layout" svg:width="2.948cm" svg:height="0.395cm" svg:x="8.263cm" svg:y="8.551cm">
          <draw:text-box>
            <text:p text:style-name="P2"><text:span text:style-name="T4">ACCOMPLISHED </text:span></text:p>
          </draw:text-box>
        </draw:frame>
        <draw:frame draw:style-name="gr23" draw:text-style-name="P5" draw:layer="layout" svg:width="3.051cm" svg:height="0.891cm" svg:x="8.263cm" svg:y="8.953cm">
          <draw:text-box>
            <text:p text:style-name="P2"><text:span text:style-name="T3">Consistently observed </text:span></text:p>
            <text:p text:style-name="P2"><text:span text:style-name="T3">across the team.</text:span></text:p>
          </draw:text-box>
        </draw:frame>
        <draw:frame draw:style-name="gr24" draw:text-style-name="P12" draw:layer="layout" svg:width="1.674cm" svg:height="0.395cm" svg:x="11.794cm" svg:y="8.551cm">
          <draw:text-box>
            <text:p text:style-name="P2"><text:span text:style-name="T4">EXCEEDS</text:span></text:p>
          </draw:text-box>
        </draw:frame>
        <draw:frame draw:style-name="gr25" draw:text-style-name="P4" draw:layer="layout" svg:width="0.281cm" svg:height="0.319cm" svg:x="11.794cm" svg:y="8.953cm">
          <draw:text-box>
            <text:p text:style-name="P2"><text:span text:style-name="T3"><text:s/></text:span></text:p>
          </draw:text-box>
        </draw:frame>
        <draw:frame draw:style-name="gr25" draw:text-style-name="P4" draw:layer="layout" svg:width="0.281cm" svg:height="0.319cm" svg:x="11.794cm" svg:y="9.292cm">
          <draw:text-box>
            <text:p text:style-name="P2"><text:span text:style-name="T3"><text:s/></text:span></text:p>
          </draw:text-box>
        </draw:frame>
        <draw:frame draw:style-name="gr26" draw:text-style-name="P12" draw:layer="layout" svg:width="0.352cm" svg:height="0.395cm" svg:x="2.661cm" svg:y="10.139cm">
          <draw:text-box>
            <text:p text:style-name="P2"><text:span text:style-name="T4">1</text:span></text:p>
          </draw:text-box>
        </draw:frame>
        <draw:frame draw:style-name="gr26" draw:text-style-name="P12" draw:layer="layout" svg:width="0.352cm" svg:height="0.395cm" svg:x="6.199cm" svg:y="10.139cm">
          <draw:text-box>
            <text:p text:style-name="P2"><text:span text:style-name="T4">2</text:span></text:p>
          </draw:text-box>
        </draw:frame>
        <draw:frame draw:style-name="gr26" draw:text-style-name="P12" draw:layer="layout" svg:width="0.352cm" svg:height="0.395cm" svg:x="9.73cm" svg:y="10.139cm">
          <draw:text-box>
            <text:p text:style-name="P2"><text:span text:style-name="T4">3</text:span></text:p>
          </draw:text-box>
        </draw:frame>
        <draw:frame draw:style-name="gr26" draw:text-style-name="P12" draw:layer="layout" svg:width="0.352cm" svg:height="0.395cm" svg:x="13.268cm" svg:y="10.139cm">
          <draw:text-box>
            <text:p text:style-name="P2"><text:span text:style-name="T4">4</text:span></text:p>
          </draw:text-box>
        </draw:frame>
        <draw:frame draw:style-name="gr27" draw:text-style-name="P12" draw:layer="layout" svg:width="2.068cm" svg:height="0.395cm" svg:x="1.2cm" svg:y="10.85cm">
          <draw:text-box>
            <text:p text:style-name="P2"><text:span text:style-name="T4">DISCOVERY</text:span></text:p>
          </draw:text-box>
        </draw:frame>
        <draw:frame draw:style-name="gr28" draw:text-style-name="P4" draw:layer="layout" svg:width="4.832cm" svg:height="0.319cm" svg:x="3.265cm" svg:y="10.913cm">
          <draw:text-box>
            <text:p text:style-name="P2"><text:span text:style-name="T3"><text:s/></text:span><text:span text:style-name="T3">- Team explored new skills and ideas.</text:span></text:p>
          </draw:text-box>
        </draw:frame>
        <draw:frame draw:style-name="gr29" draw:text-style-name="P12" draw:layer="layout" svg:width="2.212cm" svg:height="0.395cm" svg:x="1.2cm" svg:y="12.65cm">
          <draw:text-box>
            <text:p text:style-name="P2"><text:span text:style-name="T4">INNOVATION</text:span></text:p>
          </draw:text-box>
        </draw:frame>
        <draw:frame draw:style-name="gr30" draw:text-style-name="P4" draw:layer="layout" svg:width="7.351cm" svg:height="0.319cm" svg:x="3.362cm" svg:y="12.713cm">
          <draw:text-box>
            <text:p text:style-name="P2"><text:span text:style-name="T3"><text:s/></text:span><text:span text:style-name="T3">- Team used creativity and persistence to solve problems.</text:span></text:p>
          </draw:text-box>
        </draw:frame>
        <draw:frame draw:style-name="gr31" draw:text-style-name="P12" draw:layer="layout" svg:width="1.348cm" svg:height="0.395cm" svg:x="1.2cm" svg:y="14.45cm">
          <draw:text-box>
            <text:p text:style-name="P2"><text:span text:style-name="T4">IMPACT</text:span></text:p>
          </draw:text-box>
        </draw:frame>
        <draw:frame draw:style-name="gr32" draw:text-style-name="P4" draw:layer="layout" svg:width="7.156cm" svg:height="0.319cm" svg:x="2.526cm" svg:y="14.513cm">
          <draw:text-box>
            <text:p text:style-name="P2"><text:span text:style-name="T3"><text:s/></text:span><text:span text:style-name="T3">- Team applied what they learned to improve their world.</text:span></text:p>
          </draw:text-box>
        </draw:frame>
        <draw:frame draw:style-name="gr33" draw:text-style-name="P12" draw:layer="layout" svg:width="1.937cm" svg:height="0.395cm" svg:x="1.2cm" svg:y="16.25cm">
          <draw:text-box>
            <text:p text:style-name="P2"><text:span text:style-name="T4">INCLUSION</text:span></text:p>
          </draw:text-box>
        </draw:frame>
        <draw:frame draw:style-name="gr34" draw:text-style-name="P4" draw:layer="layout" svg:width="7.871cm" svg:height="0.319cm" svg:x="3.14cm" svg:y="16.313cm">
          <draw:text-box>
            <text:p text:style-name="P2"><text:span text:style-name="T3"><text:s/></text:span><text:span text:style-name="T3">- Team demonstrated respect and embraced their differences.</text:span></text:p>
          </draw:text-box>
        </draw:frame>
        <draw:frame draw:style-name="gr35" draw:text-style-name="P12" draw:layer="layout" svg:width="2.11cm" svg:height="0.395cm" svg:x="1.2cm" svg:y="18.05cm">
          <draw:text-box>
            <text:p text:style-name="P2"><text:span text:style-name="T4">TEAMWORK</text:span></text:p>
          </draw:text-box>
        </draw:frame>
        <draw:frame draw:style-name="gr36" draw:text-style-name="P4" draw:layer="layout" svg:width="9.573cm" svg:height="0.319cm" svg:x="3.316cm" svg:y="18.113cm">
          <draw:text-box>
            <text:p text:style-name="P2"><text:span text:style-name="T3"><text:s/></text:span><text:span text:style-name="T3">- Team clearly showed they had worked as a team throughout their journey.</text:span></text:p>
          </draw:text-box>
        </draw:frame>
        <draw:frame draw:style-name="gr37" draw:text-style-name="P12" draw:layer="layout" svg:width="0.726cm" svg:height="0.395cm" svg:x="1.2cm" svg:y="19.85cm">
          <draw:text-box>
            <text:p text:style-name="P2"><text:span text:style-name="T4">FUN</text:span></text:p>
          </draw:text-box>
        </draw:frame>
        <draw:path draw:style-name="gr16" draw:text-style-name="P6" draw:layer="layout" svg:width="14.124cm" svg:height="12.973cm" svg:x="1cm" svg:y="8.413cm" svg:viewBox="0 0 14125 12974" svg:d="M199 0c-110 0-199 89-199 200v12574c0 110 89 200 199 200h13926v-12774c0-111-89-200-200-200z">
          <text:p/>
        </draw:path>
        <draw:polygon draw:style-name="gr38" draw:text-style-name="P13" draw:layer="layout" svg:width="4.849cm" svg:height="0.5cm" svg:x="15.124cm" svg:y="10.085cm" svg:viewBox="0 0 4850 501" draw:points="0,0 4850,0 4850,501 0,501">
          <text:p/>
        </draw:polygon>
        <draw:line draw:style-name="gr16" draw:text-style-name="P6" draw:layer="layout" svg:x1="15.124cm" svg:y1="10.585cm" svg:x2="19.973cm" svg:y2="10.585cm">
          <text:p/>
        </draw:line>
        <draw:line draw:style-name="gr16" draw:text-style-name="P6" draw:layer="layout" svg:x1="15.124cm" svg:y1="12.385cm" svg:x2="19.973cm" svg:y2="12.385cm">
          <text:p/>
        </draw:line>
        <draw:line draw:style-name="gr16" draw:text-style-name="P6" draw:layer="layout" svg:x1="15.124cm" svg:y1="14.185cm" svg:x2="19.973cm" svg:y2="14.185cm">
          <text:p/>
        </draw:line>
        <draw:line draw:style-name="gr16" draw:text-style-name="P6" draw:layer="layout" svg:x1="15.124cm" svg:y1="15.985cm" svg:x2="19.973cm" svg:y2="15.985cm">
          <text:p/>
        </draw:line>
        <draw:line draw:style-name="gr16" draw:text-style-name="P6" draw:layer="layout" svg:x1="15.124cm" svg:y1="17.785cm" svg:x2="19.973cm" svg:y2="17.785cm">
          <text:p/>
        </draw:line>
        <draw:line draw:style-name="gr16" draw:text-style-name="P6" draw:layer="layout" svg:x1="15.124cm" svg:y1="10.085cm" svg:x2="19.973cm" svg:y2="10.085cm">
          <text:p/>
        </draw:line>
        <draw:line draw:style-name="gr16" draw:text-style-name="P6" draw:layer="layout" svg:x1="15.124cm" svg:y1="19.585cm" svg:x2="19.973cm" svg:y2="19.585cm">
          <text:p/>
        </draw:line>
        <draw:frame draw:style-name="gr39" draw:text-style-name="P4" draw:layer="layout" svg:width="8.286cm" svg:height="0.319cm" svg:x="1.925cm" svg:y="19.913cm">
          <draw:text-box>
            <text:p text:style-name="P2"><text:span text:style-name="T3"><text:s/></text:span><text:span text:style-name="T3">- Teams clearly had fun and celebrated what they have achieved.</text:span></text:p>
          </draw:text-box>
        </draw:frame>
        <draw:path draw:style-name="gr16" draw:text-style-name="P6" draw:layer="layout" svg:width="4.862cm" svg:height="11.312cm" svg:x="15.124cm" svg:y="10.073cm" svg:viewBox="0 0 4863 11313" svg:d="M0 0v11313h4663c111 0 200-89 200-200v-10913c0-111-89-200-200-200z">
          <text:p/>
        </draw:path>
        <draw:frame draw:style-name="gr40" draw:text-style-name="P4" draw:layer="layout" svg:width="3.753cm" svg:height="0.319cm" svg:x="15.325cm" svg:y="10.183cm">
          <draw:text-box>
            <text:p text:style-name="P2"><text:span text:style-name="T5">How has the team exceeded?</text:span></text:p>
          </draw:text-box>
        </draw:frame>
        <draw:line draw:style-name="gr15" draw:text-style-name="P6" draw:layer="layout" svg:x1="5.674cm" svg:y1="5.405cm" svg:x2="6.575cm" svg:y2="5.405cm">
          <text:p/>
        </draw:line>
        <draw:line draw:style-name="gr15" draw:text-style-name="P6" draw:layer="layout" svg:x1="6.574cm" svg:y1="5.405cm" svg:x2="9.674cm" svg:y2="5.405cm">
          <text:p/>
        </draw:line>
        <draw:line draw:style-name="gr15" draw:text-style-name="P6" draw:layer="layout" svg:x1="9.674cm" svg:y1="5.405cm" svg:x2="19.8cm" svg:y2="5.405cm">
          <text:p/>
        </draw:line>
        <draw:line draw:style-name="gr15" draw:text-style-name="P6" draw:layer="layout" svg:x1="5.674cm" svg:y1="6.205cm" svg:x2="6.575cm" svg:y2="6.205cm">
          <text:p/>
        </draw:line>
        <draw:line draw:style-name="gr15" draw:text-style-name="P6" draw:layer="layout" svg:x1="6.574cm" svg:y1="6.205cm" svg:x2="9.674cm" svg:y2="6.205cm">
          <text:p/>
        </draw:line>
        <draw:line draw:style-name="gr15" draw:text-style-name="P6" draw:layer="layout" svg:x1="9.674cm" svg:y1="6.205cm" svg:x2="19.8cm" svg:y2="6.205cm">
          <text:p/>
        </draw:line>
        <draw:frame draw:style-name="gr41" draw:text-style-name="P4" draw:layer="layout" svg:width="10.331cm" svg:height="0.319cm" svg:x="5.675cm" svg:y="4.05cm">
          <draw:text-box>
            <text:p text:style-name="P2"><text:span text:style-name="T3">If the team is a candidate for one of these awards, please tick the appropriate box:</text:span></text:p>
          </draw:text-box>
        </draw:frame>
        <draw:frame draw:style-name="gr42" draw:text-style-name="P4" draw:layer="layout" svg:width="10.2cm" svg:height="0.319cm" svg:x="9.675cm" svg:y="4.683cm">
          <draw:text-box>
            <text:p text:style-name="P2"><text:span text:style-name="T3">A team that made significant progress in their confidence and capability and who </text:span></text:p>
          </draw:text-box>
        </draw:frame>
        <draw:frame draw:style-name="gr43" draw:text-style-name="P4" draw:layer="layout" svg:width="9.188cm" svg:height="0.319cm" svg:x="9.675cm" svg:y="5.022cm">
          <draw:text-box>
            <text:p text:style-name="P2"><text:span text:style-name="T3">understand that what they discover is more important than what they win.</text:span></text:p>
          </draw:text-box>
        </draw:frame>
        <draw:frame draw:style-name="gr44" draw:text-style-name="P4" draw:layer="layout" svg:width="9.023cm" svg:height="0.319cm" svg:x="9.675cm" svg:y="5.653cm">
          <draw:text-box>
            <text:p text:style-name="P2"><text:span text:style-name="T3">A team that the judges notice and expect great things from in the future.</text:span></text:p>
          </draw:text-box>
        </draw:frame>
        <draw:frame draw:style-name="gr45" draw:text-style-name="P4" draw:layer="layout" svg:width="10.259cm" svg:height="0.319cm" svg:x="9.675cm" svg:y="6.283cm">
          <draw:text-box>
            <text:p text:style-name="P2"><text:span text:style-name="T3">A team that embraces the culture of </text:span><text:span text:style-name="T6">FIRST</text:span><text:span text:style-name="T3"> LEGO League through team building, </text:span></text:p>
          </draw:text-box>
        </draw:frame>
        <draw:line draw:style-name="gr16" draw:text-style-name="P6" draw:layer="layout" svg:x1="3.399cm" svg:y1="3.4cm" svg:x2="3.399cm" svg:y2="2.499cm">
          <text:p/>
        </draw:line>
        <draw:line draw:style-name="gr16" draw:text-style-name="P6" draw:layer="layout" svg:x1="12.499cm" svg:y1="3.4cm" svg:x2="12.499cm" svg:y2="2.499cm">
          <text:p/>
        </draw:line>
        <draw:frame draw:style-name="gr46" draw:text-style-name="P4" draw:layer="layout" svg:width="4.756cm" svg:height="0.319cm" svg:x="9.675cm" svg:y="6.622cm">
          <draw:text-box>
            <text:p text:style-name="P2"><text:span text:style-name="T3">team spirit and displayed enthusiasm.</text:span></text:p>
          </draw:text-box>
        </draw:frame>
        <draw:path draw:style-name="gr16" draw:text-style-name="P6" draw:layer="layout" svg:width="14.426cm" svg:height="0.9cm" svg:x="1cm" svg:y="2.5cm" svg:viewBox="0 0 14427 901" svg:d="M199 0c-110 0-199 89-199 199v502c0 110 89 200 199 200h14028c110 0 200-90 200-200v-502c0-110-90-199-200-199z">
          <text:p/>
        </draw:path>
        <draw:path draw:style-name="gr47" draw:text-style-name="P14" draw:layer="layout" svg:width="2.742cm" svg:height="0.543cm" svg:x="17.258cm" svg:y="3.516cm" svg:viewBox="0 0 2743 544" svg:d="M2652 0h-2561c-50 0-91 42-91 92v360c0 50 41 92 91 92h2561c50 0 91-42 91-92v-360c0-50-41-92-91-92z">
          <text:p/>
        </draw:path>
        <draw:path draw:style-name="gr48" draw:text-style-name="P15" draw:layer="layout" svg:width="2.244cm" svg:height="0.276cm" svg:x="17.498cm" svg:y="3.656cm" svg:viewBox="0 0 2245 277" svg:d="M2125 119v-57c10-2 21-2 31-3 10 0 20 0 31 0 7 0 14 0 22 0 7 1 14-1 21-3 6-3 10-6 12-10 2-5 3-9 3-14-1-4-3-8-6-12s-7-7-12-9c-4-2-9-2-15-2-5 1-10 1-15 1-14 1-28 1-42 1s-28 1-42 3c-7 1-14 2-21 4-7 1-13 4-18 8-4 3-6 6-7 9-2 3-2 7-2 11 1 3 2 7 4 10s4 6 7 8v172c0 10 4 18 13 23 4 3 9 5 15 6 7 0 12 1 17 1 18 2 36 3 54 1 18-1 36-4 53-9 2-1 5-2 7-5 3-2 4-5 5-6 2-5 3-9 3-13-1-4-2-8-4-11-3-3-5-6-9-8-4-3-8-4-13-4h-3c-14 3-29 6-44 7-15 2-30 1-45 0v-50c6 0 13 0 21 0 9 0 17 0 26 0 8-1 16-1 24-2s14-3 19-4c5-3 9-6 11-11 3-5 4-10 3-15s-3-9-6-13-8-7-13-7c-5-1-9-1-14 0-4 0-8 1-13 1-9 1-19 1-29 2-9 0-19 0-29 0zM2008 137c-1-4-4-8-7-12-4-4-9-6-14-8-11 0-21 0-32 1-10 0-21 0-31 0-2 0-4 0-7 0s-6 0-10 0c-3 0-7 0-11 0-3 0-6 0-9 1-5 1-9 4-12 8-3 3-5 7-6 12 0 4 0 9 2 13 2 5 5 8 9 11 5 2 10 4 16 5 5 1 11 2 17 1 6 0 11 0 17-1 6 0 12-1 17-1v43c-7 7-14 12-23 14-9 3-17 4-26 3s-18-3-26-7-15-10-21-17c-10-10-16-22-20-35-3-14-4-27-2-41 2-11 5-20 11-28s13-15 21-20c8-6 17-12 26-16 10-4 19-7 29-10 3 0 6 0 10-1 3 0 6 1 9 2 4 1 7 2 11 4 5 1 9 3 13 4s8 1 11 0c4 0 8-2 12-4 3-3 5-6 7-9 1-4 2-7 1-11 0-3-1-7-3-10-2-4-5-7-8-9-6-5-13-9-22-11s-17-3-25-4c-10 0-19 0-29 2s-19 5-28 9c-12 4-24 10-35 16s-21 14-29 23c-8 8-14 18-19 28-4 10-8 21-10 31-2 11-3 22-3 33 1 12 2 22 5 32 4 17 11 32 21 46 9 14 21 25 35 34 11 7 23 12 35 15 11 3 23 5 35 4s24-4 35-8 22-11 32-19c3-3 6-5 8-8 3-3 5-6 7-9 2-4 3-10 4-18 0-8 0-15 0-23 0-7 0-14 0-20-1-6 0-9 0-10 6-3 9-7 11-12 2-4 2-8 1-13zM1718 21c0-1 0-3-1-5s-2-4-3-5c-4-5-7-8-12-10-4-1-9-1-13 0s-8 3-12 6c-3 4-6 8-8 14v2c0 25 0 50-1 74 0 24 0 49-1 73-7-10-14-20-22-31-7-10-15-20-22-30-8-10-17-21-26-32-9-12-17-22-24-30-2-3-4-6-8-10-3-4-6-8-9-12s-7-7-10-11c-3-3-7-5-10-6-4-1-8-2-12-2-4 1-7 1-11 3-3 2-6 4-9 8-2 3-3 7-3 11 0 10 0 19 0 28s0 19 0 28c0 7 0 15 1 25 0 9 0 20 0 31v35 33 27 18c0 6 2 11 5 16 4 4 9 7 14 8s10 0 15-2 9-6 11-13c1-2 1-4 2-7 0-3 1-7 1-13 0-5 0-12 0-20v-31-91c22 26 42 52 62 79 19 26 37 54 55 82 3 5 6 9 12 11 5 2 10 2 15 1s9-3 13-6c4-4 6-9 6-15 2-38 4-77 4-115 1-38 2-77 1-116zM1320 119v-57c10-2 21-2 31-3 10 0 20 0 30 0 7 0 15 0 22 0 8 1 15-1 22-3 6-3 10-6 12-10 2-5 3-9 3-14-1-4-3-8-6-12s-7-7-12-9c-4-2-9-2-15-2-5 1-10 1-15 1-14 1-28 1-42 1s-28 1-42 3c-7 1-14 2-21 4-7 1-13 4-18 8-4 3-6 6-7 9-2 3-2 7-2 11 1 3 2 7 4 10s4 6 7 8v172c0 10 4 18 12 23 5 3 10 5 16 6 6 0 12 1 17 1 18 2 36 3 54 1 18-1 36-4 53-9 2-1 5-2 7-5 3-2 4-5 5-6 2-5 3-9 3-13-1-4-2-8-4-11-3-3-6-6-9-8-4-3-8-4-13-4h-3c-14 3-29 6-44 7-15 2-30 1-45 0v-50c6 0 13 0 21 0s17 0 26 0c8-1 16-1 24-2s14-3 19-4c5-3 9-6 11-11 3-5 4-10 3-15s-3-9-6-13-8-7-14-7c-4-1-9-1-13 0-4 0-8 1-13 1-9 1-19 1-29 2-9 0-19 0-29 0zM1206 247c1-5-1-10-4-14-3-5-8-8-14-11l-3-1c-17 0-34 1-51 1-16 1-33 1-50 1 0-32 0-64 1-95 0-32 0-65 0-97 0-4-2-7-4-10-2-4-5-6-8-8-4-1-7-3-11-3s-8 0-11 1c-4 2-7 4-9 6-2 3-4 6-4 11-1 5-2 12-2 21-1 8-1 20-1 35v28c0 10 0 21 0 32s0 22 0 32c0 11 0 20 0 28 0 4-1 9-1 15s0 12 1 18c0 6 1 12 3 17 1 6 3 10 7 13 3 3 8 5 13 5s10 0 15 0c19-1 35-1 49-1h32c9 0 16 0 20 0 5 0 9-1 12-1 7-3 12-6 15-10 4-4 5-9 5-13zM977 247c0-5-2-10-5-14-3-5-8-8-14-11l-3-1c-17 0-34 1-51 1-16 1-33 1-50 1 0-32 0-64 1-95 0-32 0-65 0-97 0-4-2-7-4-10-2-4-5-6-8-8-4-1-7-3-11-3s-8 0-11 1c-4 2-7 4-9 6-2 3-3 6-4 11s-2 12-2 21c-1 8-1 20-1 35v28c0 10 0 21 0 32s0 22 0 32c0 11 0 20 0 28 0 4-1 9-1 15s0 12 1 18c0 6 1 12 3 17 1 6 3 10 7 13 3 3 8 5 13 5s10 0 15 0c19-1 35-1 49-1h32c9 0 16 0 20 0 5 0 9-1 12-1 7-3 12-6 15-10 4-4 5-9 6-13zM751 159c0-5-3-9-6-12-5-5-9-7-15-8-5 0-11 0-16 0-10-24-20-47-32-71-12-23-27-43-45-62-5-4-11-6-17-6-5 0-10 1-13 4-4 2-7 5-9 9-3 3-5 7-7 12-2 4-4 8-6 12-1 3-3 7-5 10-1 4-3 7-5 11-19 44-34 89-46 135-3 8-5 17-7 25-3 8-4 16-5 24-1 7 0 12 3 17 2 5 5 9 10 11 4 3 8 4 14 3 5-1 10-4 14-9 4-4 7-9 8-15s2-12 3-17c2-7 4-14 5-21 2-8 4-15 7-22 16 0 32 0 49 0 16 0 33 0 49 0 5 15 9 30 12 45 1 5 2 10 2 16 1 5 3 10 6 14 4 5 9 8 13 9 5 2 9 1 14 0 4-2 7-5 11-9 3-4 5-9 6-15v-3c-2-10-3-20-5-29-2-10-5-20-7-29 4-1 9-3 12-6s6-7 7-11c2-4 2-8 1-12zM473 149c1-5-1-10-4-15s-8-9-15-11v-93c0-8-2-13-6-18-4-4-8-6-13-7-6-1-11-1-16 2-6 2-10 6-13 12-3 5-4 10-4 15v88h-94v-92c0-3 0-4 0-6s-1-4-2-6c-2-7-7-11-12-13-6-2-11-1-16 1-6 2-11 5-15 10s-6 11-6 18v210c0 7 2 13 6 18 3 5 7 9 13 11 5 2 10 2 15 0 6-2 10-6 14-13 1-2 2-5 2-8 1-3 1-6 1-9v-69h94v70c0 3 1 6 1 10 1 3 2 6 4 9 4 6 9 10 15 11 5 1 10 1 15-2 5-2 9-5 12-11 4-5 5-11 5-18v-70c6-1 11-4 14-9 4-5 5-10 5-15zM202 62c0-4 0-7-1-11-1-3-3-7-5-11s-5-8-8-12c-4-3-7-7-11-9-4-3-7-6-11-7-6-2-11-3-17-4-5 0-11 0-17 1-5 2-11 3-16 5-6 2-11 4-16 6-9 4-17 8-25 12-8 5-16 10-24 16-10 8-20 18-27 30-7 11-13 24-17 36-4 13-6 27-7 40 0 14 2 27 5 40 2 8 5 17 9 24 4 8 9 16 15 23 10 11 21 20 34 26 12 6 25 9 38 9 13 1 26-2 39-7s24-13 35-24c4-5 9-10 13-16 5-5 8-11 10-17 1-7 0-13-2-17-3-5-6-8-11-10-4-3-9-3-15-3-6 1-10 3-15 8-3 5-7 11-11 16-5 6-10 11-15 14-6 4-13 7-19 7-7 1-14 0-20-2s-12-6-18-10c-5-5-9-10-13-16-5-11-9-22-9-34-1-12 0-23 3-35 3-10 7-18 13-26s13-15 21-21 16-11 26-16c9-4 18-7 27-10 1 0 3 0 5 0 4 1 6 4 8 7s4 7 6 10 5 6 8 8c4 2 8 3 14 2 4 0 8-2 11-4s5-4 7-7c1-4 2-7 3-11zM644 103c6 12 11 24 16 36-11 1-21 1-30 1-10 0-21 0-34 0 4-12 9-24 13-35 5-12 10-24 16-37 7 12 13 23 19 35z">
          <text:p/>
        </draw:path>
        <draw:polygon draw:style-name="gr38" draw:text-style-name="P13" draw:layer="layout" svg:width="0.267cm" svg:height="0.368cm" svg:x="17.921cm" svg:y="2.451cm" svg:viewBox="0 0 268 369" draw:points="0,0 96,0 96,286 268,286 268,369 0,369">
          <text:p/>
        </draw:polygon>
        <draw:polygon draw:style-name="gr38" draw:text-style-name="P13" draw:layer="layout" svg:width="0.298cm" svg:height="0.368cm" svg:x="18.205cm" svg:y="2.451cm" svg:viewBox="0 0 299 369" draw:points="0,0 294,0 294,77 95,77 95,142 277,142 277,216 95,216 95,286 299,286 299,369 0,369">
          <text:p/>
        </draw:polygon>
        <draw:path draw:style-name="gr38" draw:text-style-name="P13" draw:layer="layout" svg:width="0.354cm" svg:height="0.383cm" svg:x="18.512cm" svg:y="2.444cm" svg:viewBox="0 0 355 384" svg:d="M355 376h-62l-6-40c-25 35-68 48-102 48-111 0-185-85-185-192 0-106 74-192 185-192 76 0 157 40 166 134h-96c-3-32-34-51-72-51-62 0-86 55-86 109 0 55 24 109 86 109 47 0 79-22 84-55h-67v-71h155z">
          <text:p/>
        </draw:path>
        <draw:path draw:style-name="gr38" draw:text-style-name="P13" draw:layer="layout" svg:width="0.363cm" svg:height="0.383cm" svg:x="18.882cm" svg:y="2.444cm" svg:viewBox="0 0 364 384" svg:d="M183 301c61 0 85-54 85-109 0-54-24-109-85-109-63 0-87 55-87 109 0 55 24 109 87 109zM183 0c115 0 181 86 181 192 0 107-66 192-181 192-117 0-183-85-183-192 0-106 66-192 183-192z">
          <text:p/>
        </draw:path>
        <draw:polygon draw:style-name="gr38" draw:text-style-name="P13" draw:layer="layout" svg:width="0.267cm" svg:height="0.368cm" svg:x="17.639cm" svg:y="2.922cm" svg:viewBox="0 0 268 369" draw:points="0,0 95,0 95,287 268,287 268,369 0,369">
          <text:p/>
        </draw:polygon>
        <draw:polygon draw:style-name="gr38" draw:text-style-name="P13" draw:layer="layout" svg:width="0.299cm" svg:height="0.368cm" svg:x="17.922cm" svg:y="2.922cm" svg:viewBox="0 0 300 369" draw:points="0,0 294,0 294,77 96,77 96,141 277,141 277,217 96,217 96,287 300,287 300,369 0,369">
          <text:p/>
        </draw:polygon>
        <draw:path draw:style-name="gr38" draw:text-style-name="P13" draw:layer="layout" svg:width="0.372cm" svg:height="0.368cm" svg:x="18.207cm" svg:y="2.922cm" svg:viewBox="0 0 373 369" svg:d="M143 232h85l-42-130h-1zM137 0h99l137 369h-100l-23-66h-129l-23 66h-98z">
          <text:p/>
        </draw:path>
        <draw:path draw:style-name="gr38" draw:text-style-name="P13" draw:layer="layout" svg:width="0.353cm" svg:height="0.383cm" svg:x="18.562cm" svg:y="2.915cm" svg:viewBox="0 0 354 384" svg:d="M354 376h-62l-6-41c-25 36-69 49-103 49-111 0-183-86-183-193 0-106 72-191 183-191 77 0 159 40 168 132h-97c-3-31-34-50-73-50-61 0-85 55-85 109 0 55 24 109 85 109 48 0 80-22 85-55h-67v-71h155z">
          <text:p/>
        </draw:path>
        <draw:path draw:style-name="gr38" draw:text-style-name="P13" draw:layer="layout" svg:width="0.32cm" svg:height="0.376cm" svg:x="18.943cm" svg:y="2.922cm" svg:viewBox="0 0 321 377" svg:d="M321 216c0 108-48 161-160 161s-161-53-161-161v-216h96v222c0 48 18 72 65 72s65-24 65-72v-222h95z">
          <text:p/>
        </draw:path>
        <draw:polygon draw:style-name="gr38" draw:text-style-name="P13" draw:layer="layout" svg:width="0.299cm" svg:height="0.368cm" svg:x="19.296cm" svg:y="2.922cm" svg:viewBox="0 0 300 369" draw:points="0,0 294,0 294,77 96,77 96,141 277,141 277,217 96,217 96,287 300,287 300,369 0,369">
          <text:p/>
        </draw:polygon>
        <draw:path draw:style-name="gr49" draw:text-style-name="P16" draw:layer="layout" svg:width="0.352cm" svg:height="0.11cm" svg:x="18.371cm" svg:y="1.187cm" svg:viewBox="0 0 353 111" svg:d="M216 78c27 0 53 2 78 7l59-63c-41-14-88-22-137-22-83 0-160 23-216 61l52 50c48-21 104-33 164-33z">
          <text:p/>
        </draw:path>
        <draw:path draw:style-name="gr48" draw:text-style-name="P15" draw:layer="layout" svg:width="0.483cm" svg:height="0.143cm" svg:x="18.304cm" svg:y="1.105cm" svg:viewBox="0 0 484 144" svg:d="M282 82c50 0 97 8 138 23l64-68c-60-23-128-37-202-37-108 0-207 30-282 79l67 65c56-38 132-62 215-62z">
          <text:p/>
        </draw:path>
        <draw:path draw:style-name="gr49" draw:text-style-name="P16" draw:layer="layout" svg:width="0.034cm" svg:height="0.088cm" svg:x="18.273cm" svg:y="1.36cm" svg:viewBox="0 0 35 89" svg:d="M5 89c5-22 15-43 30-62l-27-27c-5 17-8 34-8 51 0 13 2 26 5 38z">
          <text:p/>
        </draw:path>
        <draw:path draw:style-name="gr49" draw:text-style-name="P16" draw:layer="layout" svg:width="0.108cm" svg:height="0.094cm" svg:x="18.076cm" svg:y="1.555cm" svg:viewBox="0 0 109 95" svg:d="M11 38l-11 57 109-47c-7-15-8-33-12-48z">
          <text:p/>
        </draw:path>
        <draw:polygon draw:style-name="gr49" draw:text-style-name="P16" draw:layer="layout" svg:width="0.228cm" svg:height="0.868cm" svg:x="17.855cm" svg:y="0.975cm" svg:viewBox="0 0 229 869" draw:points="157,6 0,863 75,869 229,0">
          <text:p/>
        </draw:polygon>
        <draw:path draw:style-name="gr47" draw:text-style-name="P14" draw:layer="layout" svg:width="0.68cm" svg:height="0.869cm" svg:x="17.928cm" svg:y="0.974cm" svg:viewBox="0 0 681 870" svg:d="M610 501v-70l-114-108-51-49-68-64-221-210-156 870 329-144c-33-29-56-60-73-96l-107 46 11-56 69-361 6-30 57 57 73 75 32 32 129 111-125 58c32 33 71 61 123 78l157-71z">
          <text:p/>
        </draw:path>
        <draw:path draw:style-name="gr49" draw:text-style-name="P16" draw:layer="layout" svg:width="0.076cm" svg:height="0.145cm" svg:x="18.823cm" svg:y="1.303cm" svg:viewBox="0 0 77 146" svg:d="M72 146c3-12 5-25 5-38 0-40-14-76-39-108l-38 39c36 29 63 67 72 107z">
          <text:p/>
        </draw:path>
        <draw:path draw:style-name="gr49" draw:text-style-name="P16" draw:layer="layout" svg:width="0.545cm" svg:height="0.498cm" svg:x="18.831cm" svg:y="1.387cm" svg:viewBox="0 0 546 499" svg:d="M133 429l-88-86c-14 11-29 19-45 28l133 128 413-430-1-69z">
          <text:p/>
        </draw:path>
        <draw:path draw:style-name="gr49" draw:text-style-name="P16" draw:layer="layout" svg:width="0.208cm" svg:height="0.218cm" svg:x="18.536cm" svg:y="1.404cm" svg:viewBox="0 0 209 219" svg:d="M129 124l-73-70-56-54v71l79 75 74 73c19-6 38-12 56-19z">
          <text:p/>
        </draw:path>
        <draw:polygon draw:style-name="gr49" draw:text-style-name="P16" draw:layer="layout" svg:width="0.512cm" svg:height="0.294cm" svg:x="18.7cm" svg:y="1.14cm" svg:viewBox="0 0 513 295" draw:points="251,0 192,61 128,128 84,174 0,262 35,295 124,203 161,163 229,92 251,70 478,288 513,251">
          <text:p/>
        </draw:polygon>
        <draw:path draw:style-name="gr48" draw:text-style-name="P15" draw:layer="layout" svg:width="0.855cm" svg:height="0.506cm" svg:x="18.159cm" svg:y="1.232cm" svg:viewBox="0 0 856 507" svg:d="M771 0l-68 72c24 32 38 68 38 107 0 13-2 26-5 38-8 33-25 63-51 89-26 27-60 49-99 66-17 7-36 13-55 18-32 8-67 12-103 12-44 0-87-7-125-19-52-16-98-42-130-75-12-12-23-24-31-38-11-16-18-34-23-53-3-12-5-25-5-38 0-17 3-34 8-50l-78-79c-28 42-44 90-44 141 0 13 1 26 3 38 5 31 16 60 32 87 8 14 17 27 27 40 28 33 63 62 105 85 73 41 163 66 261 66 69 0 134-12 191-33 17-7 34-14 50-22 37-19 70-42 97-68 46-44 77-97 87-155 2-12 3-25 3-38 0-71-32-137-85-191z">
          <text:p/>
        </draw:path>
        <draw:path draw:style-name="gr50" draw:text-style-name="P17" draw:layer="layout" svg:width="0.839cm" svg:height="0.839cm" svg:x="18.536cm" svg:y="0.976cm" svg:viewBox="0 0 840 840" svg:d="M128 553l79 75c39-16 74-39 100-65l-108-104-35-33 83-87 44-45 66-69 58-61 261 251-35 37-213 222c-23 31-52 58-87 82l88 84 411-428-428-412-161 167-65 67-59 62-127 133z">
          <text:p/>
        </draw:path>
        <draw:path draw:style-name="gr49" draw:text-style-name="P16" draw:layer="layout" svg:width="0.302cm" svg:height="0.333cm" svg:x="18.154cm" svg:y="1.202cm" svg:viewBox="0 0 303 334" svg:d="M150 302l2 4c6 10 15 19 23 28l128-60-295-274-8 43 232 228z">
          <text:p/>
        </draw:path>
        <draw:path draw:style-name="gr49" draw:text-style-name="P16" draw:layer="layout" svg:width="0.856cm" svg:height="0.406cm" svg:x="18.158cm" svg:y="1.409cm" svg:viewBox="0 0 857 407" svg:d="M857 14c0 13-1 26-3 38-10 58-41 111-87 155-27 26-60 49-97 68-16 8-33 15-50 22-57 21-122 33-191 33-98 0-189-25-261-66-42-23-77-52-105-85-10-13-19-26-27-40-16-27-27-56-32-87-2-12-3-25-3-38 0-4 0-9 0-14-2 13 0 78 0 91 0 20 2 40 7 60 4 15 10 30 17 44 17 36 43 70 75 98 79 70 197 114 329 114 92 0 176-22 246-58 16-8 31-17 45-26 34-24 63-52 86-83 32-44 51-95 51-149 0-12 1-66 0-89 0-3 0 8 0 12z">
          <text:p/>
        </draw:path>
        <draw:polygon draw:style-name="gr38" draw:text-style-name="P13" draw:layer="layout" svg:width="0.391cm" svg:height="0.423cm" svg:x="17.767cm" svg:y="1.942cm" svg:viewBox="0 0 392 424" draw:points="99,0 392,0 363,112 223,112 209,171 355,171 330,275 186,275 151,424 0,424">
          <text:p/>
        </draw:polygon>
        <draw:polygon draw:style-name="gr38" draw:text-style-name="P13" draw:layer="layout" svg:width="0.249cm" svg:height="0.423cm" svg:x="18.099cm" svg:y="1.942cm" svg:viewBox="0 0 250 424" draw:points="98,0 250,0 151,424 0,424">
          <text:p/>
        </draw:polygon>
        <draw:path draw:style-name="gr38" draw:text-style-name="P13" draw:layer="layout" svg:width="0.446cm" svg:height="0.432cm" svg:x="18.29cm" svg:y="1.933cm" svg:viewBox="0 0 447 433" svg:d="M209 212c49 0 83-29 83-70 0-21-16-32-47-32-9 0-14 1-23 3l-24 97c5 1 5 2 11 2zM98 12l9-1c49-7 109-11 143-11 55 0 98 8 131 21 41 17 66 55 66 100 0 39-13 75-38 104-21 25-41 37-81 49l-9 3c4 3 5 5 7 6 12 14 47 82 77 150h-166c-23-60-29-76-57-145l-33 145h-147z">
          <text:p/>
        </draw:path>
        <draw:polygon draw:style-name="gr38" draw:text-style-name="P13" draw:layer="layout" svg:width="0.402cm" svg:height="0.423cm" svg:x="19.058cm" svg:y="1.942cm" svg:viewBox="0 0 403 424" draw:points="36,0 403,0 378,122 269,122 197,424 46,424 118,122 0,122">
          <text:p/>
        </draw:polygon>
        <draw:path draw:style-name="gr38" draw:text-style-name="P13" draw:layer="layout" svg:width="0.074cm" svg:height="0.073cm" svg:x="19.288cm" svg:y="2.29cm" svg:viewBox="0 0 75 74" svg:d="M37 36c3 0 5-1 5-4s-2-5-5-5c-1 0-1 0-2 0v9c1 0 1 0 2 0zM24 19c1-1 2-1 5-1 4 0 6 0 7 0 12 0 18 4 18 13 0 6-2 9-7 11v1c2 1 6 7 9 13h-13c-3-5-4-7-8-13v13h-11zM38 70c18 0 32-15 32-33 0-17-14-33-32-33-19 0-33 16-33 33 0 18 14 33 33 33zM38 0c20 0 37 17 37 37 0 21-17 37-37 37-22 0-38-16-38-37 0-20 16-37 38-37z">
          <text:p/>
        </draw:path>
        <draw:path draw:style-name="gr38" draw:text-style-name="P13" draw:layer="layout" svg:width="0.073cm" svg:height="0.074cm" svg:x="19.237cm" svg:y="2.454cm" svg:viewBox="0 0 74 75" svg:d="M36 36c3 0 5-2 5-5s-2-4-5-4c-1 0-1 0-2 0v8c1 1 1 1 2 1zM22 18c2 0 2 0 6-1 4 0 5 0 7 0 12 0 18 5 18 14 0 5-2 8-7 10h-1c1 1 1 1 1 1 1 1 6 7 9 13h-14c-2-5-3-6-7-12v12h-12zM37 70c17 0 32-15 32-33s-15-32-32-32c-18 0-33 14-33 32s15 33 33 33zM37 0c20 0 37 16 37 37 0 20-17 38-37 38-21 0-37-18-37-38 0-21 16-37 37-37z">
          <text:p/>
        </draw:path>
        <draw:path draw:style-name="gr38" draw:text-style-name="P13" draw:layer="layout" svg:width="0.359cm" svg:height="0.441cm" svg:x="18.707cm" svg:y="1.933cm" svg:viewBox="0 0 360 442" svg:d="M0 423c42 12 90 19 133 19 59 0 104-13 142-41 43-31 71-78 71-120 0-29-12-55-35-73-17-14-35-25-72-42l-29-14c-10-5-15-10-15-16 0-15 20-27 46-27 20 0 43 6 88 21l31-116c-34-9-66-14-99-14-123 0-219 69-219 156 0 45 30 78 108 113 36 17 42 21 42 33 0 17-19 28-49 28-27 0-63-8-110-26z">
          <text:p/>
        </draw:path>
        <draw:control draw:style-name="gr1" draw:text-style-name="P18" draw:layer="controls" svg:width="0.965cm" svg:height="0.33cm" svg:x="1.103cm" svg:y="2.554cm" draw:control="control1"/>
        <draw:control draw:style-name="gr1" draw:text-style-name="P18" draw:layer="controls" svg:width="1.549cm" svg:height="0.33cm" svg:x="3.491cm" svg:y="2.554cm" draw:control="control2"/>
        <draw:control draw:style-name="gr1" draw:text-style-name="P18" draw:layer="controls" svg:width="2.083cm" svg:height="0.33cm" svg:x="12.609cm" svg:y="2.554cm" draw:control="control3"/>
        <draw:control draw:style-name="standard" draw:text-style-name="P19" draw:layer="controls" svg:width="2.159cm" svg:height="0.381cm" svg:x="1.103cm" svg:y="2.884cm" draw:control="control4"/>
        <draw:control draw:style-name="standard" draw:text-style-name="P19" draw:layer="controls" svg:width="8.763cm" svg:height="0.381cm" svg:x="3.491cm" svg:y="2.885cm" draw:control="control5"/>
        <draw:control draw:style-name="standard" draw:text-style-name="P19" draw:layer="controls" svg:width="2.537cm" svg:height="0.381cm" svg:x="12.584cm" svg:y="2.859cm" draw:control="control6"/>
        <draw:control draw:style-name="gr1" draw:text-style-name="P20" draw:layer="controls" svg:width="2.794cm" svg:height="0.33cm" svg:x="6.567cm" svg:y="4.843cm" draw:control="control7"/>
        <draw:control draw:style-name="gr1" draw:text-style-name="P20" draw:layer="controls" svg:width="1.956cm" svg:height="0.33cm" svg:x="6.567cm" svg:y="5.656cm" draw:control="control8"/>
        <draw:control draw:style-name="gr1" draw:text-style-name="P20" draw:layer="controls" svg:width="1.143cm" svg:height="0.33cm" svg:x="6.567cm" svg:y="6.444cm" draw:control="control9"/>
        <draw:control draw:style-name="gr1" draw:text-style-name="P1" draw:layer="controls" svg:width="0.48cm" svg:height="0.48cm" svg:x="2.526cm" svg:y="11.698cm" draw:control="control10"/>
        <draw:control draw:style-name="gr1" draw:text-style-name="P1" draw:layer="controls" svg:width="0.48cm" svg:height="0.48cm" svg:x="9.587cm" svg:y="11.698cm" draw:control="control11"/>
        <draw:control draw:style-name="gr1" draw:text-style-name="P1" draw:layer="controls" svg:width="0.48cm" svg:height="0.48cm" svg:x="13.117cm" svg:y="11.698cm" draw:control="control12"/>
        <draw:control draw:style-name="gr1" draw:text-style-name="P1" draw:layer="controls" svg:width="0.48cm" svg:height="0.48cm" svg:x="6.056cm" svg:y="11.698cm" draw:control="control13"/>
        <draw:control draw:style-name="standard" draw:text-style-name="P21" draw:layer="controls" svg:width="4.572cm" svg:height="1.524cm" svg:x="15.251cm" svg:y="10.733cm" draw:control="control34"/>
        <draw:control draw:style-name="standard" draw:text-style-name="P21" draw:layer="controls" svg:width="4.572cm" svg:height="1.524cm" svg:x="15.251cm" svg:y="12.519cm" draw:control="control35"/>
        <draw:control draw:style-name="standard" draw:text-style-name="P21" draw:layer="controls" svg:width="4.572cm" svg:height="1.524cm" svg:x="15.251cm" svg:y="14.333cm" draw:control="control36"/>
        <draw:control draw:style-name="standard" draw:text-style-name="P21" draw:layer="controls" svg:width="4.572cm" svg:height="1.524cm" svg:x="15.251cm" svg:y="16.167cm" draw:control="control37"/>
        <draw:control draw:style-name="standard" draw:text-style-name="P21" draw:layer="controls" svg:width="4.572cm" svg:height="1.524cm" svg:x="15.251cm" svg:y="17.933cm" draw:control="control38"/>
        <draw:control draw:style-name="standard" draw:text-style-name="P21" draw:layer="controls" svg:width="4.572cm" svg:height="1.524cm" svg:x="15.251cm" svg:y="19.733cm" draw:control="control39"/>
        <draw:control draw:style-name="standard" draw:text-style-name="P21" draw:layer="controls" svg:width="8.255cm" svg:height="3.429cm" svg:x="1.789cm" svg:y="23.179cm" draw:control="control40"/>
        <draw:control draw:style-name="standard" draw:text-style-name="P21" draw:layer="controls" svg:width="8.255cm" svg:height="3.429cm" svg:x="11.101cm" svg:y="23.18cm" draw:control="control41"/>
        <draw:control draw:style-name="gr1" draw:text-style-name="P1" draw:layer="controls" svg:width="0.48cm" svg:height="0.48cm" svg:x="5.935cm" svg:y="4.718cm" draw:control="control42"/>
        <draw:control draw:style-name="gr1" draw:text-style-name="P1" draw:layer="controls" svg:width="0.48cm" svg:height="0.48cm" svg:x="5.935cm" svg:y="5.518cm" draw:control="control43"/>
        <draw:control draw:style-name="gr1" draw:text-style-name="P1" draw:layer="controls" svg:width="0.48cm" svg:height="0.48cm" svg:x="5.935cm" svg:y="6.318cm" draw:control="control44"/>
      </draw:page>
      <draw:page draw:name="page2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TeamNumberLabel" form:control-implementation="ooo:com.sun.star.form.component.FixedText" xml:id="control45" form:id="control45" form:label="Team #"/>
            <form:fixed-text form:name="TeamNameLabel" form:control-implementation="ooo:com.sun.star.form.component.FixedText" xml:id="control46" form:id="control46" form:label="Team Name"/>
            <form:fixed-text form:name="JudgingRoomLabel" form:control-implementation="ooo:com.sun.star.form.component.FixedText" xml:id="control47" form:id="control47" form:label="Judging Room"/>
            <form:text form:name="IPTeamNumberEntry" form:control-implementation="ooo:com.sun.star.form.component.TextField" xml:id="control48" form:id="control4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PTeamNameEntry" form:control-implementation="ooo:com.sun.star.form.component.TextField" xml:id="control49" form:id="control4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PJudgingRoomEntry" form:control-implementation="ooo:com.sun.star.form.component.TextField" xml:id="control50" form:id="control5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IPIdentifyExceedsDesc" form:control-implementation="ooo:com.sun.star.form.component.TextField" xml:id="control51" form:id="control5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VScroll" office:value-type="boolean" office:boolean-value="true"/>
              </form:properties>
              <text:p/>
            </form:textarea>
            <form:textarea form:name="IPFeedbackGreatJob" form:control-implementation="ooo:com.sun.star.form.component.TextField" xml:id="control52" form:id="control5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VScroll" office:value-type="boolean" office:boolean-value="true"/>
              </form:properties>
              <text:p/>
            </form:textarea>
            <form:textarea form:name="IPFeedbackThinkAbout" form:control-implementation="ooo:com.sun.star.form.component.TextField" xml:id="control53" form:id="control5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VScroll" office:value-type="boolean" office:boolean-value="true"/>
              </form:properties>
              <text:p/>
            </form:textarea>
            <form:textarea form:name="IPDesignExceedsDesc" form:control-implementation="ooo:com.sun.star.form.component.TextField" xml:id="control54" form:id="control5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VScroll" office:value-type="boolean" office:boolean-value="true"/>
              </form:properties>
              <text:p/>
            </form:textarea>
            <form:textarea form:name="IPCreateExceedsDesc" form:control-implementation="ooo:com.sun.star.form.component.TextField" xml:id="control55" form:id="control5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VScroll" office:value-type="boolean" office:boolean-value="true"/>
              </form:properties>
              <text:p/>
            </form:textarea>
            <form:textarea form:name="IPIterateExceedsDesc" form:control-implementation="ooo:com.sun.star.form.component.TextField" xml:id="control56" form:id="control5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VScroll" office:value-type="boolean" office:boolean-value="true"/>
              </form:properties>
              <text:p/>
            </form:textarea>
            <form:textarea form:name="IPCommunicateExceedsDesc" form:control-implementation="ooo:com.sun.star.form.component.TextField" xml:id="control57" form:id="control5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VScroll" office:value-type="boolean" office:boolean-value="true"/>
              </form:properties>
              <text:p/>
            </form:textarea>
            <form:checkbox form:name="IPIdentifyA1" form:control-implementation="ooo:com.sun.star.form.component.CheckBox" xml:id="control58" form:id="control5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PIdentifyB1" form:control-implementation="ooo:com.sun.star.form.component.CheckBox" xml:id="control59" form:id="control5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PIdentifyA2" form:control-implementation="ooo:com.sun.star.form.component.CheckBox" xml:id="control60" form:id="control6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PIdentifyB2" form:control-implementation="ooo:com.sun.star.form.component.CheckBox" xml:id="control61" form:id="control6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PIdentifyA3" form:control-implementation="ooo:com.sun.star.form.component.CheckBox" xml:id="control62" form:id="control6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PIdentifyB3" form:control-implementation="ooo:com.sun.star.form.component.CheckBox" xml:id="control63" form:id="control6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PIdentifyA4" form:control-implementation="ooo:com.sun.star.form.component.CheckBox" xml:id="control64" form:id="control6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PIdentifyB4" form:control-implementation="ooo:com.sun.star.form.component.CheckBox" xml:id="control65" form:id="control6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PDesignA1" form:control-implementation="ooo:com.sun.star.form.component.CheckBox" xml:id="control66" form:id="control6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PDesignB1" form:control-implementation="ooo:com.sun.star.form.component.CheckBox" xml:id="control67" form:id="control6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PDesignA2" form:control-implementation="ooo:com.sun.star.form.component.CheckBox" xml:id="control68" form:id="control6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PDesignB2" form:control-implementation="ooo:com.sun.star.form.component.CheckBox" xml:id="control69" form:id="control6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PDesignA3" form:control-implementation="ooo:com.sun.star.form.component.CheckBox" xml:id="control70" form:id="control7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PDesignB3" form:control-implementation="ooo:com.sun.star.form.component.CheckBox" xml:id="control71" form:id="control7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PDesignA4" form:control-implementation="ooo:com.sun.star.form.component.CheckBox" xml:id="control72" form:id="control7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PDesignB4" form:control-implementation="ooo:com.sun.star.form.component.CheckBox" xml:id="control73" form:id="control7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PCreateA1" form:control-implementation="ooo:com.sun.star.form.component.CheckBox" xml:id="control74" form:id="control7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PCreateB1" form:control-implementation="ooo:com.sun.star.form.component.CheckBox" xml:id="control75" form:id="control7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PCreateA2" form:control-implementation="ooo:com.sun.star.form.component.CheckBox" xml:id="control76" form:id="control7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PCreateB2" form:control-implementation="ooo:com.sun.star.form.component.CheckBox" xml:id="control77" form:id="control7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PCreateA3" form:control-implementation="ooo:com.sun.star.form.component.CheckBox" xml:id="control78" form:id="control7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PCreateB3" form:control-implementation="ooo:com.sun.star.form.component.CheckBox" xml:id="control79" form:id="control7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PCreateA4" form:control-implementation="ooo:com.sun.star.form.component.CheckBox" xml:id="control80" form:id="control8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PCreateB4" form:control-implementation="ooo:com.sun.star.form.component.CheckBox" xml:id="control81" form:id="control8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PIterateA1" form:control-implementation="ooo:com.sun.star.form.component.CheckBox" xml:id="control82" form:id="control8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PIterateB1" form:control-implementation="ooo:com.sun.star.form.component.CheckBox" xml:id="control83" form:id="control8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PIterateA2" form:control-implementation="ooo:com.sun.star.form.component.CheckBox" xml:id="control84" form:id="control8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PIterateB2" form:control-implementation="ooo:com.sun.star.form.component.CheckBox" xml:id="control85" form:id="control8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PIterateA3" form:control-implementation="ooo:com.sun.star.form.component.CheckBox" xml:id="control86" form:id="control8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PIterateB3" form:control-implementation="ooo:com.sun.star.form.component.CheckBox" xml:id="control87" form:id="control8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PIterateA4" form:control-implementation="ooo:com.sun.star.form.component.CheckBox" xml:id="control88" form:id="control8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PIterateB4" form:control-implementation="ooo:com.sun.star.form.component.CheckBox" xml:id="control89" form:id="control8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PCommunicateA1" form:control-implementation="ooo:com.sun.star.form.component.CheckBox" xml:id="control90" form:id="control9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PCommunicateB1" form:control-implementation="ooo:com.sun.star.form.component.CheckBox" xml:id="control91" form:id="control9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PCommunicateA2" form:control-implementation="ooo:com.sun.star.form.component.CheckBox" xml:id="control92" form:id="control9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PCommunicateB2" form:control-implementation="ooo:com.sun.star.form.component.CheckBox" xml:id="control93" form:id="control9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PCommunicateA3" form:control-implementation="ooo:com.sun.star.form.component.CheckBox" xml:id="control94" form:id="control9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PCommunicateB3" form:control-implementation="ooo:com.sun.star.form.component.CheckBox" xml:id="control95" form:id="control9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PCommunicateA4" form:control-implementation="ooo:com.sun.star.form.component.CheckBox" xml:id="control96" form:id="control9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PCommunicateB4" form:control-implementation="ooo:com.sun.star.form.component.CheckBox" xml:id="control97" form:id="control9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draw:frame draw:style-name="gr51" draw:text-style-name="P3" draw:layer="layout" svg:width="8.795cm" svg:height="1.195cm" svg:x="1cm" svg:y="0.779cm">
          <draw:text-box>
            <text:p text:style-name="P2"><text:span text:style-name="T1">Innovation Project</text:span></text:p>
          </draw:text-box>
        </draw:frame>
        <draw:frame draw:style-name="gr3" draw:text-style-name="P4" draw:layer="layout" svg:width="1.704cm" svg:height="0.319cm" svg:x="1cm" svg:y="3.95cm">
          <draw:text-box>
            <text:p text:style-name="P2"><text:span text:style-name="T2">Instructions </text:span></text:p>
          </draw:text-box>
        </draw:frame>
        <draw:frame draw:style-name="gr52" draw:text-style-name="P4" draw:layer="layout" svg:width="11.703cm" svg:height="0.319cm" svg:x="1cm" svg:y="4.289cm">
          <draw:text-box>
            <text:p text:style-name="P2"><text:span text:style-name="T3">Teams should communicate to the judges their achievements in each of the following criteria:</text:span></text:p>
          </draw:text-box>
        </draw:frame>
        <draw:frame draw:style-name="gr53" draw:text-style-name="P4" draw:layer="layout" svg:width="9.184cm" svg:height="0.319cm" svg:x="1cm" svg:y="4.627cm">
          <draw:text-box>
            <text:p text:style-name="P2"><text:span text:style-name="T3">This rubric should be filled out during the Innovation Project presentation.</text:span></text:p>
          </draw:text-box>
        </draw:frame>
        <draw:frame draw:style-name="gr54" draw:text-style-name="P4" draw:layer="layout" svg:width="13.989cm" svg:height="0.319cm" svg:x="1cm" svg:y="5.305cm">
          <draw:text-box>
            <text:p text:style-name="P2"><text:span text:style-name="T2">Judges are required to tick one box on each separate line to indicate the level the team has achieved. If </text:span></text:p>
          </draw:text-box>
        </draw:frame>
        <draw:path draw:style-name="gr55" draw:text-style-name="P22" draw:layer="layout" svg:width="4.737cm" svg:height="1.499cm" svg:x="0.999cm" svg:y="6.4cm" svg:viewBox="0 0 4738 1500" svg:d="M0 0h4738v501h-4738zM0 501h4738v500h-4738zM0 1001h814v499h-814zM814 1001h3924v499h-3924z">
          <text:p/>
        </draw:path>
        <draw:path draw:style-name="gr56" draw:text-style-name="P23" draw:layer="layout" svg:width="4.782cm" svg:height="1.499cm" svg:x="5.736cm" svg:y="6.4cm" svg:viewBox="0 0 4783 1500" svg:d="M0 0h4783v501h-4783zM0 501h4783v500h-4783zM0 1001h814v499h-814zM814 1001h3969v499h-3969z">
          <text:p/>
        </draw:path>
        <draw:path draw:style-name="gr57" draw:text-style-name="P24" draw:layer="layout" svg:width="4.778cm" svg:height="1.499cm" svg:x="10.518cm" svg:y="6.4cm" svg:viewBox="0 0 4779 1500" svg:d="M0 0h4779v501h-4779zM0 501h4779v500h-4779zM0 1001h814v499h-814zM814 1001h3965v499h-3965z">
          <text:p/>
        </draw:path>
        <draw:path draw:style-name="gr58" draw:text-style-name="P25" draw:layer="layout" svg:width="4.713cm" svg:height="1cm" svg:x="15.296cm" svg:y="6.4cm" svg:viewBox="0 0 4714 1001" svg:d="M0 0h4714v501h-4714zM0 501h4714v500h-4714z">
          <text:p/>
        </draw:path>
        <draw:path draw:style-name="gr59" draw:text-style-name="P26" draw:layer="layout" svg:width="19.01cm" svg:height="12.2cm" svg:x="0.999cm" svg:y="7.4cm" svg:viewBox="0 0 19011 12201" svg:d="M14298 0h4713v499h-4713zM0 499h19011v901h-19011zM0 3200h19011v900h-19011zM0 5900h19011v900h-19011zM0 8600h19011v900h-19011zM0 11301h19011v900h-19011z">
          <text:p/>
        </draw:path>
        <draw:line draw:style-name="gr15" draw:text-style-name="P6" draw:layer="layout" svg:x1="1cm" svg:y1="8.8cm" svg:x2="1.813cm" svg:y2="8.8cm">
          <text:p/>
        </draw:line>
        <draw:line draw:style-name="gr15" draw:text-style-name="P6" draw:layer="layout" svg:x1="1.813cm" svg:y1="8.8cm" svg:x2="5.736cm" svg:y2="8.8cm">
          <text:p/>
        </draw:line>
        <draw:line draw:style-name="gr15" draw:text-style-name="P6" draw:layer="layout" svg:x1="5.736cm" svg:y1="8.8cm" svg:x2="6.55cm" svg:y2="8.8cm">
          <text:p/>
        </draw:line>
        <draw:line draw:style-name="gr15" draw:text-style-name="P6" draw:layer="layout" svg:x1="6.55cm" svg:y1="8.8cm" svg:x2="10.518cm" svg:y2="8.8cm">
          <text:p/>
        </draw:line>
        <draw:line draw:style-name="gr15" draw:text-style-name="P6" draw:layer="layout" svg:x1="10.518cm" svg:y1="8.8cm" svg:x2="11.332cm" svg:y2="8.8cm">
          <text:p/>
        </draw:line>
        <draw:line draw:style-name="gr15" draw:text-style-name="P6" draw:layer="layout" svg:x1="11.332cm" svg:y1="8.8cm" svg:x2="15.296cm" svg:y2="8.8cm">
          <text:p/>
        </draw:line>
        <draw:line draw:style-name="gr15" draw:text-style-name="P6" draw:layer="layout" svg:x1="15.296cm" svg:y1="8.8cm" svg:x2="16.171cm" svg:y2="8.8cm">
          <text:p/>
        </draw:line>
        <draw:line draw:style-name="gr15" draw:text-style-name="P6" draw:layer="layout" svg:x1="1cm" svg:y1="11.5cm" svg:x2="1.813cm" svg:y2="11.5cm">
          <text:p/>
        </draw:line>
        <draw:line draw:style-name="gr15" draw:text-style-name="P6" draw:layer="layout" svg:x1="1.813cm" svg:y1="11.5cm" svg:x2="5.736cm" svg:y2="11.5cm">
          <text:p/>
        </draw:line>
        <draw:line draw:style-name="gr15" draw:text-style-name="P6" draw:layer="layout" svg:x1="5.736cm" svg:y1="11.5cm" svg:x2="6.55cm" svg:y2="11.5cm">
          <text:p/>
        </draw:line>
        <draw:line draw:style-name="gr15" draw:text-style-name="P6" draw:layer="layout" svg:x1="6.55cm" svg:y1="11.5cm" svg:x2="10.518cm" svg:y2="11.5cm">
          <text:p/>
        </draw:line>
        <draw:line draw:style-name="gr15" draw:text-style-name="P6" draw:layer="layout" svg:x1="10.518cm" svg:y1="11.5cm" svg:x2="11.332cm" svg:y2="11.5cm">
          <text:p/>
        </draw:line>
        <draw:line draw:style-name="gr15" draw:text-style-name="P6" draw:layer="layout" svg:x1="11.332cm" svg:y1="11.5cm" svg:x2="15.296cm" svg:y2="11.5cm">
          <text:p/>
        </draw:line>
        <draw:line draw:style-name="gr15" draw:text-style-name="P6" draw:layer="layout" svg:x1="15.296cm" svg:y1="11.5cm" svg:x2="16.171cm" svg:y2="11.5cm">
          <text:p/>
        </draw:line>
        <draw:line draw:style-name="gr15" draw:text-style-name="P6" draw:layer="layout" svg:x1="1cm" svg:y1="14.2cm" svg:x2="1.813cm" svg:y2="14.2cm">
          <text:p/>
        </draw:line>
        <draw:line draw:style-name="gr15" draw:text-style-name="P6" draw:layer="layout" svg:x1="1.813cm" svg:y1="14.2cm" svg:x2="5.736cm" svg:y2="14.2cm">
          <text:p/>
        </draw:line>
        <draw:line draw:style-name="gr15" draw:text-style-name="P6" draw:layer="layout" svg:x1="5.736cm" svg:y1="14.2cm" svg:x2="6.55cm" svg:y2="14.2cm">
          <text:p/>
        </draw:line>
        <draw:line draw:style-name="gr15" draw:text-style-name="P6" draw:layer="layout" svg:x1="6.55cm" svg:y1="14.2cm" svg:x2="10.518cm" svg:y2="14.2cm">
          <text:p/>
        </draw:line>
        <draw:line draw:style-name="gr15" draw:text-style-name="P6" draw:layer="layout" svg:x1="10.518cm" svg:y1="14.2cm" svg:x2="11.332cm" svg:y2="14.2cm">
          <text:p/>
        </draw:line>
        <draw:line draw:style-name="gr15" draw:text-style-name="P6" draw:layer="layout" svg:x1="11.332cm" svg:y1="14.2cm" svg:x2="15.296cm" svg:y2="14.2cm">
          <text:p/>
        </draw:line>
        <draw:line draw:style-name="gr15" draw:text-style-name="P6" draw:layer="layout" svg:x1="15.296cm" svg:y1="14.2cm" svg:x2="16.171cm" svg:y2="14.2cm">
          <text:p/>
        </draw:line>
        <draw:line draw:style-name="gr15" draw:text-style-name="P6" draw:layer="layout" svg:x1="1cm" svg:y1="16.9cm" svg:x2="1.813cm" svg:y2="16.9cm">
          <text:p/>
        </draw:line>
        <draw:line draw:style-name="gr15" draw:text-style-name="P6" draw:layer="layout" svg:x1="1.813cm" svg:y1="16.9cm" svg:x2="5.736cm" svg:y2="16.9cm">
          <text:p/>
        </draw:line>
        <draw:line draw:style-name="gr15" draw:text-style-name="P6" draw:layer="layout" svg:x1="5.736cm" svg:y1="16.9cm" svg:x2="6.55cm" svg:y2="16.9cm">
          <text:p/>
        </draw:line>
        <draw:line draw:style-name="gr15" draw:text-style-name="P6" draw:layer="layout" svg:x1="6.55cm" svg:y1="16.9cm" svg:x2="10.518cm" svg:y2="16.9cm">
          <text:p/>
        </draw:line>
        <draw:line draw:style-name="gr15" draw:text-style-name="P6" draw:layer="layout" svg:x1="10.518cm" svg:y1="16.9cm" svg:x2="11.332cm" svg:y2="16.9cm">
          <text:p/>
        </draw:line>
        <draw:line draw:style-name="gr15" draw:text-style-name="P6" draw:layer="layout" svg:x1="11.332cm" svg:y1="16.9cm" svg:x2="15.296cm" svg:y2="16.9cm">
          <text:p/>
        </draw:line>
        <draw:line draw:style-name="gr15" draw:text-style-name="P6" draw:layer="layout" svg:x1="15.296cm" svg:y1="16.9cm" svg:x2="16.171cm" svg:y2="16.9cm">
          <text:p/>
        </draw:line>
        <draw:line draw:style-name="gr15" draw:text-style-name="P6" draw:layer="layout" svg:x1="1cm" svg:y1="19.6cm" svg:x2="1.813cm" svg:y2="19.6cm">
          <text:p/>
        </draw:line>
        <draw:line draw:style-name="gr15" draw:text-style-name="P6" draw:layer="layout" svg:x1="1.813cm" svg:y1="19.6cm" svg:x2="5.736cm" svg:y2="19.6cm">
          <text:p/>
        </draw:line>
        <draw:line draw:style-name="gr15" draw:text-style-name="P6" draw:layer="layout" svg:x1="5.736cm" svg:y1="19.6cm" svg:x2="6.55cm" svg:y2="19.6cm">
          <text:p/>
        </draw:line>
        <draw:line draw:style-name="gr15" draw:text-style-name="P6" draw:layer="layout" svg:x1="6.55cm" svg:y1="19.6cm" svg:x2="10.518cm" svg:y2="19.6cm">
          <text:p/>
        </draw:line>
        <draw:line draw:style-name="gr15" draw:text-style-name="P6" draw:layer="layout" svg:x1="10.518cm" svg:y1="19.6cm" svg:x2="11.332cm" svg:y2="19.6cm">
          <text:p/>
        </draw:line>
        <draw:line draw:style-name="gr15" draw:text-style-name="P6" draw:layer="layout" svg:x1="11.332cm" svg:y1="19.6cm" svg:x2="15.296cm" svg:y2="19.6cm">
          <text:p/>
        </draw:line>
        <draw:line draw:style-name="gr15" draw:text-style-name="P6" draw:layer="layout" svg:x1="15.296cm" svg:y1="19.6cm" svg:x2="16.171cm" svg:y2="19.6cm">
          <text:p/>
        </draw:line>
        <draw:line draw:style-name="gr15" draw:text-style-name="P6" draw:layer="layout" svg:x1="16.171cm" svg:y1="8.8cm" svg:x2="20.009cm" svg:y2="8.8cm">
          <text:p/>
        </draw:line>
        <draw:line draw:style-name="gr15" draw:text-style-name="P6" draw:layer="layout" svg:x1="16.171cm" svg:y1="11.5cm" svg:x2="20.009cm" svg:y2="11.5cm">
          <text:p/>
        </draw:line>
        <draw:line draw:style-name="gr15" draw:text-style-name="P6" draw:layer="layout" svg:x1="16.171cm" svg:y1="14.2cm" svg:x2="20.009cm" svg:y2="14.2cm">
          <text:p/>
        </draw:line>
        <draw:line draw:style-name="gr15" draw:text-style-name="P6" draw:layer="layout" svg:x1="16.171cm" svg:y1="16.9cm" svg:x2="20.009cm" svg:y2="16.9cm">
          <text:p/>
        </draw:line>
        <draw:line draw:style-name="gr15" draw:text-style-name="P6" draw:layer="layout" svg:x1="16.171cm" svg:y1="19.6cm" svg:x2="20.009cm" svg:y2="19.6cm">
          <text:p/>
        </draw:line>
        <draw:line draw:style-name="gr15" draw:text-style-name="P6" draw:layer="layout" svg:x1="1cm" svg:y1="9.7cm" svg:x2="1.813cm" svg:y2="9.7cm">
          <text:p/>
        </draw:line>
        <draw:line draw:style-name="gr15" draw:text-style-name="P6" draw:layer="layout" svg:x1="1.813cm" svg:y1="9.7cm" svg:x2="5.723cm" svg:y2="9.7cm">
          <text:p/>
        </draw:line>
        <draw:line draw:style-name="gr15" draw:text-style-name="P6" draw:layer="layout" svg:x1="5.75cm" svg:y1="9.7cm" svg:x2="6.55cm" svg:y2="9.7cm">
          <text:p/>
        </draw:line>
        <draw:line draw:style-name="gr15" draw:text-style-name="P6" draw:layer="layout" svg:x1="6.55cm" svg:y1="9.7cm" svg:x2="10.505cm" svg:y2="9.7cm">
          <text:p/>
        </draw:line>
        <draw:line draw:style-name="gr15" draw:text-style-name="P6" draw:layer="layout" svg:x1="10.531cm" svg:y1="9.7cm" svg:x2="11.332cm" svg:y2="9.7cm">
          <text:p/>
        </draw:line>
        <draw:line draw:style-name="gr15" draw:text-style-name="P6" draw:layer="layout" svg:x1="11.332cm" svg:y1="9.7cm" svg:x2="15.296cm" svg:y2="9.7cm">
          <text:p/>
        </draw:line>
        <draw:line draw:style-name="gr15" draw:text-style-name="P6" draw:layer="layout" svg:x1="1cm" svg:y1="12.4cm" svg:x2="1.813cm" svg:y2="12.4cm">
          <text:p/>
        </draw:line>
        <draw:line draw:style-name="gr15" draw:text-style-name="P6" draw:layer="layout" svg:x1="1.813cm" svg:y1="12.4cm" svg:x2="5.723cm" svg:y2="12.4cm">
          <text:p/>
        </draw:line>
        <draw:line draw:style-name="gr15" draw:text-style-name="P6" draw:layer="layout" svg:x1="5.75cm" svg:y1="12.4cm" svg:x2="6.55cm" svg:y2="12.4cm">
          <text:p/>
        </draw:line>
        <draw:line draw:style-name="gr15" draw:text-style-name="P6" draw:layer="layout" svg:x1="6.55cm" svg:y1="12.4cm" svg:x2="10.505cm" svg:y2="12.4cm">
          <text:p/>
        </draw:line>
        <draw:line draw:style-name="gr15" draw:text-style-name="P6" draw:layer="layout" svg:x1="10.531cm" svg:y1="12.4cm" svg:x2="11.332cm" svg:y2="12.4cm">
          <text:p/>
        </draw:line>
        <draw:line draw:style-name="gr15" draw:text-style-name="P6" draw:layer="layout" svg:x1="11.332cm" svg:y1="12.4cm" svg:x2="15.296cm" svg:y2="12.4cm">
          <text:p/>
        </draw:line>
        <draw:line draw:style-name="gr15" draw:text-style-name="P6" draw:layer="layout" svg:x1="1cm" svg:y1="15.1cm" svg:x2="1.813cm" svg:y2="15.1cm">
          <text:p/>
        </draw:line>
        <draw:line draw:style-name="gr15" draw:text-style-name="P6" draw:layer="layout" svg:x1="1.813cm" svg:y1="15.1cm" svg:x2="5.723cm" svg:y2="15.1cm">
          <text:p/>
        </draw:line>
        <draw:line draw:style-name="gr15" draw:text-style-name="P6" draw:layer="layout" svg:x1="5.75cm" svg:y1="15.1cm" svg:x2="6.55cm" svg:y2="15.1cm">
          <text:p/>
        </draw:line>
        <draw:line draw:style-name="gr15" draw:text-style-name="P6" draw:layer="layout" svg:x1="6.55cm" svg:y1="15.1cm" svg:x2="10.505cm" svg:y2="15.1cm">
          <text:p/>
        </draw:line>
        <draw:line draw:style-name="gr15" draw:text-style-name="P6" draw:layer="layout" svg:x1="10.531cm" svg:y1="15.1cm" svg:x2="11.332cm" svg:y2="15.1cm">
          <text:p/>
        </draw:line>
        <draw:line draw:style-name="gr15" draw:text-style-name="P6" draw:layer="layout" svg:x1="11.332cm" svg:y1="15.1cm" svg:x2="15.296cm" svg:y2="15.1cm">
          <text:p/>
        </draw:line>
        <draw:line draw:style-name="gr15" draw:text-style-name="P6" draw:layer="layout" svg:x1="1cm" svg:y1="17.8cm" svg:x2="1.813cm" svg:y2="17.8cm">
          <text:p/>
        </draw:line>
        <draw:line draw:style-name="gr15" draw:text-style-name="P6" draw:layer="layout" svg:x1="1.813cm" svg:y1="17.8cm" svg:x2="5.723cm" svg:y2="17.8cm">
          <text:p/>
        </draw:line>
        <draw:line draw:style-name="gr15" draw:text-style-name="P6" draw:layer="layout" svg:x1="5.75cm" svg:y1="17.8cm" svg:x2="6.55cm" svg:y2="17.8cm">
          <text:p/>
        </draw:line>
        <draw:line draw:style-name="gr15" draw:text-style-name="P6" draw:layer="layout" svg:x1="6.55cm" svg:y1="17.8cm" svg:x2="10.505cm" svg:y2="17.8cm">
          <text:p/>
        </draw:line>
        <draw:line draw:style-name="gr15" draw:text-style-name="P6" draw:layer="layout" svg:x1="10.531cm" svg:y1="17.8cm" svg:x2="11.332cm" svg:y2="17.8cm">
          <text:p/>
        </draw:line>
        <draw:line draw:style-name="gr15" draw:text-style-name="P6" draw:layer="layout" svg:x1="11.332cm" svg:y1="17.8cm" svg:x2="15.296cm" svg:y2="17.8cm">
          <text:p/>
        </draw:line>
        <draw:line draw:style-name="gr15" draw:text-style-name="P6" draw:layer="layout" svg:x1="1cm" svg:y1="20.5cm" svg:x2="1.813cm" svg:y2="20.5cm">
          <text:p/>
        </draw:line>
        <draw:line draw:style-name="gr15" draw:text-style-name="P6" draw:layer="layout" svg:x1="1.813cm" svg:y1="20.5cm" svg:x2="5.723cm" svg:y2="20.5cm">
          <text:p/>
        </draw:line>
        <draw:line draw:style-name="gr15" draw:text-style-name="P6" draw:layer="layout" svg:x1="5.75cm" svg:y1="20.5cm" svg:x2="6.55cm" svg:y2="20.5cm">
          <text:p/>
        </draw:line>
        <draw:line draw:style-name="gr15" draw:text-style-name="P6" draw:layer="layout" svg:x1="6.55cm" svg:y1="20.5cm" svg:x2="10.505cm" svg:y2="20.5cm">
          <text:p/>
        </draw:line>
        <draw:line draw:style-name="gr15" draw:text-style-name="P6" draw:layer="layout" svg:x1="10.531cm" svg:y1="20.5cm" svg:x2="11.332cm" svg:y2="20.5cm">
          <text:p/>
        </draw:line>
        <draw:line draw:style-name="gr15" draw:text-style-name="P6" draw:layer="layout" svg:x1="11.332cm" svg:y1="20.5cm" svg:x2="15.296cm" svg:y2="20.5cm">
          <text:p/>
        </draw:line>
        <draw:line draw:style-name="gr16" draw:text-style-name="P6" draw:layer="layout" svg:x1="5.736cm" svg:y1="9.7cm" svg:x2="5.736cm" svg:y2="8.804cm">
          <text:p/>
        </draw:line>
        <draw:line draw:style-name="gr16" draw:text-style-name="P6" draw:layer="layout" svg:x1="5.736cm" svg:y1="10.586cm" svg:x2="5.736cm" svg:y2="9.7cm">
          <text:p/>
        </draw:line>
        <draw:line draw:style-name="gr16" draw:text-style-name="P6" draw:layer="layout" svg:x1="5.736cm" svg:y1="12.4cm" svg:x2="5.736cm" svg:y2="11.504cm">
          <text:p/>
        </draw:line>
        <draw:line draw:style-name="gr16" draw:text-style-name="P6" draw:layer="layout" svg:x1="5.736cm" svg:y1="13.286cm" svg:x2="5.736cm" svg:y2="12.4cm">
          <text:p/>
        </draw:line>
        <draw:line draw:style-name="gr16" draw:text-style-name="P6" draw:layer="layout" svg:x1="5.736cm" svg:y1="15.1cm" svg:x2="5.736cm" svg:y2="14.204cm">
          <text:p/>
        </draw:line>
        <draw:line draw:style-name="gr16" draw:text-style-name="P6" draw:layer="layout" svg:x1="5.736cm" svg:y1="15.986cm" svg:x2="5.736cm" svg:y2="15.1cm">
          <text:p/>
        </draw:line>
        <draw:line draw:style-name="gr16" draw:text-style-name="P6" draw:layer="layout" svg:x1="5.736cm" svg:y1="17.8cm" svg:x2="5.736cm" svg:y2="16.904cm">
          <text:p/>
        </draw:line>
        <draw:line draw:style-name="gr16" draw:text-style-name="P6" draw:layer="layout" svg:x1="5.736cm" svg:y1="18.686cm" svg:x2="5.736cm" svg:y2="17.8cm">
          <text:p/>
        </draw:line>
        <draw:line draw:style-name="gr16" draw:text-style-name="P6" draw:layer="layout" svg:x1="5.736cm" svg:y1="20.5cm" svg:x2="5.736cm" svg:y2="19.604cm">
          <text:p/>
        </draw:line>
        <draw:line draw:style-name="gr16" draw:text-style-name="P6" draw:layer="layout" svg:x1="5.736cm" svg:y1="21.4cm" svg:x2="5.736cm" svg:y2="20.5cm">
          <text:p/>
        </draw:line>
        <draw:line draw:style-name="gr16" draw:text-style-name="P6" draw:layer="layout" svg:x1="10.518cm" svg:y1="9.7cm" svg:x2="10.518cm" svg:y2="8.804cm">
          <text:p/>
        </draw:line>
        <draw:line draw:style-name="gr16" draw:text-style-name="P6" draw:layer="layout" svg:x1="10.518cm" svg:y1="10.586cm" svg:x2="10.518cm" svg:y2="9.7cm">
          <text:p/>
        </draw:line>
        <draw:line draw:style-name="gr16" draw:text-style-name="P6" draw:layer="layout" svg:x1="10.518cm" svg:y1="12.4cm" svg:x2="10.518cm" svg:y2="11.504cm">
          <text:p/>
        </draw:line>
        <draw:line draw:style-name="gr16" draw:text-style-name="P6" draw:layer="layout" svg:x1="10.518cm" svg:y1="13.286cm" svg:x2="10.518cm" svg:y2="12.4cm">
          <text:p/>
        </draw:line>
        <draw:line draw:style-name="gr16" draw:text-style-name="P6" draw:layer="layout" svg:x1="10.518cm" svg:y1="15.1cm" svg:x2="10.518cm" svg:y2="14.204cm">
          <text:p/>
        </draw:line>
        <draw:line draw:style-name="gr16" draw:text-style-name="P6" draw:layer="layout" svg:x1="10.518cm" svg:y1="15.986cm" svg:x2="10.518cm" svg:y2="15.1cm">
          <text:p/>
        </draw:line>
        <draw:line draw:style-name="gr16" draw:text-style-name="P6" draw:layer="layout" svg:x1="10.518cm" svg:y1="17.8cm" svg:x2="10.518cm" svg:y2="16.904cm">
          <text:p/>
        </draw:line>
        <draw:line draw:style-name="gr16" draw:text-style-name="P6" draw:layer="layout" svg:x1="10.518cm" svg:y1="18.686cm" svg:x2="10.518cm" svg:y2="17.8cm">
          <text:p/>
        </draw:line>
        <draw:line draw:style-name="gr16" draw:text-style-name="P6" draw:layer="layout" svg:x1="10.518cm" svg:y1="20.5cm" svg:x2="10.518cm" svg:y2="19.604cm">
          <text:p/>
        </draw:line>
        <draw:line draw:style-name="gr16" draw:text-style-name="P6" draw:layer="layout" svg:x1="10.518cm" svg:y1="21.4cm" svg:x2="10.518cm" svg:y2="20.5cm">
          <text:p/>
        </draw:line>
        <draw:line draw:style-name="gr16" draw:text-style-name="P6" draw:layer="layout" svg:x1="15.296cm" svg:y1="9.695cm" svg:x2="15.296cm" svg:y2="8.804cm">
          <text:p/>
        </draw:line>
        <draw:line draw:style-name="gr16" draw:text-style-name="P6" draw:layer="layout" svg:x1="15.296cm" svg:y1="10.586cm" svg:x2="15.296cm" svg:y2="9.704cm">
          <text:p/>
        </draw:line>
        <draw:line draw:style-name="gr16" draw:text-style-name="P6" draw:layer="layout" svg:x1="15.296cm" svg:y1="12.395cm" svg:x2="15.296cm" svg:y2="11.504cm">
          <text:p/>
        </draw:line>
        <draw:line draw:style-name="gr16" draw:text-style-name="P6" draw:layer="layout" svg:x1="15.296cm" svg:y1="13.286cm" svg:x2="15.296cm" svg:y2="12.404cm">
          <text:p/>
        </draw:line>
        <draw:line draw:style-name="gr16" draw:text-style-name="P6" draw:layer="layout" svg:x1="15.296cm" svg:y1="15.095cm" svg:x2="15.296cm" svg:y2="14.204cm">
          <text:p/>
        </draw:line>
        <draw:line draw:style-name="gr16" draw:text-style-name="P6" draw:layer="layout" svg:x1="15.296cm" svg:y1="15.986cm" svg:x2="15.296cm" svg:y2="15.104cm">
          <text:p/>
        </draw:line>
        <draw:line draw:style-name="gr16" draw:text-style-name="P6" draw:layer="layout" svg:x1="15.296cm" svg:y1="17.795cm" svg:x2="15.296cm" svg:y2="16.904cm">
          <text:p/>
        </draw:line>
        <draw:line draw:style-name="gr16" draw:text-style-name="P6" draw:layer="layout" svg:x1="15.296cm" svg:y1="18.686cm" svg:x2="15.296cm" svg:y2="17.804cm">
          <text:p/>
        </draw:line>
        <draw:line draw:style-name="gr16" draw:text-style-name="P6" draw:layer="layout" svg:x1="15.296cm" svg:y1="20.495cm" svg:x2="15.296cm" svg:y2="19.604cm">
          <text:p/>
        </draw:line>
        <draw:line draw:style-name="gr16" draw:text-style-name="P6" draw:layer="layout" svg:x1="15.296cm" svg:y1="21.4cm" svg:x2="15.296cm" svg:y2="20.504cm">
          <text:p/>
        </draw:line>
        <draw:line draw:style-name="gr15" draw:text-style-name="P6" draw:layer="layout" svg:x1="15.296cm" svg:y1="9.7cm" svg:x2="16.176cm" svg:y2="9.7cm">
          <text:p/>
        </draw:line>
        <draw:line draw:style-name="gr15" draw:text-style-name="P6" draw:layer="layout" svg:x1="15.296cm" svg:y1="12.4cm" svg:x2="16.176cm" svg:y2="12.4cm">
          <text:p/>
        </draw:line>
        <draw:line draw:style-name="gr15" draw:text-style-name="P6" draw:layer="layout" svg:x1="15.296cm" svg:y1="15.1cm" svg:x2="16.176cm" svg:y2="15.1cm">
          <text:p/>
        </draw:line>
        <draw:line draw:style-name="gr15" draw:text-style-name="P6" draw:layer="layout" svg:x1="15.296cm" svg:y1="17.8cm" svg:x2="16.176cm" svg:y2="17.8cm">
          <text:p/>
        </draw:line>
        <draw:line draw:style-name="gr15" draw:text-style-name="P6" draw:layer="layout" svg:x1="15.296cm" svg:y1="20.5cm" svg:x2="16.176cm" svg:y2="20.5cm">
          <text:p/>
        </draw:line>
        <draw:line draw:style-name="gr15" draw:text-style-name="P6" draw:layer="layout" svg:x1="16.171cm" svg:y1="9.695cm" svg:x2="16.171cm" svg:y2="8.804cm">
          <text:p/>
        </draw:line>
        <draw:line draw:style-name="gr15" draw:text-style-name="P6" draw:layer="layout" svg:x1="16.171cm" svg:y1="10.586cm" svg:x2="16.171cm" svg:y2="9.704cm">
          <text:p/>
        </draw:line>
        <draw:line draw:style-name="gr15" draw:text-style-name="P6" draw:layer="layout" svg:x1="16.171cm" svg:y1="12.395cm" svg:x2="16.171cm" svg:y2="11.504cm">
          <text:p/>
        </draw:line>
        <draw:line draw:style-name="gr15" draw:text-style-name="P6" draw:layer="layout" svg:x1="16.171cm" svg:y1="13.286cm" svg:x2="16.171cm" svg:y2="12.404cm">
          <text:p/>
        </draw:line>
        <draw:line draw:style-name="gr15" draw:text-style-name="P6" draw:layer="layout" svg:x1="16.171cm" svg:y1="15.095cm" svg:x2="16.171cm" svg:y2="14.204cm">
          <text:p/>
        </draw:line>
        <draw:line draw:style-name="gr15" draw:text-style-name="P6" draw:layer="layout" svg:x1="16.171cm" svg:y1="15.986cm" svg:x2="16.171cm" svg:y2="15.104cm">
          <text:p/>
        </draw:line>
        <draw:line draw:style-name="gr15" draw:text-style-name="P6" draw:layer="layout" svg:x1="16.171cm" svg:y1="17.795cm" svg:x2="16.171cm" svg:y2="16.904cm">
          <text:p/>
        </draw:line>
        <draw:line draw:style-name="gr15" draw:text-style-name="P6" draw:layer="layout" svg:x1="16.171cm" svg:y1="18.686cm" svg:x2="16.171cm" svg:y2="17.804cm">
          <text:p/>
        </draw:line>
        <draw:line draw:style-name="gr15" draw:text-style-name="P6" draw:layer="layout" svg:x1="16.171cm" svg:y1="20.495cm" svg:x2="16.171cm" svg:y2="19.604cm">
          <text:p/>
        </draw:line>
        <draw:line draw:style-name="gr15" draw:text-style-name="P6" draw:layer="layout" svg:x1="16.171cm" svg:y1="21.4cm" svg:x2="16.171cm" svg:y2="20.504cm">
          <text:p/>
        </draw:line>
        <draw:line draw:style-name="gr16" draw:text-style-name="P6" draw:layer="layout" svg:x1="5.736cm" svg:y1="6.9cm" svg:x2="5.736cm" svg:y2="6.4cm">
          <text:p/>
        </draw:line>
        <draw:line draw:style-name="gr16" draw:text-style-name="P6" draw:layer="layout" svg:x1="5.736cm" svg:y1="7.4cm" svg:x2="5.736cm" svg:y2="6.9cm">
          <text:p/>
        </draw:line>
        <draw:line draw:style-name="gr16" draw:text-style-name="P6" draw:layer="layout" svg:x1="5.736cm" svg:y1="7.886cm" svg:x2="5.736cm" svg:y2="7.4cm">
          <text:p/>
        </draw:line>
        <draw:line draw:style-name="gr16" draw:text-style-name="P6" draw:layer="layout" svg:x1="10.518cm" svg:y1="6.9cm" svg:x2="10.518cm" svg:y2="6.4cm">
          <text:p/>
        </draw:line>
        <draw:line draw:style-name="gr16" draw:text-style-name="P6" draw:layer="layout" svg:x1="15.296cm" svg:y1="6.9cm" svg:x2="15.296cm" svg:y2="6.4cm">
          <text:p/>
        </draw:line>
        <draw:line draw:style-name="gr16" draw:text-style-name="P6" draw:layer="layout" svg:x1="10.518cm" svg:y1="7.4cm" svg:x2="10.518cm" svg:y2="6.9cm">
          <text:p/>
        </draw:line>
        <draw:line draw:style-name="gr16" draw:text-style-name="P6" draw:layer="layout" svg:x1="15.296cm" svg:y1="7.4cm" svg:x2="15.296cm" svg:y2="6.9cm">
          <text:p/>
        </draw:line>
        <draw:line draw:style-name="gr16" draw:text-style-name="P6" draw:layer="layout" svg:x1="10.518cm" svg:y1="7.886cm" svg:x2="10.518cm" svg:y2="7.4cm">
          <text:p/>
        </draw:line>
        <draw:line draw:style-name="gr16" draw:text-style-name="P6" draw:layer="layout" svg:x1="15.296cm" svg:y1="7.886cm" svg:x2="15.296cm" svg:y2="7.4cm">
          <text:p/>
        </draw:line>
        <draw:line draw:style-name="gr16" draw:text-style-name="P6" draw:layer="layout" svg:x1="1cm" svg:y1="7.9cm" svg:x2="1.813cm" svg:y2="7.9cm">
          <text:p/>
        </draw:line>
        <draw:line draw:style-name="gr16" draw:text-style-name="P6" draw:layer="layout" svg:x1="1.813cm" svg:y1="7.9cm" svg:x2="5.736cm" svg:y2="7.9cm">
          <text:p/>
        </draw:line>
        <draw:line draw:style-name="gr16" draw:text-style-name="P6" draw:layer="layout" svg:x1="5.736cm" svg:y1="7.9cm" svg:x2="6.55cm" svg:y2="7.9cm">
          <text:p/>
        </draw:line>
        <draw:line draw:style-name="gr16" draw:text-style-name="P6" draw:layer="layout" svg:x1="6.55cm" svg:y1="7.9cm" svg:x2="10.518cm" svg:y2="7.9cm">
          <text:p/>
        </draw:line>
        <draw:line draw:style-name="gr16" draw:text-style-name="P6" draw:layer="layout" svg:x1="10.518cm" svg:y1="7.9cm" svg:x2="11.332cm" svg:y2="7.9cm">
          <text:p/>
        </draw:line>
        <draw:line draw:style-name="gr16" draw:text-style-name="P6" draw:layer="layout" svg:x1="11.332cm" svg:y1="7.9cm" svg:x2="15.296cm" svg:y2="7.9cm">
          <text:p/>
        </draw:line>
        <draw:line draw:style-name="gr16" draw:text-style-name="P6" draw:layer="layout" svg:x1="15.296cm" svg:y1="7.9cm" svg:x2="16.171cm" svg:y2="7.9cm">
          <text:p/>
        </draw:line>
        <draw:line draw:style-name="gr16" draw:text-style-name="P6" draw:layer="layout" svg:x1="16.171cm" svg:y1="7.9cm" svg:x2="20.009cm" svg:y2="7.9cm">
          <text:p/>
        </draw:line>
        <draw:line draw:style-name="gr16" draw:text-style-name="P6" draw:layer="layout" svg:x1="1cm" svg:y1="10.6cm" svg:x2="1.813cm" svg:y2="10.6cm">
          <text:p/>
        </draw:line>
        <draw:line draw:style-name="gr16" draw:text-style-name="P6" draw:layer="layout" svg:x1="1.813cm" svg:y1="10.6cm" svg:x2="5.736cm" svg:y2="10.6cm">
          <text:p/>
        </draw:line>
        <draw:line draw:style-name="gr16" draw:text-style-name="P6" draw:layer="layout" svg:x1="5.736cm" svg:y1="10.6cm" svg:x2="6.55cm" svg:y2="10.6cm">
          <text:p/>
        </draw:line>
        <draw:line draw:style-name="gr16" draw:text-style-name="P6" draw:layer="layout" svg:x1="6.55cm" svg:y1="10.6cm" svg:x2="10.518cm" svg:y2="10.6cm">
          <text:p/>
        </draw:line>
        <draw:line draw:style-name="gr16" draw:text-style-name="P6" draw:layer="layout" svg:x1="10.518cm" svg:y1="10.6cm" svg:x2="11.332cm" svg:y2="10.6cm">
          <text:p/>
        </draw:line>
        <draw:line draw:style-name="gr16" draw:text-style-name="P6" draw:layer="layout" svg:x1="11.332cm" svg:y1="10.6cm" svg:x2="15.296cm" svg:y2="10.6cm">
          <text:p/>
        </draw:line>
        <draw:line draw:style-name="gr16" draw:text-style-name="P6" draw:layer="layout" svg:x1="15.296cm" svg:y1="10.6cm" svg:x2="16.171cm" svg:y2="10.6cm">
          <text:p/>
        </draw:line>
        <draw:line draw:style-name="gr16" draw:text-style-name="P6" draw:layer="layout" svg:x1="16.171cm" svg:y1="10.6cm" svg:x2="20.009cm" svg:y2="10.6cm">
          <text:p/>
        </draw:line>
        <draw:line draw:style-name="gr16" draw:text-style-name="P6" draw:layer="layout" svg:x1="16.171cm" svg:y1="13.3cm" svg:x2="20.009cm" svg:y2="13.3cm">
          <text:p/>
        </draw:line>
        <draw:line draw:style-name="gr16" draw:text-style-name="P6" draw:layer="layout" svg:x1="1cm" svg:y1="13.3cm" svg:x2="1.813cm" svg:y2="13.3cm">
          <text:p/>
        </draw:line>
        <draw:line draw:style-name="gr16" draw:text-style-name="P6" draw:layer="layout" svg:x1="1.813cm" svg:y1="13.3cm" svg:x2="5.736cm" svg:y2="13.3cm">
          <text:p/>
        </draw:line>
        <draw:line draw:style-name="gr16" draw:text-style-name="P6" draw:layer="layout" svg:x1="5.736cm" svg:y1="13.3cm" svg:x2="6.55cm" svg:y2="13.3cm">
          <text:p/>
        </draw:line>
        <draw:line draw:style-name="gr16" draw:text-style-name="P6" draw:layer="layout" svg:x1="6.55cm" svg:y1="13.3cm" svg:x2="10.518cm" svg:y2="13.3cm">
          <text:p/>
        </draw:line>
        <draw:line draw:style-name="gr16" draw:text-style-name="P6" draw:layer="layout" svg:x1="10.518cm" svg:y1="13.3cm" svg:x2="11.332cm" svg:y2="13.3cm">
          <text:p/>
        </draw:line>
        <draw:line draw:style-name="gr16" draw:text-style-name="P6" draw:layer="layout" svg:x1="11.332cm" svg:y1="13.3cm" svg:x2="15.296cm" svg:y2="13.3cm">
          <text:p/>
        </draw:line>
        <draw:line draw:style-name="gr16" draw:text-style-name="P6" draw:layer="layout" svg:x1="15.296cm" svg:y1="13.3cm" svg:x2="16.171cm" svg:y2="13.3cm">
          <text:p/>
        </draw:line>
        <draw:line draw:style-name="gr16" draw:text-style-name="P6" draw:layer="layout" svg:x1="16.171cm" svg:y1="16cm" svg:x2="20.009cm" svg:y2="16cm">
          <text:p/>
        </draw:line>
        <draw:line draw:style-name="gr16" draw:text-style-name="P6" draw:layer="layout" svg:x1="1cm" svg:y1="16cm" svg:x2="1.813cm" svg:y2="16cm">
          <text:p/>
        </draw:line>
        <draw:line draw:style-name="gr16" draw:text-style-name="P6" draw:layer="layout" svg:x1="1.813cm" svg:y1="16cm" svg:x2="5.736cm" svg:y2="16cm">
          <text:p/>
        </draw:line>
        <draw:line draw:style-name="gr16" draw:text-style-name="P6" draw:layer="layout" svg:x1="5.736cm" svg:y1="16cm" svg:x2="6.55cm" svg:y2="16cm">
          <text:p/>
        </draw:line>
        <draw:line draw:style-name="gr16" draw:text-style-name="P6" draw:layer="layout" svg:x1="6.55cm" svg:y1="16cm" svg:x2="10.518cm" svg:y2="16cm">
          <text:p/>
        </draw:line>
        <draw:line draw:style-name="gr16" draw:text-style-name="P6" draw:layer="layout" svg:x1="10.518cm" svg:y1="16cm" svg:x2="11.332cm" svg:y2="16cm">
          <text:p/>
        </draw:line>
        <draw:line draw:style-name="gr16" draw:text-style-name="P6" draw:layer="layout" svg:x1="11.332cm" svg:y1="16cm" svg:x2="15.296cm" svg:y2="16cm">
          <text:p/>
        </draw:line>
        <draw:line draw:style-name="gr16" draw:text-style-name="P6" draw:layer="layout" svg:x1="15.296cm" svg:y1="16cm" svg:x2="16.171cm" svg:y2="16cm">
          <text:p/>
        </draw:line>
        <draw:line draw:style-name="gr16" draw:text-style-name="P6" draw:layer="layout" svg:x1="16.171cm" svg:y1="18.7cm" svg:x2="20.009cm" svg:y2="18.7cm">
          <text:p/>
        </draw:line>
        <draw:line draw:style-name="gr16" draw:text-style-name="P6" draw:layer="layout" svg:x1="1cm" svg:y1="18.7cm" svg:x2="1.813cm" svg:y2="18.7cm">
          <text:p/>
        </draw:line>
        <draw:line draw:style-name="gr16" draw:text-style-name="P6" draw:layer="layout" svg:x1="1.813cm" svg:y1="18.7cm" svg:x2="5.736cm" svg:y2="18.7cm">
          <text:p/>
        </draw:line>
        <draw:line draw:style-name="gr16" draw:text-style-name="P6" draw:layer="layout" svg:x1="5.736cm" svg:y1="18.7cm" svg:x2="6.55cm" svg:y2="18.7cm">
          <text:p/>
        </draw:line>
        <draw:line draw:style-name="gr16" draw:text-style-name="P6" draw:layer="layout" svg:x1="6.55cm" svg:y1="18.7cm" svg:x2="10.518cm" svg:y2="18.7cm">
          <text:p/>
        </draw:line>
        <draw:line draw:style-name="gr16" draw:text-style-name="P6" draw:layer="layout" svg:x1="10.518cm" svg:y1="18.7cm" svg:x2="11.332cm" svg:y2="18.7cm">
          <text:p/>
        </draw:line>
        <draw:line draw:style-name="gr16" draw:text-style-name="P6" draw:layer="layout" svg:x1="11.332cm" svg:y1="18.7cm" svg:x2="15.296cm" svg:y2="18.7cm">
          <text:p/>
        </draw:line>
        <draw:line draw:style-name="gr16" draw:text-style-name="P6" draw:layer="layout" svg:x1="15.296cm" svg:y1="18.7cm" svg:x2="16.171cm" svg:y2="18.7cm">
          <text:p/>
        </draw:line>
        <draw:frame draw:style-name="gr60" draw:text-style-name="P4" draw:layer="layout" svg:width="9.303cm" svg:height="0.319cm" svg:x="1cm" svg:y="5.643cm">
          <draw:text-box>
            <text:p text:style-name="P2"><text:span text:style-name="T2">the team exceeds, please make a short comment in the Exceeds box.</text:span></text:p>
          </draw:text-box>
        </draw:frame>
        <draw:frame draw:style-name="gr61" draw:text-style-name="P12" draw:layer="layout" svg:width="1.996cm" svg:height="0.395cm" svg:x="2.369cm" svg:y="6.538cm">
          <draw:text-box>
            <text:p text:style-name="P2"><text:span text:style-name="T4">BEGINNING</text:span></text:p>
          </draw:text-box>
        </draw:frame>
        <draw:frame draw:style-name="gr62" draw:text-style-name="P12" draw:layer="layout" svg:width="2.305cm" svg:height="0.395cm" svg:x="6.971cm" svg:y="6.538cm">
          <draw:text-box>
            <text:p text:style-name="P2"><text:span text:style-name="T4">DEVELOPING</text:span></text:p>
          </draw:text-box>
        </draw:frame>
        <draw:frame draw:style-name="gr63" draw:text-style-name="P12" draw:layer="layout" svg:width="2.851cm" svg:height="0.395cm" svg:x="11.477cm" svg:y="6.538cm">
          <draw:text-box>
            <text:p text:style-name="P2"><text:span text:style-name="T4">ACCOMPLISHED</text:span></text:p>
          </draw:text-box>
        </draw:frame>
        <draw:frame draw:style-name="gr24" draw:text-style-name="P12" draw:layer="layout" svg:width="1.674cm" svg:height="0.395cm" svg:x="16.81cm" svg:y="6.538cm">
          <draw:text-box>
            <text:p text:style-name="P2"><text:span text:style-name="T4">EXCEEDS</text:span></text:p>
          </draw:text-box>
        </draw:frame>
        <draw:frame draw:style-name="gr26" draw:text-style-name="P12" draw:layer="layout" svg:width="0.352cm" svg:height="0.395cm" svg:x="3.264cm" svg:y="6.959cm">
          <draw:text-box>
            <text:p text:style-name="P2"><text:span text:style-name="T4">1</text:span></text:p>
          </draw:text-box>
        </draw:frame>
        <draw:frame draw:style-name="gr26" draw:text-style-name="P12" draw:layer="layout" svg:width="0.352cm" svg:height="0.395cm" svg:x="8.029cm" svg:y="6.959cm">
          <draw:text-box>
            <text:p text:style-name="P2"><text:span text:style-name="T4">2</text:span></text:p>
          </draw:text-box>
        </draw:frame>
        <draw:frame draw:style-name="gr26" draw:text-style-name="P12" draw:layer="layout" svg:width="0.352cm" svg:height="0.395cm" svg:x="12.81cm" svg:y="6.959cm">
          <draw:text-box>
            <text:p text:style-name="P2"><text:span text:style-name="T4">3</text:span></text:p>
          </draw:text-box>
        </draw:frame>
        <draw:frame draw:style-name="gr26" draw:text-style-name="P12" draw:layer="layout" svg:width="0.352cm" svg:height="0.395cm" svg:x="17.562cm" svg:y="6.959cm">
          <draw:text-box>
            <text:p text:style-name="P2"><text:span text:style-name="T4">4</text:span></text:p>
          </draw:text-box>
        </draw:frame>
        <draw:frame draw:style-name="gr64" draw:text-style-name="P4" draw:layer="layout" svg:width="3.753cm" svg:height="0.319cm" svg:x="15.497cm" svg:y="7.491cm">
          <draw:text-box>
            <text:p text:style-name="P2"><text:span text:style-name="T6">How has the team exceeded?</text:span></text:p>
          </draw:text-box>
        </draw:frame>
        <draw:frame draw:style-name="gr65" draw:text-style-name="P12" draw:layer="layout" svg:width="1.602cm" svg:height="0.395cm" svg:x="1.2cm" svg:y="8.164cm">
          <draw:text-box>
            <text:p text:style-name="P2"><text:span text:style-name="T4">IDENTIFY</text:span></text:p>
          </draw:text-box>
        </draw:frame>
        <draw:frame draw:style-name="gr66" draw:text-style-name="P4" draw:layer="layout" svg:width="8.282cm" svg:height="0.319cm" svg:x="2.807cm" svg:y="8.227cm">
          <draw:text-box>
            <text:p text:style-name="P2"><text:span text:style-name="T3"><text:s/></text:span><text:span text:style-name="T3">- Team had a clearly defined problem that it was well researched.</text:span></text:p>
          </draw:text-box>
        </draw:frame>
        <draw:frame draw:style-name="gr25" draw:text-style-name="P4" draw:layer="layout" svg:width="0.281cm" svg:height="0.319cm" svg:x="1.7cm" svg:y="9.245cm">
          <draw:text-box>
            <text:p text:style-name="P2"><text:span text:style-name="T3"><text:s/></text:span></text:p>
          </draw:text-box>
        </draw:frame>
        <draw:frame draw:style-name="gr67" draw:text-style-name="P4" draw:layer="layout" svg:width="3.439cm" svg:height="0.319cm" svg:x="1.814cm" svg:y="9.097cm">
          <draw:text-box>
            <text:p text:style-name="P2"><text:span text:style-name="T3">Problem not clearly defined</text:span></text:p>
          </draw:text-box>
        </draw:frame>
        <draw:frame draw:style-name="gr25" draw:text-style-name="P4" draw:layer="layout" svg:width="0.281cm" svg:height="0.319cm" svg:x="6.437cm" svg:y="9.245cm">
          <draw:text-box>
            <text:p text:style-name="P2"><text:span text:style-name="T3"><text:s/></text:span></text:p>
          </draw:text-box>
        </draw:frame>
        <draw:frame draw:style-name="gr68" draw:text-style-name="P4" draw:layer="layout" svg:width="3.795cm" svg:height="0.319cm" svg:x="6.551cm" svg:y="8.947cm">
          <draw:text-box>
            <text:p text:style-name="P2"><text:span text:style-name="T3">Partially clear definition of the </text:span></text:p>
          </draw:text-box>
        </draw:frame>
        <draw:frame draw:style-name="gr69" draw:text-style-name="P4" draw:layer="layout" svg:width="1.022cm" svg:height="0.319cm" svg:x="6.551cm" svg:y="9.247cm">
          <draw:text-box>
            <text:p text:style-name="P2"><text:span text:style-name="T3">problem</text:span></text:p>
          </draw:text-box>
        </draw:frame>
        <draw:frame draw:style-name="gr25" draw:text-style-name="P4" draw:layer="layout" svg:width="0.281cm" svg:height="0.319cm" svg:x="11.218cm" svg:y="9.245cm">
          <draw:text-box>
            <text:p text:style-name="P2"><text:span text:style-name="T3"><text:s/></text:span></text:p>
          </draw:text-box>
        </draw:frame>
        <draw:frame draw:style-name="gr70" draw:text-style-name="P4" draw:layer="layout" svg:width="3.384cm" svg:height="0.319cm" svg:x="11.332cm" svg:y="8.947cm">
          <draw:text-box>
            <text:p text:style-name="P2"><text:span text:style-name="T3">Clear definition of the </text:span></text:p>
          </draw:text-box>
        </draw:frame>
        <draw:frame draw:style-name="gr69" draw:text-style-name="P4" draw:layer="layout" svg:width="1.022cm" svg:height="0.319cm" svg:x="11.332cm" svg:y="9.247cm">
          <draw:text-box>
            <text:p text:style-name="P2"><text:span text:style-name="T3">problem</text:span></text:p>
          </draw:text-box>
        </draw:frame>
        <draw:frame draw:style-name="gr25" draw:text-style-name="P4" draw:layer="layout" svg:width="0.281cm" svg:height="0.319cm" svg:x="15.997cm" svg:y="9.245cm">
          <draw:text-box>
            <text:p text:style-name="P2"><text:span text:style-name="T3"><text:s/></text:span></text:p>
          </draw:text-box>
        </draw:frame>
        <draw:frame draw:style-name="gr25" draw:text-style-name="P4" draw:layer="layout" svg:width="0.281cm" svg:height="0.319cm" svg:x="1.7cm" svg:y="10.145cm">
          <draw:text-box>
            <text:p text:style-name="P2"><text:span text:style-name="T3"><text:s/></text:span></text:p>
          </draw:text-box>
        </draw:frame>
        <draw:frame draw:style-name="gr71" draw:text-style-name="P4" draw:layer="layout" svg:width="2.161cm" svg:height="0.319cm" svg:x="1.814cm" svg:y="9.997cm">
          <draw:text-box>
            <text:p text:style-name="P2"><text:span text:style-name="T3">Minimal research</text:span></text:p>
          </draw:text-box>
        </draw:frame>
        <draw:frame draw:style-name="gr25" draw:text-style-name="P4" draw:layer="layout" svg:width="0.281cm" svg:height="0.319cm" svg:x="6.437cm" svg:y="10.145cm">
          <draw:text-box>
            <text:p text:style-name="P2"><text:span text:style-name="T3"><text:s/></text:span></text:p>
          </draw:text-box>
        </draw:frame>
        <draw:frame draw:style-name="gr72" draw:text-style-name="P5" draw:layer="layout" svg:width="3.38cm" svg:height="0.637cm" svg:x="6.551cm" svg:y="9.847cm">
          <draw:text-box>
            <text:p text:style-name="P2"><text:span text:style-name="T3">Partial research from more</text:span></text:p>
            <text:p text:style-name="P2"><text:span text:style-name="T3">than one source</text:span></text:p>
          </draw:text-box>
        </draw:frame>
        <draw:frame draw:style-name="gr25" draw:text-style-name="P4" draw:layer="layout" svg:width="0.281cm" svg:height="0.319cm" svg:x="11.218cm" svg:y="10.145cm">
          <draw:text-box>
            <text:p text:style-name="P2"><text:span text:style-name="T3"><text:s/></text:span></text:p>
          </draw:text-box>
        </draw:frame>
        <draw:frame draw:style-name="gr73" draw:text-style-name="P5" draw:layer="layout" svg:width="3.792cm" svg:height="0.637cm" svg:x="11.332cm" svg:y="9.847cm">
          <draw:text-box>
            <text:p text:style-name="P2"><text:span text:style-name="T3">Clear, detailed research from</text:span></text:p>
            <text:p text:style-name="P2"><text:span text:style-name="T3">a variety of sources</text:span></text:p>
          </draw:text-box>
        </draw:frame>
        <draw:frame draw:style-name="gr25" draw:text-style-name="P4" draw:layer="layout" svg:width="0.281cm" svg:height="0.319cm" svg:x="15.997cm" svg:y="10.145cm">
          <draw:text-box>
            <text:p text:style-name="P2"><text:span text:style-name="T3"><text:s/></text:span></text:p>
          </draw:text-box>
        </draw:frame>
        <draw:frame draw:style-name="gr31" draw:text-style-name="P12" draw:layer="layout" svg:width="1.348cm" svg:height="0.395cm" svg:x="1.2cm" svg:y="10.864cm">
          <draw:text-box>
            <text:p text:style-name="P2"><text:span text:style-name="T4">DESIGN</text:span></text:p>
          </draw:text-box>
        </draw:frame>
        <draw:frame draw:style-name="gr74" draw:text-style-name="P4" draw:layer="layout" svg:width="12.892cm" svg:height="0.319cm" svg:x="2.553cm" svg:y="10.927cm">
          <draw:text-box>
            <text:p text:style-name="P2"><text:span text:style-name="T3"><text:s/></text:span><text:span text:style-name="T3">- Team generated innovative ideas independently before selecting and planning which one to develop.</text:span></text:p>
          </draw:text-box>
        </draw:frame>
        <draw:frame draw:style-name="gr25" draw:text-style-name="P4" draw:layer="layout" svg:width="0.281cm" svg:height="0.319cm" svg:x="1.7cm" svg:y="11.945cm">
          <draw:text-box>
            <text:p text:style-name="P2"><text:span text:style-name="T3"><text:s/></text:span></text:p>
          </draw:text-box>
        </draw:frame>
        <draw:frame draw:style-name="gr75" draw:text-style-name="P5" draw:layer="layout" svg:width="3.912cm" svg:height="0.737cm" svg:x="1.814cm" svg:y="11.647cm">
          <draw:text-box>
            <text:p text:style-name="P2"><text:span text:style-name="T3">Minimal evidence of an</text:span></text:p>
            <text:p text:style-name="P2"><text:span text:style-name="T3">inclusive selection process</text:span></text:p>
          </draw:text-box>
        </draw:frame>
        <draw:frame draw:style-name="gr25" draw:text-style-name="P4" draw:layer="layout" svg:width="0.281cm" svg:height="0.319cm" svg:x="6.437cm" svg:y="11.945cm">
          <draw:text-box>
            <text:p text:style-name="P2"><text:span text:style-name="T3"><text:s/></text:span></text:p>
          </draw:text-box>
        </draw:frame>
        <draw:frame draw:style-name="gr76" draw:text-style-name="P5" draw:layer="layout" svg:width="3.905cm" svg:height="0.737cm" svg:x="6.551cm" svg:y="11.647cm">
          <draw:text-box>
            <text:p text:style-name="P2"><text:span text:style-name="T3">Partial evidence of an inclusive</text:span></text:p>
            <text:p text:style-name="P2"><text:span text:style-name="T3">selection process</text:span></text:p>
          </draw:text-box>
        </draw:frame>
        <draw:frame draw:style-name="gr25" draw:text-style-name="P4" draw:layer="layout" svg:width="0.281cm" svg:height="0.319cm" svg:x="11.218cm" svg:y="11.945cm">
          <draw:text-box>
            <text:p text:style-name="P2"><text:span text:style-name="T3"><text:s/></text:span></text:p>
          </draw:text-box>
        </draw:frame>
        <draw:frame draw:style-name="gr77" draw:text-style-name="P5" draw:layer="layout" svg:width="3.909cm" svg:height="0.737cm" svg:x="11.332cm" svg:y="11.647cm">
          <draw:text-box>
            <text:p text:style-name="P2"><text:span text:style-name="T3">Clear evidence of an inclusive</text:span></text:p>
            <text:p text:style-name="P2"><text:span text:style-name="T3">selection process</text:span></text:p>
          </draw:text-box>
        </draw:frame>
        <draw:frame draw:style-name="gr25" draw:text-style-name="P4" draw:layer="layout" svg:width="0.281cm" svg:height="0.319cm" svg:x="15.997cm" svg:y="11.945cm">
          <draw:text-box>
            <text:p text:style-name="P2"><text:span text:style-name="T3"><text:s/></text:span></text:p>
          </draw:text-box>
        </draw:frame>
        <draw:frame draw:style-name="gr25" draw:text-style-name="P4" draw:layer="layout" svg:width="0.281cm" svg:height="0.319cm" svg:x="1.7cm" svg:y="12.845cm">
          <draw:text-box>
            <text:p text:style-name="P2"><text:span text:style-name="T3"><text:s/></text:span></text:p>
          </draw:text-box>
        </draw:frame>
        <draw:frame draw:style-name="gr78" draw:text-style-name="P5" draw:layer="layout" svg:width="3.566cm" svg:height="0.726cm" svg:x="1.814cm" svg:y="12.547cm">
          <draw:text-box>
            <text:p text:style-name="P2"><text:span text:style-name="T3">Minimal evidence of an</text:span></text:p>
            <text:p text:style-name="P2"><text:span text:style-name="T3">effective plan</text:span></text:p>
          </draw:text-box>
        </draw:frame>
        <draw:frame draw:style-name="gr25" draw:text-style-name="P4" draw:layer="layout" svg:width="0.281cm" svg:height="0.319cm" svg:x="6.437cm" svg:y="12.845cm">
          <draw:text-box>
            <text:p text:style-name="P2"><text:span text:style-name="T3"><text:s/></text:span></text:p>
          </draw:text-box>
        </draw:frame>
        <draw:frame draw:style-name="gr79" draw:text-style-name="P5" draw:layer="layout" svg:width="3.698cm" svg:height="0.726cm" svg:x="6.551cm" svg:y="12.547cm">
          <draw:text-box>
            <text:p text:style-name="P2"><text:span text:style-name="T3">Partial evidence of an</text:span></text:p>
            <text:p text:style-name="P2"><text:span text:style-name="T3">effective plan</text:span></text:p>
          </draw:text-box>
        </draw:frame>
        <draw:frame draw:style-name="gr25" draw:text-style-name="P4" draw:layer="layout" svg:width="0.281cm" svg:height="0.319cm" svg:x="11.218cm" svg:y="12.845cm">
          <draw:text-box>
            <text:p text:style-name="P2"><text:span text:style-name="T3"><text:s/></text:span></text:p>
          </draw:text-box>
        </draw:frame>
        <draw:frame draw:style-name="gr80" draw:text-style-name="P5" draw:layer="layout" svg:width="3.919cm" svg:height="0.726cm" svg:x="11.332cm" svg:y="12.547cm">
          <draw:text-box>
            <text:p text:style-name="P2"><text:span text:style-name="T3">Clear evidence of an effective</text:span></text:p>
            <text:p text:style-name="P2"><text:span text:style-name="T3">plan</text:span></text:p>
          </draw:text-box>
        </draw:frame>
        <draw:frame draw:style-name="gr25" draw:text-style-name="P4" draw:layer="layout" svg:width="0.281cm" svg:height="0.319cm" svg:x="15.997cm" svg:y="12.845cm">
          <draw:text-box>
            <text:p text:style-name="P2"><text:span text:style-name="T3"><text:s/></text:span></text:p>
          </draw:text-box>
        </draw:frame>
        <draw:frame draw:style-name="gr81" draw:text-style-name="P12" draw:layer="layout" svg:width="1.446cm" svg:height="0.395cm" svg:x="1.2cm" svg:y="13.564cm">
          <draw:text-box>
            <text:p text:style-name="P2"><text:span text:style-name="T4">CREATE</text:span></text:p>
          </draw:text-box>
        </draw:frame>
        <draw:frame draw:style-name="gr82" draw:text-style-name="P4" draw:layer="layout" svg:width="15.038cm" svg:height="0.319cm" svg:x="2.624cm" svg:y="13.627cm">
          <draw:text-box>
            <text:p text:style-name="P2"><text:span text:style-name="T3"><text:s/></text:span><text:span text:style-name="T3">- Team developed an original idea or built on an existing one with a prototype model/drawing to represent their solution.</text:span></text:p>
          </draw:text-box>
        </draw:frame>
        <draw:frame draw:style-name="gr25" draw:text-style-name="P4" draw:layer="layout" svg:width="0.281cm" svg:height="0.319cm" svg:x="1.7cm" svg:y="14.645cm">
          <draw:text-box>
            <text:p text:style-name="P2"><text:span text:style-name="T3"><text:s/></text:span></text:p>
          </draw:text-box>
        </draw:frame>
        <draw:frame draw:style-name="gr83" draw:text-style-name="P4" draw:layer="layout" svg:width="3.08cm" svg:height="0.319cm" svg:x="1.814cm" svg:y="14.347cm">
          <draw:text-box>
            <text:p text:style-name="P2"><text:span text:style-name="T3">Minimal development of </text:span></text:p>
          </draw:text-box>
        </draw:frame>
        <draw:frame draw:style-name="gr84" draw:text-style-name="P4" draw:layer="layout" svg:width="2.339cm" svg:height="0.319cm" svg:x="1.814cm" svg:y="14.647cm">
          <draw:text-box>
            <text:p text:style-name="P2"><text:span text:style-name="T3">innovative solution</text:span></text:p>
          </draw:text-box>
        </draw:frame>
        <draw:frame draw:style-name="gr25" draw:text-style-name="P4" draw:layer="layout" svg:width="0.281cm" svg:height="0.319cm" svg:x="6.437cm" svg:y="14.645cm">
          <draw:text-box>
            <text:p text:style-name="P2"><text:span text:style-name="T3"><text:s/></text:span></text:p>
          </draw:text-box>
        </draw:frame>
        <draw:frame draw:style-name="gr85" draw:text-style-name="P4" draw:layer="layout" svg:width="2.906cm" svg:height="0.319cm" svg:x="6.551cm" svg:y="14.347cm">
          <draw:text-box>
            <text:p text:style-name="P2"><text:span text:style-name="T3">Partial development of </text:span></text:p>
          </draw:text-box>
        </draw:frame>
        <draw:frame draw:style-name="gr84" draw:text-style-name="P4" draw:layer="layout" svg:width="2.339cm" svg:height="0.319cm" svg:x="6.551cm" svg:y="14.647cm">
          <draw:text-box>
            <text:p text:style-name="P2"><text:span text:style-name="T3">innovative solution</text:span></text:p>
          </draw:text-box>
        </draw:frame>
        <draw:frame draw:style-name="gr25" draw:text-style-name="P4" draw:layer="layout" svg:width="0.281cm" svg:height="0.319cm" svg:x="11.218cm" svg:y="14.645cm">
          <draw:text-box>
            <text:p text:style-name="P2"><text:span text:style-name="T3"><text:s/></text:span></text:p>
          </draw:text-box>
        </draw:frame>
        <draw:frame draw:style-name="gr86" draw:text-style-name="P4" draw:layer="layout" svg:width="2.991cm" svg:height="0.319cm" svg:x="11.332cm" svg:y="14.347cm">
          <draw:text-box>
            <text:p text:style-name="P2"><text:span text:style-name="T3">Clear development of </text:span></text:p>
          </draw:text-box>
        </draw:frame>
        <draw:frame draw:style-name="gr84" draw:text-style-name="P4" draw:layer="layout" svg:width="2.339cm" svg:height="0.319cm" svg:x="11.332cm" svg:y="14.647cm">
          <draw:text-box>
            <text:p text:style-name="P2"><text:span text:style-name="T3">innovative solution</text:span></text:p>
          </draw:text-box>
        </draw:frame>
        <draw:frame draw:style-name="gr25" draw:text-style-name="P4" draw:layer="layout" svg:width="0.281cm" svg:height="0.319cm" svg:x="15.997cm" svg:y="14.645cm">
          <draw:text-box>
            <text:p text:style-name="P2"><text:span text:style-name="T3"><text:s/></text:span></text:p>
          </draw:text-box>
        </draw:frame>
        <draw:frame draw:style-name="gr25" draw:text-style-name="P4" draw:layer="layout" svg:width="0.281cm" svg:height="0.319cm" svg:x="1.7cm" svg:y="15.545cm">
          <draw:text-box>
            <text:p text:style-name="P2"><text:span text:style-name="T3"><text:s/></text:span></text:p>
          </draw:text-box>
        </draw:frame>
        <draw:frame draw:style-name="gr87" draw:text-style-name="P5" draw:layer="layout" svg:width="3.655cm" svg:height="0.637cm" svg:x="1.814cm" svg:y="15.234cm">
          <draw:text-box>
            <text:p text:style-name="P2"><text:span text:style-name="T3">Unclear model/drawing of </text:span></text:p>
            <text:p text:style-name="P2"><text:span text:style-name="T3">solution</text:span></text:p>
          </draw:text-box>
        </draw:frame>
        <draw:frame draw:style-name="gr25" draw:text-style-name="P4" draw:layer="layout" svg:width="0.281cm" svg:height="0.319cm" svg:x="6.437cm" svg:y="15.545cm">
          <draw:text-box>
            <text:p text:style-name="P2"><text:span text:style-name="T3"><text:s/></text:span></text:p>
          </draw:text-box>
        </draw:frame>
        <draw:frame draw:style-name="gr88" draw:text-style-name="P4" draw:layer="layout" svg:width="3.672cm" svg:height="0.319cm" svg:x="6.551cm" svg:y="15.247cm">
          <draw:text-box>
            <text:p text:style-name="P2"><text:span text:style-name="T3">Simple model/drawing which </text:span></text:p>
          </draw:text-box>
        </draw:frame>
        <draw:frame draw:style-name="gr89" draw:text-style-name="P4" draw:layer="layout" svg:width="3.317cm" svg:height="0.319cm" svg:x="6.551cm" svg:y="15.547cm">
          <draw:text-box>
            <text:p text:style-name="P2"><text:span text:style-name="T3">helps to share the solution</text:span></text:p>
          </draw:text-box>
        </draw:frame>
        <draw:frame draw:style-name="gr25" draw:text-style-name="P4" draw:layer="layout" svg:width="0.281cm" svg:height="0.319cm" svg:x="11.218cm" svg:y="15.545cm">
          <draw:text-box>
            <text:p text:style-name="P2"><text:span text:style-name="T3"><text:s/></text:span></text:p>
          </draw:text-box>
        </draw:frame>
        <draw:frame draw:style-name="gr90" draw:text-style-name="P4" draw:layer="layout" svg:width="3.842cm" svg:height="0.319cm" svg:x="11.332cm" svg:y="15.247cm">
          <draw:text-box>
            <text:p text:style-name="P2"><text:span text:style-name="T3">Detailed model/drawing which </text:span></text:p>
          </draw:text-box>
        </draw:frame>
        <draw:frame draw:style-name="gr89" draw:text-style-name="P4" draw:layer="layout" svg:width="3.317cm" svg:height="0.319cm" svg:x="11.332cm" svg:y="15.547cm">
          <draw:text-box>
            <text:p text:style-name="P2"><text:span text:style-name="T3">helps to share the solution</text:span></text:p>
          </draw:text-box>
        </draw:frame>
        <draw:frame draw:style-name="gr25" draw:text-style-name="P4" draw:layer="layout" svg:width="0.281cm" svg:height="0.319cm" svg:x="15.997cm" svg:y="15.545cm">
          <draw:text-box>
            <text:p text:style-name="P2"><text:span text:style-name="T3"><text:s/></text:span></text:p>
          </draw:text-box>
        </draw:frame>
        <draw:frame draw:style-name="gr91" draw:text-style-name="P12" draw:layer="layout" svg:width="1.505cm" svg:height="0.395cm" svg:x="1.2cm" svg:y="16.264cm">
          <draw:text-box>
            <text:p text:style-name="P2"><text:span text:style-name="T4">ITERATE</text:span></text:p>
          </draw:text-box>
        </draw:frame>
        <draw:frame draw:style-name="gr92" draw:text-style-name="P4" draw:layer="layout" svg:width="11.525cm" svg:height="0.319cm" svg:x="2.683cm" svg:y="16.327cm">
          <draw:text-box>
            <text:p text:style-name="P2"><text:span text:style-name="T3"><text:s/></text:span><text:span text:style-name="T3">- Team shared their ideas, collected feedback, and included improvements in their solution.</text:span></text:p>
          </draw:text-box>
        </draw:frame>
        <draw:frame draw:style-name="gr25" draw:text-style-name="P4" draw:layer="layout" svg:width="0.281cm" svg:height="0.319cm" svg:x="1.7cm" svg:y="17.345cm">
          <draw:text-box>
            <text:p text:style-name="P2"><text:span text:style-name="T3"><text:s/></text:span></text:p>
          </draw:text-box>
        </draw:frame>
        <draw:frame draw:style-name="gr93" draw:text-style-name="P4" draw:layer="layout" svg:width="3.016cm" svg:height="0.319cm" svg:x="1.814cm" svg:y="17.047cm">
          <draw:text-box>
            <text:p text:style-name="P2"><text:span text:style-name="T3">Minimal sharing of their </text:span></text:p>
          </draw:text-box>
        </draw:frame>
        <draw:frame draw:style-name="gr94" draw:text-style-name="P4" draw:layer="layout" svg:width="0.98cm" svg:height="0.319cm" svg:x="1.814cm" svg:y="17.347cm">
          <draw:text-box>
            <text:p text:style-name="P2"><text:span text:style-name="T3">solution</text:span></text:p>
          </draw:text-box>
        </draw:frame>
        <draw:frame draw:style-name="gr25" draw:text-style-name="P4" draw:layer="layout" svg:width="0.281cm" svg:height="0.319cm" svg:x="6.437cm" svg:y="17.345cm">
          <draw:text-box>
            <text:p text:style-name="P2"><text:span text:style-name="T3"><text:s/></text:span></text:p>
          </draw:text-box>
        </draw:frame>
        <draw:frame draw:style-name="gr95" draw:text-style-name="P5" draw:layer="layout" svg:width="3.816cm" svg:height="0.637cm" svg:x="6.552cm" svg:y="17.069cm">
          <draw:text-box>
            <text:p text:style-name="P2"><text:span text:style-name="T3">Shared their solution with user</text:span></text:p>
            <text:p text:style-name="P2"><text:span text:style-name="T3">OR professional</text:span></text:p>
          </draw:text-box>
        </draw:frame>
        <draw:frame draw:style-name="gr25" draw:text-style-name="P4" draw:layer="layout" svg:width="0.281cm" svg:height="0.319cm" svg:x="11.218cm" svg:y="17.345cm">
          <draw:text-box>
            <text:p text:style-name="P2"><text:span text:style-name="T3"><text:s/></text:span></text:p>
          </draw:text-box>
        </draw:frame>
        <draw:frame draw:style-name="gr25" draw:text-style-name="P4" draw:layer="layout" svg:width="0.281cm" svg:height="0.319cm" svg:x="15.997cm" svg:y="17.345cm">
          <draw:text-box>
            <text:p text:style-name="P2"><text:span text:style-name="T3"><text:s/></text:span></text:p>
          </draw:text-box>
        </draw:frame>
        <draw:frame draw:style-name="gr25" draw:text-style-name="P4" draw:layer="layout" svg:width="0.281cm" svg:height="0.319cm" svg:x="1.7cm" svg:y="18.245cm">
          <draw:text-box>
            <text:p text:style-name="P2"><text:span text:style-name="T3"><text:s/></text:span></text:p>
          </draw:text-box>
        </draw:frame>
        <draw:frame draw:style-name="gr96" draw:text-style-name="P4" draw:layer="layout" svg:width="2.593cm" svg:height="0.319cm" svg:x="1.814cm" svg:y="17.947cm">
          <draw:text-box>
            <text:p text:style-name="P2"><text:span text:style-name="T3">Minimal evidence of </text:span></text:p>
          </draw:text-box>
        </draw:frame>
        <draw:frame draw:style-name="gr97" draw:text-style-name="P4" draw:layer="layout" svg:width="3.774cm" svg:height="0.319cm" svg:x="1.814cm" svg:y="18.247cm">
          <draw:text-box>
            <text:p text:style-name="P2"><text:span text:style-name="T3">improvements in their solution</text:span></text:p>
          </draw:text-box>
        </draw:frame>
        <draw:frame draw:style-name="gr25" draw:text-style-name="P4" draw:layer="layout" svg:width="0.281cm" svg:height="0.319cm" svg:x="6.437cm" svg:y="18.245cm">
          <draw:text-box>
            <text:p text:style-name="P2"><text:span text:style-name="T3"><text:s/></text:span></text:p>
          </draw:text-box>
        </draw:frame>
        <draw:frame draw:style-name="gr98" draw:text-style-name="P4" draw:layer="layout" svg:width="2.419cm" svg:height="0.319cm" svg:x="6.551cm" svg:y="17.947cm">
          <draw:text-box>
            <text:p text:style-name="P2"><text:span text:style-name="T3">Partial evidence of </text:span></text:p>
          </draw:text-box>
        </draw:frame>
        <draw:frame draw:style-name="gr97" draw:text-style-name="P4" draw:layer="layout" svg:width="3.774cm" svg:height="0.319cm" svg:x="6.551cm" svg:y="18.247cm">
          <draw:text-box>
            <text:p text:style-name="P2"><text:span text:style-name="T3">improvements in their solution</text:span></text:p>
          </draw:text-box>
        </draw:frame>
        <draw:frame draw:style-name="gr25" draw:text-style-name="P4" draw:layer="layout" svg:width="0.281cm" svg:height="0.319cm" svg:x="11.218cm" svg:y="18.245cm">
          <draw:text-box>
            <text:p text:style-name="P2"><text:span text:style-name="T3"><text:s/></text:span></text:p>
          </draw:text-box>
        </draw:frame>
        <draw:frame draw:style-name="gr99" draw:text-style-name="P4" draw:layer="layout" svg:width="2.504cm" svg:height="0.319cm" svg:x="11.332cm" svg:y="17.947cm">
          <draw:text-box>
            <text:p text:style-name="P2"><text:span text:style-name="T3">Clear evidence of </text:span></text:p>
          </draw:text-box>
        </draw:frame>
        <draw:frame draw:style-name="gr97" draw:text-style-name="P4" draw:layer="layout" svg:width="3.774cm" svg:height="0.319cm" svg:x="11.332cm" svg:y="18.247cm">
          <draw:text-box>
            <text:p text:style-name="P2"><text:span text:style-name="T3">improvements in their solution</text:span></text:p>
          </draw:text-box>
        </draw:frame>
        <draw:frame draw:style-name="gr25" draw:text-style-name="P4" draw:layer="layout" svg:width="0.281cm" svg:height="0.319cm" svg:x="15.997cm" svg:y="18.245cm">
          <draw:text-box>
            <text:p text:style-name="P2"><text:span text:style-name="T3"><text:s/></text:span></text:p>
          </draw:text-box>
        </draw:frame>
        <draw:frame draw:style-name="gr100" draw:text-style-name="P12" draw:layer="layout" svg:width="2.677cm" svg:height="0.395cm" svg:x="1.2cm" svg:y="18.964cm">
          <draw:text-box>
            <text:p text:style-name="P2"><text:span text:style-name="T4">COMMUNICATE</text:span></text:p>
          </draw:text-box>
        </draw:frame>
        <draw:frame draw:style-name="gr101" draw:text-style-name="P4" draw:layer="layout" svg:width="13.252cm" svg:height="0.319cm" svg:x="3.859cm" svg:y="19.027cm">
          <draw:text-box>
            <text:p text:style-name="P2"><text:span text:style-name="T3"><text:s/></text:span><text:span text:style-name="T3">- Team shared a creative and effective presentation of their current solution and its impact on their users.</text:span></text:p>
          </draw:text-box>
        </draw:frame>
        <draw:frame draw:style-name="gr25" draw:text-style-name="P4" draw:layer="layout" svg:width="0.281cm" svg:height="0.319cm" svg:x="1.7cm" svg:y="20.045cm">
          <draw:text-box>
            <text:p text:style-name="P2"><text:span text:style-name="T3"><text:s/></text:span></text:p>
          </draw:text-box>
        </draw:frame>
        <draw:frame draw:style-name="gr102" draw:text-style-name="P4" draw:layer="layout" svg:width="2.94cm" svg:height="0.319cm" svg:x="1.814cm" svg:y="19.747cm">
          <draw:text-box>
            <text:p text:style-name="P2"><text:span text:style-name="T3">Presentation minimally </text:span></text:p>
          </draw:text-box>
        </draw:frame>
        <draw:frame draw:style-name="gr103" draw:text-style-name="P4" draw:layer="layout" svg:width="1.162cm" svg:height="0.319cm" svg:x="1.814cm" svg:y="20.047cm">
          <draw:text-box>
            <text:p text:style-name="P2"><text:span text:style-name="T3">engaging</text:span></text:p>
          </draw:text-box>
        </draw:frame>
        <draw:frame draw:style-name="gr25" draw:text-style-name="P4" draw:layer="layout" svg:width="0.281cm" svg:height="0.319cm" svg:x="6.437cm" svg:y="20.045cm">
          <draw:text-box>
            <text:p text:style-name="P2"><text:span text:style-name="T3"><text:s/></text:span></text:p>
          </draw:text-box>
        </draw:frame>
        <draw:frame draw:style-name="gr104" draw:text-style-name="P4" draw:layer="layout" svg:width="3.892cm" svg:height="0.319cm" svg:x="6.551cm" svg:y="19.897cm">
          <draw:text-box>
            <text:p text:style-name="P2"><text:span text:style-name="T3">Presentation partially engaging</text:span></text:p>
          </draw:text-box>
        </draw:frame>
        <draw:frame draw:style-name="gr25" draw:text-style-name="P4" draw:layer="layout" svg:width="0.281cm" svg:height="0.319cm" svg:x="11.218cm" svg:y="20.045cm">
          <draw:text-box>
            <text:p text:style-name="P2"><text:span text:style-name="T3"><text:s/></text:span></text:p>
          </draw:text-box>
        </draw:frame>
        <draw:frame draw:style-name="gr105" draw:text-style-name="P4" draw:layer="layout" svg:width="3.452cm" svg:height="0.319cm" svg:x="11.332cm" svg:y="19.897cm">
          <draw:text-box>
            <text:p text:style-name="P2"><text:span text:style-name="T3">Presentation engaging</text:span></text:p>
          </draw:text-box>
        </draw:frame>
        <draw:frame draw:style-name="gr25" draw:text-style-name="P4" draw:layer="layout" svg:width="0.281cm" svg:height="0.319cm" svg:x="15.997cm" svg:y="20.045cm">
          <draw:text-box>
            <text:p text:style-name="P2"><text:span text:style-name="T3"><text:s/></text:span></text:p>
          </draw:text-box>
        </draw:frame>
        <draw:frame draw:style-name="gr25" draw:text-style-name="P4" draw:layer="layout" svg:width="0.281cm" svg:height="0.319cm" svg:x="1.7cm" svg:y="20.945cm">
          <draw:text-box>
            <text:p text:style-name="P2"><text:span text:style-name="T3"><text:s/></text:span></text:p>
          </draw:text-box>
        </draw:frame>
        <draw:frame draw:style-name="gr106" draw:text-style-name="P4" draw:layer="layout" svg:width="3.177cm" svg:height="0.319cm" svg:x="1.814cm" svg:y="20.647cm">
          <draw:text-box>
            <text:p text:style-name="P2"><text:span text:style-name="T3">Solution and its potential </text:span></text:p>
          </draw:text-box>
        </draw:frame>
        <draw:frame draw:style-name="gr107" draw:text-style-name="P4" draw:layer="layout" svg:width="3.109cm" svg:height="0.319cm" svg:x="1.814cm" svg:y="20.947cm">
          <draw:text-box>
            <text:p text:style-name="P2"><text:span text:style-name="T3">impact on others unclear</text:span></text:p>
          </draw:text-box>
        </draw:frame>
        <draw:frame draw:style-name="gr25" draw:text-style-name="P4" draw:layer="layout" svg:width="0.281cm" svg:height="0.319cm" svg:x="6.437cm" svg:y="20.945cm">
          <draw:text-box>
            <text:p text:style-name="P2"><text:span text:style-name="T3"><text:s/></text:span></text:p>
          </draw:text-box>
        </draw:frame>
        <draw:frame draw:style-name="gr106" draw:text-style-name="P4" draw:layer="layout" svg:width="3.177cm" svg:height="0.319cm" svg:x="6.551cm" svg:y="20.647cm">
          <draw:text-box>
            <text:p text:style-name="P2"><text:span text:style-name="T3">Solution and its potential </text:span></text:p>
          </draw:text-box>
        </draw:frame>
        <draw:frame draw:style-name="gr108" draw:text-style-name="P4" draw:layer="layout" svg:width="3.854cm" svg:height="0.319cm" svg:x="6.551cm" svg:y="20.947cm">
          <draw:text-box>
            <text:p text:style-name="P2"><text:span text:style-name="T3">impact on others partially clear</text:span></text:p>
          </draw:text-box>
        </draw:frame>
        <draw:frame draw:style-name="gr25" draw:text-style-name="P4" draw:layer="layout" svg:width="0.281cm" svg:height="0.319cm" svg:x="11.218cm" svg:y="20.945cm">
          <draw:text-box>
            <text:p text:style-name="P2"><text:span text:style-name="T3"><text:s/></text:span></text:p>
          </draw:text-box>
        </draw:frame>
        <draw:frame draw:style-name="gr106" draw:text-style-name="P4" draw:layer="layout" svg:width="3.177cm" svg:height="0.319cm" svg:x="11.332cm" svg:y="20.647cm">
          <draw:text-box>
            <text:p text:style-name="P2"><text:span text:style-name="T3">Solution and its potential </text:span></text:p>
          </draw:text-box>
        </draw:frame>
        <draw:frame draw:style-name="gr70" draw:text-style-name="P4" draw:layer="layout" svg:width="3.384cm" svg:height="0.319cm" svg:x="11.332cm" svg:y="20.947cm">
          <draw:text-box>
            <text:p text:style-name="P2"><text:span text:style-name="T3">impact on others fully clear</text:span></text:p>
          </draw:text-box>
        </draw:frame>
        <draw:path draw:style-name="gr16" draw:text-style-name="P6" draw:layer="layout" svg:width="18.986cm" svg:height="15cm" svg:x="1cm" svg:y="6.4cm" svg:viewBox="0 0 18987 15001" svg:d="M199 0c-110 0-199 89-199 199v14602c0 110 89 200 199 200h18588c111 0 200-90 200-200v-14602c0-110-89-199-200-199z">
          <text:p/>
        </draw:path>
        <draw:line draw:style-name="gr5" draw:text-style-name="P6" draw:layer="layout" svg:x1="10.5cm" svg:y1="26.986cm" svg:x2="10.5cm" svg:y2="22.713cm">
          <text:p/>
        </draw:line>
        <draw:line draw:style-name="gr6" draw:text-style-name="P6" draw:layer="layout" svg:x1="10.5cm" svg:y1="26.907cm" svg:x2="10.5cm" svg:y2="22.752cm">
          <text:p/>
        </draw:line>
        <draw:path draw:style-name="gr7" draw:text-style-name="P6" draw:layer="layout" svg:width="0cm" svg:height="4.272cm" svg:x="10.5cm" svg:y="22.713cm" svg:viewBox="0 0 0 4273" svg:d="M0 4273M0 0">
          <text:p/>
        </draw:path>
        <draw:frame draw:style-name="gr25" draw:text-style-name="P4" draw:layer="layout" svg:width="0.281cm" svg:height="0.319cm" svg:x="15.997cm" svg:y="20.945cm">
          <draw:text-box>
            <text:p text:style-name="P2"><text:span text:style-name="T3"><text:s/></text:span></text:p>
          </draw:text-box>
        </draw:frame>
        <draw:frame draw:style-name="gr8" draw:text-style-name="P4" draw:layer="layout" svg:width="2.851cm" svg:height="0.319cm" svg:x="9.081cm" svg:y="22.05cm">
          <draw:text-box>
            <text:p text:style-name="P2"><text:span text:style-name="T2">Feedback Comments</text:span></text:p>
          </draw:text-box>
        </draw:frame>
        <draw:frame draw:style-name="gr9" draw:text-style-name="P4" draw:layer="layout" svg:width="1.327cm" svg:height="0.319cm" svg:x="5.085cm" svg:y="22.65cm">
          <draw:text-box>
            <text:p text:style-name="P2"><text:span text:style-name="T3">Great Job:</text:span></text:p>
          </draw:text-box>
        </draw:frame>
        <draw:line draw:style-name="gr16" draw:text-style-name="P6" draw:layer="layout" svg:x1="3.399cm" svg:y1="3.4cm" svg:x2="3.399cm" svg:y2="2.499cm">
          <text:p/>
        </draw:line>
        <draw:line draw:style-name="gr16" draw:text-style-name="P6" draw:layer="layout" svg:x1="12.499cm" svg:y1="3.4cm" svg:x2="12.499cm" svg:y2="2.499cm">
          <text:p/>
        </draw:line>
        <draw:frame draw:style-name="gr17" draw:text-style-name="P4" draw:layer="layout" svg:width="1.564cm" svg:height="0.319cm" svg:x="14.48cm" svg:y="22.65cm">
          <draw:text-box>
            <text:p text:style-name="P2"><text:span text:style-name="T3">Think about:</text:span></text:p>
          </draw:text-box>
        </draw:frame>
        <draw:path draw:style-name="gr16" draw:text-style-name="P6" draw:layer="layout" svg:width="14.426cm" svg:height="0.9cm" svg:x="1cm" svg:y="2.5cm" svg:viewBox="0 0 14427 901" svg:d="M199 0c-110 0-199 89-199 199v502c0 110 89 200 199 200h14028c110 0 200-90 200-200v-502c0-110-90-199-200-199z">
          <text:p/>
        </draw:path>
        <draw:path draw:style-name="gr47" draw:text-style-name="P14" draw:layer="layout" svg:width="2.742cm" svg:height="0.543cm" svg:x="17.258cm" svg:y="3.516cm" svg:viewBox="0 0 2743 544" svg:d="M2652 0h-2561c-50 0-91 42-91 92v360c0 50 41 92 91 92h2561c50 0 91-42 91-92v-360c0-50-41-92-91-92z">
          <text:p/>
        </draw:path>
        <draw:path draw:style-name="gr48" draw:text-style-name="P15" draw:layer="layout" svg:width="2.244cm" svg:height="0.276cm" svg:x="17.498cm" svg:y="3.656cm" svg:viewBox="0 0 2245 277" svg:d="M2125 119v-57c10-2 21-2 31-3 10 0 20 0 31 0 7 0 14 0 22 0 7 1 14-1 21-3 6-3 10-6 12-10 2-5 3-9 3-14-1-4-3-8-6-12s-7-7-12-9c-4-2-9-2-15-2-5 1-10 1-15 1-14 1-28 1-42 1s-28 1-42 3c-7 1-14 2-21 4-7 1-13 4-18 8-4 3-6 6-7 9-2 3-2 7-2 11 1 3 2 7 4 10s4 6 7 8v172c0 10 4 18 13 23 4 3 9 5 15 6 7 0 12 1 17 1 18 2 36 3 54 1 18-1 36-4 53-9 2-1 5-2 7-5 3-2 4-5 5-6 2-5 3-9 3-13-1-4-2-8-4-11-3-3-5-6-9-8-4-3-8-4-13-4h-3c-14 3-29 6-44 7-15 2-30 1-45 0v-50c6 0 13 0 21 0 9 0 17 0 26 0 8-1 16-1 24-2s14-3 19-4c5-3 9-6 11-11 3-5 4-10 3-15s-3-9-6-13-8-7-13-7c-5-1-9-1-14 0-4 0-8 1-13 1-9 1-19 1-29 2-9 0-19 0-29 0zM2008 137c-1-4-4-8-7-12-4-4-9-6-14-8-11 0-21 0-32 1-10 0-21 0-31 0-2 0-4 0-7 0s-6 0-10 0c-3 0-7 0-11 0-3 0-6 0-9 1-5 1-9 4-12 8-3 3-5 7-6 12 0 4 0 9 2 13 2 5 5 8 9 11 5 2 10 4 16 5 5 1 11 2 17 1 6 0 11 0 17-1 6 0 12-1 17-1v43c-7 7-14 12-23 14-9 3-17 4-26 3s-18-3-26-7-15-10-21-17c-10-10-16-22-20-35-3-14-4-27-2-41 2-11 5-20 11-28s13-15 21-20c8-6 17-12 26-16 10-4 19-7 29-10 3 0 6 0 10-1 3 0 6 1 9 2 4 1 7 2 11 4 5 1 9 3 13 4s8 1 11 0c4 0 8-2 12-4 3-3 5-6 7-9 1-4 2-7 1-11 0-3-1-7-3-10-2-4-5-7-8-9-6-5-13-9-22-11s-17-3-25-4c-10 0-19 0-29 2s-19 5-28 9c-12 4-24 10-35 16s-21 14-29 23c-8 8-14 18-19 28-4 10-8 21-10 31-2 11-3 22-3 33 1 12 2 22 5 32 4 17 11 32 21 46 9 14 21 25 35 34 11 7 23 12 35 15 11 3 23 5 35 4s24-4 35-8 22-11 32-19c3-3 6-5 8-8 3-3 5-6 7-9 2-4 3-10 4-18 0-8 0-15 0-23 0-7 0-14 0-20-1-6 0-9 0-10 6-3 9-7 11-12 2-4 2-8 1-13zM1718 21c0-1 0-3-1-5s-2-4-3-5c-4-5-7-8-12-10-4-1-9-1-13 0s-8 3-12 6c-3 4-6 8-8 14v2c0 25 0 50-1 74 0 24 0 49-1 73-7-10-14-20-22-31-7-10-15-20-22-30-8-10-17-21-26-32-9-12-17-22-24-30-2-3-4-6-8-10-3-4-6-8-9-12s-7-7-10-11c-3-3-7-5-10-6-4-1-8-2-12-2-4 1-7 1-11 3-3 2-6 4-9 8-2 3-3 7-3 11 0 10 0 19 0 28s0 19 0 28c0 7 0 15 1 25 0 9 0 20 0 31v35 33 27 18c0 6 2 11 5 16 4 4 9 7 14 8s10 0 15-2 9-6 11-13c1-2 1-4 2-7 0-3 1-7 1-13 0-5 0-12 0-20v-31-91c22 26 42 52 62 79 19 26 37 54 55 82 3 5 6 9 12 11 5 2 10 2 15 1s9-3 13-6c4-4 6-9 6-15 2-38 4-77 4-115 1-38 2-77 1-116zM1320 119v-57c10-2 21-2 31-3 10 0 20 0 30 0 7 0 15 0 22 0 8 1 15-1 22-3 6-3 10-6 12-10 2-5 3-9 3-14-1-4-3-8-6-12s-7-7-12-9c-4-2-9-2-15-2-5 1-10 1-15 1-14 1-28 1-42 1s-28 1-42 3c-7 1-14 2-21 4-7 1-13 4-18 8-4 3-6 6-7 9-2 3-2 7-2 11 1 3 2 7 4 10s4 6 7 8v172c0 10 4 18 12 23 5 3 10 5 16 6 6 0 12 1 17 1 18 2 36 3 54 1 18-1 36-4 53-9 2-1 5-2 7-5 3-2 4-5 5-6 2-5 3-9 3-13-1-4-2-8-4-11-3-3-6-6-9-8-4-3-8-4-13-4h-3c-14 3-29 6-44 7-15 2-30 1-45 0v-50c6 0 13 0 21 0s17 0 26 0c8-1 16-1 24-2s14-3 19-4c5-3 9-6 11-11 3-5 4-10 3-15s-3-9-6-13-8-7-14-7c-4-1-9-1-13 0-4 0-8 1-13 1-9 1-19 1-29 2-9 0-19 0-29 0zM1206 247c1-5-1-10-4-14-3-5-8-8-14-11l-3-1c-17 0-34 1-51 1-16 1-33 1-50 1 0-32 0-64 1-95 0-32 0-65 0-97 0-4-2-7-4-10-2-4-5-6-8-8-4-1-7-3-11-3s-8 0-11 1c-4 2-7 4-9 6-2 3-4 6-4 11-1 5-2 12-2 21-1 8-1 20-1 35v28c0 10 0 21 0 32s0 22 0 32c0 11 0 20 0 28 0 4-1 9-1 15s0 12 1 18c0 6 1 12 3 17 1 6 3 10 7 13 3 3 8 5 13 5s10 0 15 0c19-1 35-1 49-1h32c9 0 16 0 20 0 5 0 9-1 12-1 7-3 12-6 15-10 4-4 5-9 5-13zM977 247c0-5-2-10-5-14-3-5-8-8-14-11l-3-1c-17 0-34 1-51 1-16 1-33 1-50 1 0-32 0-64 1-95 0-32 0-65 0-97 0-4-2-7-4-10-2-4-5-6-8-8-4-1-7-3-11-3s-8 0-11 1c-4 2-7 4-9 6-2 3-3 6-4 11s-2 12-2 21c-1 8-1 20-1 35v28c0 10 0 21 0 32s0 22 0 32c0 11 0 20 0 28 0 4-1 9-1 15s0 12 1 18c0 6 1 12 3 17 1 6 3 10 7 13 3 3 8 5 13 5s10 0 15 0c19-1 35-1 49-1h32c9 0 16 0 20 0 5 0 9-1 12-1 7-3 12-6 15-10 4-4 5-9 6-13zM751 159c0-5-3-9-6-12-5-5-9-7-15-8-5 0-11 0-16 0-10-24-20-47-32-71-12-23-27-43-45-62-5-4-11-6-17-6-5 0-10 1-13 4-4 2-7 5-9 9-3 3-5 7-7 12-2 4-4 8-6 12-1 3-3 7-5 10-1 4-3 7-5 11-19 44-34 89-46 135-3 8-5 17-7 25-3 8-4 16-5 24-1 7 0 12 3 17 2 5 5 9 10 11 4 3 8 4 14 3 5-1 10-4 14-9 4-4 7-9 8-15s2-12 3-17c2-7 4-14 5-21 2-8 4-15 7-22 16 0 32 0 49 0 16 0 33 0 49 0 5 15 9 30 12 45 1 5 2 10 2 16 1 5 3 10 6 14 4 5 9 8 13 9 5 2 9 1 14 0 4-2 7-5 11-9 3-4 5-9 6-15v-3c-2-10-3-20-5-29-2-10-5-20-7-29 4-1 9-3 12-6s6-7 7-11c2-4 2-8 1-12zM473 149c1-5-1-10-4-15s-8-9-15-11v-93c0-8-2-13-6-18-4-4-8-6-13-7-6-1-11-1-16 2-6 2-10 6-13 12-3 5-4 10-4 15v88h-94v-92c0-3 0-4 0-6s-1-4-2-6c-2-7-7-11-12-13-6-2-11-1-16 1-6 2-11 5-15 10s-6 11-6 18v210c0 7 2 13 6 18 3 5 7 9 13 11 5 2 10 2 15 0 6-2 10-6 14-13 1-2 2-5 2-8 1-3 1-6 1-9v-69h94v70c0 3 1 6 1 10 1 3 2 6 4 9 4 6 9 10 15 11 5 1 10 1 15-2 5-2 9-5 12-11 4-5 5-11 5-18v-70c6-1 11-4 14-9 4-5 5-10 5-15zM202 62c0-4 0-7-1-11-1-3-3-7-5-11s-5-8-8-12c-4-3-7-7-11-9-4-3-7-6-11-7-6-2-11-3-17-4-5 0-11 0-17 1-5 2-11 3-16 5-6 2-11 4-16 6-9 4-17 8-25 12-8 5-16 10-24 16-10 8-20 18-27 30-7 11-13 24-17 36-4 13-6 27-7 40 0 14 2 27 5 40 2 8 5 17 9 24 4 8 9 16 15 23 10 11 21 20 34 26 12 6 25 9 38 9 13 1 26-2 39-7s24-13 35-24c4-5 9-10 13-16 5-5 8-11 10-17 1-7 0-13-2-17-3-5-6-8-11-10-4-3-9-3-15-3-6 1-10 3-15 8-3 5-7 11-11 16-5 6-10 11-15 14-6 4-13 7-19 7-7 1-14 0-20-2s-12-6-18-10c-5-5-9-10-13-16-5-11-9-22-9-34-1-12 0-23 3-35 3-10 7-18 13-26s13-15 21-21 16-11 26-16c9-4 18-7 27-10 1 0 3 0 5 0 4 1 6 4 8 7s4 7 6 10 5 6 8 8c4 2 8 3 14 2 4 0 8-2 11-4s5-4 7-7c1-4 2-7 3-11zM644 103c6 12 11 24 16 36-11 1-21 1-30 1-10 0-21 0-34 0 4-12 9-24 13-35 5-12 10-24 16-37 7 12 13 23 19 35z">
          <text:p/>
        </draw:path>
        <draw:polygon draw:style-name="gr38" draw:text-style-name="P13" draw:layer="layout" svg:width="0.267cm" svg:height="0.368cm" svg:x="17.921cm" svg:y="2.451cm" svg:viewBox="0 0 268 369" draw:points="0,0 96,0 96,286 268,286 268,369 0,369">
          <text:p/>
        </draw:polygon>
        <draw:polygon draw:style-name="gr38" draw:text-style-name="P13" draw:layer="layout" svg:width="0.298cm" svg:height="0.368cm" svg:x="18.205cm" svg:y="2.451cm" svg:viewBox="0 0 299 369" draw:points="0,0 294,0 294,77 95,77 95,142 277,142 277,216 95,216 95,286 299,286 299,369 0,369">
          <text:p/>
        </draw:polygon>
        <draw:path draw:style-name="gr38" draw:text-style-name="P13" draw:layer="layout" svg:width="0.354cm" svg:height="0.383cm" svg:x="18.512cm" svg:y="2.444cm" svg:viewBox="0 0 355 384" svg:d="M355 376h-62l-6-40c-25 35-68 48-102 48-111 0-185-85-185-192 0-106 74-192 185-192 76 0 157 40 166 134h-96c-3-32-34-51-72-51-62 0-86 55-86 109 0 55 24 109 86 109 47 0 79-22 84-55h-67v-71h155z">
          <text:p/>
        </draw:path>
        <draw:path draw:style-name="gr38" draw:text-style-name="P13" draw:layer="layout" svg:width="0.363cm" svg:height="0.383cm" svg:x="18.882cm" svg:y="2.444cm" svg:viewBox="0 0 364 384" svg:d="M183 301c61 0 85-54 85-109 0-54-24-109-85-109-63 0-87 55-87 109 0 55 24 109 87 109zM183 0c115 0 181 86 181 192 0 107-66 192-181 192-117 0-183-85-183-192 0-106 66-192 183-192z">
          <text:p/>
        </draw:path>
        <draw:polygon draw:style-name="gr38" draw:text-style-name="P13" draw:layer="layout" svg:width="0.267cm" svg:height="0.368cm" svg:x="17.639cm" svg:y="2.922cm" svg:viewBox="0 0 268 369" draw:points="0,0 95,0 95,287 268,287 268,369 0,369">
          <text:p/>
        </draw:polygon>
        <draw:polygon draw:style-name="gr38" draw:text-style-name="P13" draw:layer="layout" svg:width="0.299cm" svg:height="0.368cm" svg:x="17.922cm" svg:y="2.922cm" svg:viewBox="0 0 300 369" draw:points="0,0 294,0 294,77 96,77 96,141 277,141 277,217 96,217 96,287 300,287 300,369 0,369">
          <text:p/>
        </draw:polygon>
        <draw:path draw:style-name="gr38" draw:text-style-name="P13" draw:layer="layout" svg:width="0.372cm" svg:height="0.368cm" svg:x="18.207cm" svg:y="2.922cm" svg:viewBox="0 0 373 369" svg:d="M143 232h85l-42-130h-1zM137 0h99l137 369h-100l-23-66h-129l-23 66h-98z">
          <text:p/>
        </draw:path>
        <draw:path draw:style-name="gr38" draw:text-style-name="P13" draw:layer="layout" svg:width="0.353cm" svg:height="0.383cm" svg:x="18.562cm" svg:y="2.915cm" svg:viewBox="0 0 354 384" svg:d="M354 376h-62l-6-41c-25 36-69 49-103 49-111 0-183-86-183-193 0-106 72-191 183-191 77 0 159 40 168 132h-97c-3-31-34-50-73-50-61 0-85 55-85 109 0 55 24 109 85 109 48 0 80-22 85-55h-67v-71h155z">
          <text:p/>
        </draw:path>
        <draw:path draw:style-name="gr38" draw:text-style-name="P13" draw:layer="layout" svg:width="0.32cm" svg:height="0.376cm" svg:x="18.943cm" svg:y="2.922cm" svg:viewBox="0 0 321 377" svg:d="M321 216c0 108-48 161-160 161s-161-53-161-161v-216h96v222c0 48 18 72 65 72s65-24 65-72v-222h95z">
          <text:p/>
        </draw:path>
        <draw:polygon draw:style-name="gr38" draw:text-style-name="P13" draw:layer="layout" svg:width="0.299cm" svg:height="0.368cm" svg:x="19.296cm" svg:y="2.922cm" svg:viewBox="0 0 300 369" draw:points="0,0 294,0 294,77 96,77 96,141 277,141 277,217 96,217 96,287 300,287 300,369 0,369">
          <text:p/>
        </draw:polygon>
        <draw:path draw:style-name="gr49" draw:text-style-name="P16" draw:layer="layout" svg:width="0.352cm" svg:height="0.11cm" svg:x="18.371cm" svg:y="1.187cm" svg:viewBox="0 0 353 111" svg:d="M216 78c27 0 53 2 78 7l59-63c-41-14-88-22-137-22-83 0-160 23-216 61l52 50c48-21 104-33 164-33z">
          <text:p/>
        </draw:path>
        <draw:path draw:style-name="gr48" draw:text-style-name="P15" draw:layer="layout" svg:width="0.483cm" svg:height="0.143cm" svg:x="18.304cm" svg:y="1.105cm" svg:viewBox="0 0 484 144" svg:d="M282 82c50 0 97 8 138 23l64-68c-60-23-128-37-202-37-108 0-207 30-282 79l67 65c56-38 132-62 215-62z">
          <text:p/>
        </draw:path>
        <draw:path draw:style-name="gr49" draw:text-style-name="P16" draw:layer="layout" svg:width="0.034cm" svg:height="0.088cm" svg:x="18.273cm" svg:y="1.36cm" svg:viewBox="0 0 35 89" svg:d="M5 89c5-22 15-43 30-62l-27-27c-5 17-8 34-8 51 0 13 2 26 5 38z">
          <text:p/>
        </draw:path>
        <draw:path draw:style-name="gr49" draw:text-style-name="P16" draw:layer="layout" svg:width="0.108cm" svg:height="0.094cm" svg:x="18.076cm" svg:y="1.555cm" svg:viewBox="0 0 109 95" svg:d="M11 38l-11 57 109-47c-7-15-8-33-12-48z">
          <text:p/>
        </draw:path>
        <draw:polygon draw:style-name="gr49" draw:text-style-name="P16" draw:layer="layout" svg:width="0.228cm" svg:height="0.868cm" svg:x="17.855cm" svg:y="0.975cm" svg:viewBox="0 0 229 869" draw:points="157,6 0,863 75,869 229,0">
          <text:p/>
        </draw:polygon>
        <draw:path draw:style-name="gr47" draw:text-style-name="P14" draw:layer="layout" svg:width="0.68cm" svg:height="0.869cm" svg:x="17.928cm" svg:y="0.974cm" svg:viewBox="0 0 681 870" svg:d="M610 501v-70l-114-108-51-49-68-64-221-210-156 870 329-144c-33-29-56-60-73-96l-107 46 11-56 69-361 6-30 57 57 73 75 32 32 129 111-125 58c32 33 71 61 123 78l157-71z">
          <text:p/>
        </draw:path>
        <draw:path draw:style-name="gr49" draw:text-style-name="P16" draw:layer="layout" svg:width="0.076cm" svg:height="0.145cm" svg:x="18.823cm" svg:y="1.303cm" svg:viewBox="0 0 77 146" svg:d="M72 146c3-12 5-25 5-38 0-40-14-76-39-108l-38 39c36 29 63 67 72 107z">
          <text:p/>
        </draw:path>
        <draw:path draw:style-name="gr49" draw:text-style-name="P16" draw:layer="layout" svg:width="0.545cm" svg:height="0.498cm" svg:x="18.831cm" svg:y="1.387cm" svg:viewBox="0 0 546 499" svg:d="M133 429l-88-86c-14 11-29 19-45 28l133 128 413-430-1-69z">
          <text:p/>
        </draw:path>
        <draw:path draw:style-name="gr49" draw:text-style-name="P16" draw:layer="layout" svg:width="0.208cm" svg:height="0.218cm" svg:x="18.536cm" svg:y="1.404cm" svg:viewBox="0 0 209 219" svg:d="M129 124l-73-70-56-54v71l79 75 74 73c19-6 38-12 56-19z">
          <text:p/>
        </draw:path>
        <draw:polygon draw:style-name="gr49" draw:text-style-name="P16" draw:layer="layout" svg:width="0.512cm" svg:height="0.294cm" svg:x="18.7cm" svg:y="1.14cm" svg:viewBox="0 0 513 295" draw:points="251,0 192,61 128,128 84,174 0,262 35,295 124,203 161,163 229,92 251,70 478,288 513,251">
          <text:p/>
        </draw:polygon>
        <draw:path draw:style-name="gr48" draw:text-style-name="P15" draw:layer="layout" svg:width="0.855cm" svg:height="0.506cm" svg:x="18.159cm" svg:y="1.232cm" svg:viewBox="0 0 856 507" svg:d="M771 0l-68 72c24 32 38 68 38 107 0 13-2 26-5 38-8 33-25 63-51 89-26 27-60 49-99 66-17 7-36 13-55 18-32 8-67 12-103 12-44 0-87-7-125-19-52-16-98-42-130-75-12-12-23-24-31-38-11-16-18-34-23-53-3-12-5-25-5-38 0-17 3-34 8-50l-78-79c-28 42-44 90-44 141 0 13 1 26 3 38 5 31 16 60 32 87 8 14 17 27 27 40 28 33 63 62 105 85 73 41 163 66 261 66 69 0 134-12 191-33 17-7 34-14 50-22 37-19 70-42 97-68 46-44 77-97 87-155 2-12 3-25 3-38 0-71-32-137-85-191z">
          <text:p/>
        </draw:path>
        <draw:path draw:style-name="gr50" draw:text-style-name="P17" draw:layer="layout" svg:width="0.839cm" svg:height="0.839cm" svg:x="18.536cm" svg:y="0.976cm" svg:viewBox="0 0 840 840" svg:d="M128 553l79 75c39-16 74-39 100-65l-108-104-35-33 83-87 44-45 66-69 58-61 261 251-35 37-213 222c-23 31-52 58-87 82l88 84 411-428-428-412-161 167-65 67-59 62-127 133z">
          <text:p/>
        </draw:path>
        <draw:path draw:style-name="gr49" draw:text-style-name="P16" draw:layer="layout" svg:width="0.302cm" svg:height="0.333cm" svg:x="18.154cm" svg:y="1.202cm" svg:viewBox="0 0 303 334" svg:d="M150 302l2 4c6 10 15 19 23 28l128-60-295-274-8 43 232 228z">
          <text:p/>
        </draw:path>
        <draw:path draw:style-name="gr49" draw:text-style-name="P16" draw:layer="layout" svg:width="0.856cm" svg:height="0.406cm" svg:x="18.158cm" svg:y="1.409cm" svg:viewBox="0 0 857 407" svg:d="M857 14c0 13-1 26-3 38-10 58-41 111-87 155-27 26-60 49-97 68-16 8-33 15-50 22-57 21-122 33-191 33-98 0-189-25-261-66-42-23-77-52-105-85-10-13-19-26-27-40-16-27-27-56-32-87-2-12-3-25-3-38 0-4 0-9 0-14-2 13 0 78 0 91 0 20 2 40 7 60 4 15 10 30 17 44 17 36 43 70 75 98 79 70 197 114 329 114 92 0 176-22 246-58 16-8 31-17 45-26 34-24 63-52 86-83 32-44 51-95 51-149 0-12 1-66 0-89 0-3 0 8 0 12z">
          <text:p/>
        </draw:path>
        <draw:polygon draw:style-name="gr38" draw:text-style-name="P13" draw:layer="layout" svg:width="0.391cm" svg:height="0.423cm" svg:x="17.767cm" svg:y="1.942cm" svg:viewBox="0 0 392 424" draw:points="99,0 392,0 363,112 223,112 209,171 355,171 330,275 186,275 151,424 0,424">
          <text:p/>
        </draw:polygon>
        <draw:polygon draw:style-name="gr38" draw:text-style-name="P13" draw:layer="layout" svg:width="0.249cm" svg:height="0.423cm" svg:x="18.099cm" svg:y="1.942cm" svg:viewBox="0 0 250 424" draw:points="98,0 250,0 151,424 0,424">
          <text:p/>
        </draw:polygon>
        <draw:path draw:style-name="gr38" draw:text-style-name="P13" draw:layer="layout" svg:width="0.446cm" svg:height="0.432cm" svg:x="18.29cm" svg:y="1.933cm" svg:viewBox="0 0 447 433" svg:d="M209 212c49 0 83-29 83-70 0-21-16-32-47-32-9 0-14 1-23 3l-24 97c5 1 5 2 11 2zM98 12l9-1c49-7 109-11 143-11 55 0 98 8 131 21 41 17 66 55 66 100 0 39-13 75-38 104-21 25-41 37-81 49l-9 3c4 3 5 5 7 6 12 14 47 82 77 150h-166c-23-60-29-76-57-145l-33 145h-147z">
          <text:p/>
        </draw:path>
        <draw:polygon draw:style-name="gr38" draw:text-style-name="P13" draw:layer="layout" svg:width="0.402cm" svg:height="0.423cm" svg:x="19.058cm" svg:y="1.942cm" svg:viewBox="0 0 403 424" draw:points="36,0 403,0 378,122 269,122 197,424 46,424 118,122 0,122">
          <text:p/>
        </draw:polygon>
        <draw:path draw:style-name="gr38" draw:text-style-name="P13" draw:layer="layout" svg:width="0.074cm" svg:height="0.073cm" svg:x="19.288cm" svg:y="2.29cm" svg:viewBox="0 0 75 74" svg:d="M37 36c3 0 5-1 5-4s-2-5-5-5c-1 0-1 0-2 0v9c1 0 1 0 2 0zM24 19c1-1 2-1 5-1 4 0 6 0 7 0 12 0 18 4 18 13 0 6-2 9-7 11v1c2 1 6 7 9 13h-13c-3-5-4-7-8-13v13h-11zM38 70c18 0 32-15 32-33 0-17-14-33-32-33-19 0-33 16-33 33 0 18 14 33 33 33zM38 0c20 0 37 17 37 37 0 21-17 37-37 37-22 0-38-16-38-37 0-20 16-37 38-37z">
          <text:p/>
        </draw:path>
        <draw:path draw:style-name="gr38" draw:text-style-name="P13" draw:layer="layout" svg:width="0.073cm" svg:height="0.074cm" svg:x="19.237cm" svg:y="2.454cm" svg:viewBox="0 0 74 75" svg:d="M36 36c3 0 5-2 5-5s-2-4-5-4c-1 0-1 0-2 0v8c1 1 1 1 2 1zM22 18c2 0 2 0 6-1 4 0 5 0 7 0 12 0 18 5 18 14 0 5-2 8-7 10h-1c1 1 1 1 1 1 1 1 6 7 9 13h-14c-2-5-3-6-7-12v12h-12zM37 70c17 0 32-15 32-33s-15-32-32-32c-18 0-33 14-33 32s15 33 33 33zM37 0c20 0 37 16 37 37 0 20-17 38-37 38-21 0-37-18-37-38 0-21 16-37 37-37z">
          <text:p/>
        </draw:path>
        <draw:path draw:style-name="gr38" draw:text-style-name="P13" draw:layer="layout" svg:width="0.359cm" svg:height="0.441cm" svg:x="18.707cm" svg:y="1.933cm" svg:viewBox="0 0 360 442" svg:d="M0 423c42 12 90 19 133 19 59 0 104-13 142-41 43-31 71-78 71-120 0-29-12-55-35-73-17-14-35-25-72-42l-29-14c-10-5-15-10-15-16 0-15 20-27 46-27 20 0 43 6 88 21l31-116c-34-9-66-14-99-14-123 0-219 69-219 156 0 45 30 78 108 113 36 17 42 21 42 33 0 17-19 28-49 28-27 0-63-8-110-26z">
          <text:p/>
        </draw:path>
        <draw:control draw:style-name="gr1" draw:text-style-name="P18" draw:layer="controls" svg:width="0.965cm" svg:height="0.33cm" svg:x="1.103cm" svg:y="2.554cm" draw:control="control45"/>
        <draw:control draw:style-name="gr1" draw:text-style-name="P18" draw:layer="controls" svg:width="1.549cm" svg:height="0.33cm" svg:x="3.491cm" svg:y="2.554cm" draw:control="control46"/>
        <draw:control draw:style-name="gr1" draw:text-style-name="P18" draw:layer="controls" svg:width="2.083cm" svg:height="0.33cm" svg:x="12.609cm" svg:y="2.554cm" draw:control="control47"/>
        <draw:control draw:style-name="standard" draw:text-style-name="P19" draw:layer="controls" svg:width="2.159cm" svg:height="0.381cm" svg:x="1.103cm" svg:y="2.884cm" draw:control="control48"/>
        <draw:control draw:style-name="standard" draw:text-style-name="P19" draw:layer="controls" svg:width="8.763cm" svg:height="0.381cm" svg:x="3.491cm" svg:y="2.885cm" draw:control="control49"/>
        <draw:control draw:style-name="standard" draw:text-style-name="P19" draw:layer="controls" svg:width="2.537cm" svg:height="0.381cm" svg:x="12.584cm" svg:y="2.859cm" draw:control="control50"/>
        <draw:control draw:style-name="standard" draw:text-style-name="P21" draw:layer="controls" svg:width="3.548cm" svg:height="1.524cm" svg:x="16.275cm" svg:y="8.909cm" draw:control="control51"/>
        <draw:control draw:style-name="standard" draw:text-style-name="P21" draw:layer="controls" svg:width="8.255cm" svg:height="3.429cm" svg:x="1.789cm" svg:y="23.179cm" draw:control="control52"/>
        <draw:control draw:style-name="standard" draw:text-style-name="P21" draw:layer="controls" svg:width="8.255cm" svg:height="3.429cm" svg:x="11.101cm" svg:y="23.18cm" draw:control="control53"/>
        <draw:control draw:style-name="standard" draw:text-style-name="P21" draw:layer="controls" svg:width="3.548cm" svg:height="1.524cm" svg:x="16.275cm" svg:y="11.649cm" draw:control="control54"/>
        <draw:control draw:style-name="standard" draw:text-style-name="P21" draw:layer="controls" svg:width="3.548cm" svg:height="1.524cm" svg:x="16.275cm" svg:y="14.309cm" draw:control="control55"/>
        <draw:control draw:style-name="standard" draw:text-style-name="P21" draw:layer="controls" svg:width="3.548cm" svg:height="1.524cm" svg:x="16.275cm" svg:y="17.009cm" draw:control="control56"/>
        <draw:control draw:style-name="standard" draw:text-style-name="P21" draw:layer="controls" svg:width="3.548cm" svg:height="1.524cm" svg:x="16.275cm" svg:y="19.709cm" draw:control="control57"/>
        <draw:control draw:style-name="gr1" draw:text-style-name="P1" draw:layer="controls" svg:width="0.48cm" svg:height="0.48cm" svg:x="1.219cm" svg:y="9.02cm" draw:control="control58"/>
        <draw:control draw:style-name="gr1" draw:text-style-name="P1" draw:layer="controls" svg:width="0.48cm" svg:height="0.48cm" svg:x="1.219cm" svg:y="9.934cm" draw:control="control59"/>
        <draw:control draw:style-name="gr1" draw:text-style-name="P1" draw:layer="controls" svg:width="0.48cm" svg:height="0.48cm" svg:x="5.969cm" svg:y="9.02cm" draw:control="control60"/>
        <draw:control draw:style-name="gr1" draw:text-style-name="P1" draw:layer="controls" svg:width="0.48cm" svg:height="0.48cm" svg:x="5.969cm" svg:y="9.934cm" draw:control="control61"/>
        <draw:control draw:style-name="gr1" draw:text-style-name="P1" draw:layer="controls" svg:width="0.48cm" svg:height="0.48cm" svg:x="10.718cm" svg:y="9.02cm" draw:control="control62"/>
        <draw:control draw:style-name="gr1" draw:text-style-name="P1" draw:layer="controls" svg:width="0.48cm" svg:height="0.48cm" svg:x="10.718cm" svg:y="9.934cm" draw:control="control63"/>
        <draw:control draw:style-name="gr1" draw:text-style-name="P1" draw:layer="controls" svg:width="0.48cm" svg:height="0.48cm" svg:x="15.468cm" svg:y="9.02cm" draw:control="control64"/>
        <draw:control draw:style-name="gr1" draw:text-style-name="P1" draw:layer="controls" svg:width="0.48cm" svg:height="0.48cm" svg:x="15.468cm" svg:y="9.934cm" draw:control="control65"/>
        <draw:control draw:style-name="gr1" draw:text-style-name="P1" draw:layer="controls" svg:width="0.48cm" svg:height="0.48cm" svg:x="1.22cm" svg:y="11.698cm" draw:control="control66"/>
        <draw:control draw:style-name="gr1" draw:text-style-name="P1" draw:layer="controls" svg:width="0.48cm" svg:height="0.48cm" svg:x="1.22cm" svg:y="12.612cm" draw:control="control67"/>
        <draw:control draw:style-name="gr1" draw:text-style-name="P1" draw:layer="controls" svg:width="0.48cm" svg:height="0.48cm" svg:x="5.97cm" svg:y="11.698cm" draw:control="control68"/>
        <draw:control draw:style-name="gr1" draw:text-style-name="P1" draw:layer="controls" svg:width="0.48cm" svg:height="0.48cm" svg:x="5.97cm" svg:y="12.612cm" draw:control="control69"/>
        <draw:control draw:style-name="gr1" draw:text-style-name="P1" draw:layer="controls" svg:width="0.48cm" svg:height="0.48cm" svg:x="10.719cm" svg:y="11.698cm" draw:control="control70"/>
        <draw:control draw:style-name="gr1" draw:text-style-name="P1" draw:layer="controls" svg:width="0.48cm" svg:height="0.48cm" svg:x="10.719cm" svg:y="12.612cm" draw:control="control71"/>
        <draw:control draw:style-name="gr1" draw:text-style-name="P1" draw:layer="controls" svg:width="0.48cm" svg:height="0.48cm" svg:x="15.469cm" svg:y="11.698cm" draw:control="control72"/>
        <draw:control draw:style-name="gr1" draw:text-style-name="P1" draw:layer="controls" svg:width="0.48cm" svg:height="0.48cm" svg:x="15.469cm" svg:y="12.612cm" draw:control="control73"/>
        <draw:control draw:style-name="gr1" draw:text-style-name="P1" draw:layer="controls" svg:width="0.48cm" svg:height="0.48cm" svg:x="1.22cm" svg:y="14.416cm" draw:control="control74"/>
        <draw:control draw:style-name="gr1" draw:text-style-name="P1" draw:layer="controls" svg:width="0.48cm" svg:height="0.48cm" svg:x="1.22cm" svg:y="15.33cm" draw:control="control75"/>
        <draw:control draw:style-name="gr1" draw:text-style-name="P1" draw:layer="controls" svg:width="0.48cm" svg:height="0.48cm" svg:x="5.97cm" svg:y="14.416cm" draw:control="control76"/>
        <draw:control draw:style-name="gr1" draw:text-style-name="P1" draw:layer="controls" svg:width="0.48cm" svg:height="0.48cm" svg:x="5.97cm" svg:y="15.33cm" draw:control="control77"/>
        <draw:control draw:style-name="gr1" draw:text-style-name="P1" draw:layer="controls" svg:width="0.48cm" svg:height="0.48cm" svg:x="10.719cm" svg:y="14.416cm" draw:control="control78"/>
        <draw:control draw:style-name="gr1" draw:text-style-name="P1" draw:layer="controls" svg:width="0.48cm" svg:height="0.48cm" svg:x="10.719cm" svg:y="15.33cm" draw:control="control79"/>
        <draw:control draw:style-name="gr1" draw:text-style-name="P1" draw:layer="controls" svg:width="0.48cm" svg:height="0.48cm" svg:x="15.469cm" svg:y="14.416cm" draw:control="control80"/>
        <draw:control draw:style-name="gr1" draw:text-style-name="P1" draw:layer="controls" svg:width="0.48cm" svg:height="0.48cm" svg:x="15.469cm" svg:y="15.33cm" draw:control="control81"/>
        <draw:control draw:style-name="gr1" draw:text-style-name="P1" draw:layer="controls" svg:width="0.48cm" svg:height="0.48cm" svg:x="1.22cm" svg:y="17.134cm" draw:control="control82"/>
        <draw:control draw:style-name="gr1" draw:text-style-name="P1" draw:layer="controls" svg:width="0.48cm" svg:height="0.48cm" svg:x="1.22cm" svg:y="18.048cm" draw:control="control83"/>
        <draw:control draw:style-name="gr1" draw:text-style-name="P1" draw:layer="controls" svg:width="0.48cm" svg:height="0.48cm" svg:x="5.97cm" svg:y="17.134cm" draw:control="control84"/>
        <draw:control draw:style-name="gr1" draw:text-style-name="P1" draw:layer="controls" svg:width="0.48cm" svg:height="0.48cm" svg:x="5.97cm" svg:y="18.048cm" draw:control="control85"/>
        <draw:control draw:style-name="gr1" draw:text-style-name="P1" draw:layer="controls" svg:width="0.48cm" svg:height="0.48cm" svg:x="10.719cm" svg:y="17.134cm" draw:control="control86"/>
        <draw:control draw:style-name="gr1" draw:text-style-name="P1" draw:layer="controls" svg:width="0.48cm" svg:height="0.48cm" svg:x="10.719cm" svg:y="18.048cm" draw:control="control87"/>
        <draw:control draw:style-name="gr1" draw:text-style-name="P1" draw:layer="controls" svg:width="0.48cm" svg:height="0.48cm" svg:x="15.469cm" svg:y="17.134cm" draw:control="control88"/>
        <draw:control draw:style-name="gr1" draw:text-style-name="P1" draw:layer="controls" svg:width="0.48cm" svg:height="0.48cm" svg:x="15.469cm" svg:y="18.048cm" draw:control="control89"/>
        <draw:control draw:style-name="gr1" draw:text-style-name="P1" draw:layer="controls" svg:width="0.48cm" svg:height="0.48cm" svg:x="1.22cm" svg:y="19.852cm" draw:control="control90"/>
        <draw:control draw:style-name="gr1" draw:text-style-name="P1" draw:layer="controls" svg:width="0.48cm" svg:height="0.48cm" svg:x="1.22cm" svg:y="20.766cm" draw:control="control91"/>
        <draw:control draw:style-name="gr1" draw:text-style-name="P1" draw:layer="controls" svg:width="0.48cm" svg:height="0.48cm" svg:x="5.97cm" svg:y="19.852cm" draw:control="control92"/>
        <draw:control draw:style-name="gr1" draw:text-style-name="P1" draw:layer="controls" svg:width="0.48cm" svg:height="0.48cm" svg:x="5.97cm" svg:y="20.766cm" draw:control="control93"/>
        <draw:control draw:style-name="gr1" draw:text-style-name="P1" draw:layer="controls" svg:width="0.48cm" svg:height="0.48cm" svg:x="10.719cm" svg:y="19.852cm" draw:control="control94"/>
        <draw:control draw:style-name="gr1" draw:text-style-name="P1" draw:layer="controls" svg:width="0.48cm" svg:height="0.48cm" svg:x="10.719cm" svg:y="20.766cm" draw:control="control95"/>
        <draw:control draw:style-name="gr1" draw:text-style-name="P1" draw:layer="controls" svg:width="0.48cm" svg:height="0.48cm" svg:x="15.469cm" svg:y="19.852cm" draw:control="control96"/>
        <draw:control draw:style-name="gr1" draw:text-style-name="P1" draw:layer="controls" svg:width="0.48cm" svg:height="0.48cm" svg:x="15.469cm" svg:y="20.766cm" draw:control="control97"/>
        <draw:frame draw:style-name="gr95" draw:text-style-name="P5" draw:layer="layout" svg:width="3.816cm" svg:height="0.637cm" svg:x="11.308cm" svg:y="17.07cm">
          <draw:text-box>
            <text:p text:style-name="P2"><text:span text:style-name="T3">Shared their solution with user</text:span></text:p>
            <text:p text:style-name="P2"><text:span text:style-name="T3">AND professional</text:span></text:p>
          </draw:text-box>
        </draw:frame>
      </draw:page>
      <draw:page draw:name="page3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TeamNumberLabel" form:control-implementation="ooo:com.sun.star.form.component.FixedText" xml:id="control98" form:id="control98" form:label="Team #"/>
            <form:fixed-text form:name="TeamNameLabel" form:control-implementation="ooo:com.sun.star.form.component.FixedText" xml:id="control99" form:id="control99" form:label="Team Name"/>
            <form:fixed-text form:name="JudgingRoomLabel" form:control-implementation="ooo:com.sun.star.form.component.FixedText" xml:id="control100" form:id="control100" form:label="Judging Room"/>
            <form:text form:name="RDTeamNumberEntry" form:control-implementation="ooo:com.sun.star.form.component.TextField" xml:id="control101" form:id="control10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DTeamNameEntry" form:control-implementation="ooo:com.sun.star.form.component.TextField" xml:id="control102" form:id="control10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DJudgingRoomEntry" form:control-implementation="ooo:com.sun.star.form.component.TextField" xml:id="control103" form:id="control10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RDIdentifyExceedsDesc" form:control-implementation="ooo:com.sun.star.form.component.TextField" xml:id="control104" form:id="control10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VScroll" office:value-type="boolean" office:boolean-value="true"/>
              </form:properties>
              <text:p/>
            </form:textarea>
            <form:textarea form:name="RDFeedbackGreatJob" form:control-implementation="ooo:com.sun.star.form.component.TextField" xml:id="control105" form:id="control10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VScroll" office:value-type="boolean" office:boolean-value="true"/>
              </form:properties>
              <text:p/>
            </form:textarea>
            <form:textarea form:name="RDFeedbackThinkAbout" form:control-implementation="ooo:com.sun.star.form.component.TextField" xml:id="control106" form:id="control10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VScroll" office:value-type="boolean" office:boolean-value="true"/>
              </form:properties>
              <text:p/>
            </form:textarea>
            <form:textarea form:name="RDDesignExceedsDesc" form:control-implementation="ooo:com.sun.star.form.component.TextField" xml:id="control107" form:id="control10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VScroll" office:value-type="boolean" office:boolean-value="true"/>
              </form:properties>
              <text:p/>
            </form:textarea>
            <form:textarea form:name="RDCreateExceedsDesc" form:control-implementation="ooo:com.sun.star.form.component.TextField" xml:id="control108" form:id="control10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VScroll" office:value-type="boolean" office:boolean-value="true"/>
              </form:properties>
              <text:p/>
            </form:textarea>
            <form:textarea form:name="RDIterateExceedsDesc" form:control-implementation="ooo:com.sun.star.form.component.TextField" xml:id="control109" form:id="control10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VScroll" office:value-type="boolean" office:boolean-value="true"/>
              </form:properties>
              <text:p/>
            </form:textarea>
            <form:textarea form:name="RDCommunicateExceedsDesc" form:control-implementation="ooo:com.sun.star.form.component.TextField" xml:id="control110" form:id="control1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VScroll" office:value-type="boolean" office:boolean-value="true"/>
              </form:properties>
              <text:p/>
            </form:textarea>
            <form:checkbox form:name="RDIdentifyA1" form:control-implementation="ooo:com.sun.star.form.component.CheckBox" xml:id="control111" form:id="control11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DIdentifyB1" form:control-implementation="ooo:com.sun.star.form.component.CheckBox" xml:id="control112" form:id="control11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DIdentifyA2" form:control-implementation="ooo:com.sun.star.form.component.CheckBox" xml:id="control113" form:id="control11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DIdentifyB2" form:control-implementation="ooo:com.sun.star.form.component.CheckBox" xml:id="control114" form:id="control11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DIdentifyA3" form:control-implementation="ooo:com.sun.star.form.component.CheckBox" xml:id="control115" form:id="control11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DIdentifyB3" form:control-implementation="ooo:com.sun.star.form.component.CheckBox" xml:id="control116" form:id="control11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DIdentifyA4" form:control-implementation="ooo:com.sun.star.form.component.CheckBox" xml:id="control117" form:id="control11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DIdentifyB4" form:control-implementation="ooo:com.sun.star.form.component.CheckBox" xml:id="control118" form:id="control11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DDesignA1" form:control-implementation="ooo:com.sun.star.form.component.CheckBox" xml:id="control119" form:id="control11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DDesignB1" form:control-implementation="ooo:com.sun.star.form.component.CheckBox" xml:id="control120" form:id="control1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DDesignA2" form:control-implementation="ooo:com.sun.star.form.component.CheckBox" xml:id="control121" form:id="control12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DDesignB2" form:control-implementation="ooo:com.sun.star.form.component.CheckBox" xml:id="control122" form:id="control1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DDesignA3" form:control-implementation="ooo:com.sun.star.form.component.CheckBox" xml:id="control123" form:id="control1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DDesignB3" form:control-implementation="ooo:com.sun.star.form.component.CheckBox" xml:id="control124" form:id="control1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DDesignA4" form:control-implementation="ooo:com.sun.star.form.component.CheckBox" xml:id="control125" form:id="control1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DDesignB4" form:control-implementation="ooo:com.sun.star.form.component.CheckBox" xml:id="control126" form:id="control1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DCreateA1" form:control-implementation="ooo:com.sun.star.form.component.CheckBox" xml:id="control127" form:id="control12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DCreateB1" form:control-implementation="ooo:com.sun.star.form.component.CheckBox" xml:id="control128" form:id="control12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DCreateA2" form:control-implementation="ooo:com.sun.star.form.component.CheckBox" xml:id="control129" form:id="control12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DCreateB2" form:control-implementation="ooo:com.sun.star.form.component.CheckBox" xml:id="control130" form:id="control1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DCreateA3" form:control-implementation="ooo:com.sun.star.form.component.CheckBox" xml:id="control131" form:id="control13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DCreateB3" form:control-implementation="ooo:com.sun.star.form.component.CheckBox" xml:id="control132" form:id="control1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DCreateA4" form:control-implementation="ooo:com.sun.star.form.component.CheckBox" xml:id="control133" form:id="control1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DCreateB4" form:control-implementation="ooo:com.sun.star.form.component.CheckBox" xml:id="control134" form:id="control1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DIterateA1" form:control-implementation="ooo:com.sun.star.form.component.CheckBox" xml:id="control135" form:id="control1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DIterateB1" form:control-implementation="ooo:com.sun.star.form.component.CheckBox" xml:id="control136" form:id="control1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DIterateA2" form:control-implementation="ooo:com.sun.star.form.component.CheckBox" xml:id="control137" form:id="control13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DIterateB2" form:control-implementation="ooo:com.sun.star.form.component.CheckBox" xml:id="control138" form:id="control13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DIterateA3" form:control-implementation="ooo:com.sun.star.form.component.CheckBox" xml:id="control139" form:id="control13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DIterateB3" form:control-implementation="ooo:com.sun.star.form.component.CheckBox" xml:id="control140" form:id="control1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DIterateA4" form:control-implementation="ooo:com.sun.star.form.component.CheckBox" xml:id="control141" form:id="control14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DIterateB4" form:control-implementation="ooo:com.sun.star.form.component.CheckBox" xml:id="control142" form:id="control14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DCommunicateA1" form:control-implementation="ooo:com.sun.star.form.component.CheckBox" xml:id="control143" form:id="control14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DCommunicateB1" form:control-implementation="ooo:com.sun.star.form.component.CheckBox" xml:id="control144" form:id="control14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DCommunicateA2" form:control-implementation="ooo:com.sun.star.form.component.CheckBox" xml:id="control145" form:id="control14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DCommunicateB2" form:control-implementation="ooo:com.sun.star.form.component.CheckBox" xml:id="control146" form:id="control14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DCommunicateA3" form:control-implementation="ooo:com.sun.star.form.component.CheckBox" xml:id="control147" form:id="control14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DCommunicateB3" form:control-implementation="ooo:com.sun.star.form.component.CheckBox" xml:id="control148" form:id="control14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DCommunicateA4" form:control-implementation="ooo:com.sun.star.form.component.CheckBox" xml:id="control149" form:id="control14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DCommunicateB4" form:control-implementation="ooo:com.sun.star.form.component.CheckBox" xml:id="control150" form:id="control15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draw:frame draw:style-name="gr109" draw:text-style-name="P3" draw:layer="layout" svg:width="6.403cm" svg:height="1.195cm" svg:x="1cm" svg:y="0.779cm">
          <draw:text-box>
            <text:p text:style-name="P2"><text:span text:style-name="T1">Robot Design</text:span></text:p>
          </draw:text-box>
        </draw:frame>
        <draw:frame draw:style-name="gr3" draw:text-style-name="P4" draw:layer="layout" svg:width="1.704cm" svg:height="0.319cm" svg:x="1cm" svg:y="3.95cm">
          <draw:text-box>
            <text:p text:style-name="P2"><text:span text:style-name="T2">Instructions </text:span></text:p>
          </draw:text-box>
        </draw:frame>
        <draw:frame draw:style-name="gr52" draw:text-style-name="P4" draw:layer="layout" svg:width="11.195cm" svg:height="0.319cm" svg:x="1cm" svg:y="4.289cm">
          <draw:text-box>
            <text:p text:style-name="P2"><text:span text:style-name="T3">Teams should communicate to the judges their achievement in each of the criteria below.</text:span></text:p>
          </draw:text-box>
        </draw:frame>
        <draw:frame draw:style-name="gr110" draw:text-style-name="P4" draw:layer="layout" svg:width="8.515cm" svg:height="0.319cm" svg:x="1cm" svg:y="4.627cm">
          <draw:text-box>
            <text:p text:style-name="P2"><text:span text:style-name="T3">This rubric should be filled out during the Robot Design explanation.</text:span></text:p>
          </draw:text-box>
        </draw:frame>
        <draw:frame draw:style-name="gr54" draw:text-style-name="P4" draw:layer="layout" svg:width="13.989cm" svg:height="0.319cm" svg:x="1cm" svg:y="5.305cm">
          <draw:text-box>
            <text:p text:style-name="P2"><text:span text:style-name="T2">Judges are required to tick one box on each separate line to indicate the level the team has achieved. If </text:span></text:p>
          </draw:text-box>
        </draw:frame>
        <draw:path draw:style-name="gr111" draw:text-style-name="P27" draw:layer="layout" svg:width="4.737cm" svg:height="1.499cm" svg:x="0.999cm" svg:y="6.4cm" svg:viewBox="0 0 4738 1500" svg:d="M0 0h4738v501h-4738zM0 501h4738v500h-4738zM0 1001h814v499h-814zM814 1001h3924v499h-3924z">
          <text:p/>
        </draw:path>
        <draw:path draw:style-name="gr112" draw:text-style-name="P28" draw:layer="layout" svg:width="4.782cm" svg:height="1.499cm" svg:x="5.736cm" svg:y="6.4cm" svg:viewBox="0 0 4783 1500" svg:d="M0 0h4783v501h-4783zM0 501h4783v500h-4783zM0 1001h814v499h-814zM814 1001h3969v499h-3969z">
          <text:p/>
        </draw:path>
        <draw:path draw:style-name="gr113" draw:text-style-name="P29" draw:layer="layout" svg:width="4.778cm" svg:height="1.499cm" svg:x="10.518cm" svg:y="6.4cm" svg:viewBox="0 0 4779 1500" svg:d="M0 0h4779v501h-4779zM0 501h4779v500h-4779zM0 1001h814v499h-814zM814 1001h3965v499h-3965z">
          <text:p/>
        </draw:path>
        <draw:path draw:style-name="gr114" draw:text-style-name="P30" draw:layer="layout" svg:width="4.713cm" svg:height="1cm" svg:x="15.296cm" svg:y="6.4cm" svg:viewBox="0 0 4714 1001" svg:d="M0 0h4714v501h-4714zM0 501h4714v500h-4714z">
          <text:p/>
        </draw:path>
        <draw:path draw:style-name="gr115" draw:text-style-name="P31" draw:layer="layout" svg:width="19.01cm" svg:height="12.2cm" svg:x="0.999cm" svg:y="7.4cm" svg:viewBox="0 0 19011 12201" svg:d="M14298 0h4713v499h-4713zM0 499h19011v901h-19011zM0 3200h19011v900h-19011zM0 5900h19011v900h-19011zM0 8600h19011v900h-19011zM0 11301h19011v900h-19011z">
          <text:p/>
        </draw:path>
        <draw:line draw:style-name="gr15" draw:text-style-name="P6" draw:layer="layout" svg:x1="1cm" svg:y1="8.8cm" svg:x2="1.813cm" svg:y2="8.8cm">
          <text:p/>
        </draw:line>
        <draw:line draw:style-name="gr15" draw:text-style-name="P6" draw:layer="layout" svg:x1="1.813cm" svg:y1="8.8cm" svg:x2="5.736cm" svg:y2="8.8cm">
          <text:p/>
        </draw:line>
        <draw:line draw:style-name="gr15" draw:text-style-name="P6" draw:layer="layout" svg:x1="5.736cm" svg:y1="8.8cm" svg:x2="6.55cm" svg:y2="8.8cm">
          <text:p/>
        </draw:line>
        <draw:line draw:style-name="gr15" draw:text-style-name="P6" draw:layer="layout" svg:x1="6.55cm" svg:y1="8.8cm" svg:x2="10.518cm" svg:y2="8.8cm">
          <text:p/>
        </draw:line>
        <draw:line draw:style-name="gr15" draw:text-style-name="P6" draw:layer="layout" svg:x1="10.518cm" svg:y1="8.8cm" svg:x2="11.332cm" svg:y2="8.8cm">
          <text:p/>
        </draw:line>
        <draw:line draw:style-name="gr15" draw:text-style-name="P6" draw:layer="layout" svg:x1="11.332cm" svg:y1="8.8cm" svg:x2="15.296cm" svg:y2="8.8cm">
          <text:p/>
        </draw:line>
        <draw:line draw:style-name="gr15" draw:text-style-name="P6" draw:layer="layout" svg:x1="15.296cm" svg:y1="8.8cm" svg:x2="16.171cm" svg:y2="8.8cm">
          <text:p/>
        </draw:line>
        <draw:line draw:style-name="gr15" draw:text-style-name="P6" draw:layer="layout" svg:x1="1cm" svg:y1="11.5cm" svg:x2="1.813cm" svg:y2="11.5cm">
          <text:p/>
        </draw:line>
        <draw:line draw:style-name="gr15" draw:text-style-name="P6" draw:layer="layout" svg:x1="1.813cm" svg:y1="11.5cm" svg:x2="5.736cm" svg:y2="11.5cm">
          <text:p/>
        </draw:line>
        <draw:line draw:style-name="gr15" draw:text-style-name="P6" draw:layer="layout" svg:x1="5.736cm" svg:y1="11.5cm" svg:x2="6.55cm" svg:y2="11.5cm">
          <text:p/>
        </draw:line>
        <draw:line draw:style-name="gr15" draw:text-style-name="P6" draw:layer="layout" svg:x1="6.55cm" svg:y1="11.5cm" svg:x2="10.518cm" svg:y2="11.5cm">
          <text:p/>
        </draw:line>
        <draw:line draw:style-name="gr15" draw:text-style-name="P6" draw:layer="layout" svg:x1="10.518cm" svg:y1="11.5cm" svg:x2="11.332cm" svg:y2="11.5cm">
          <text:p/>
        </draw:line>
        <draw:line draw:style-name="gr15" draw:text-style-name="P6" draw:layer="layout" svg:x1="11.332cm" svg:y1="11.5cm" svg:x2="15.296cm" svg:y2="11.5cm">
          <text:p/>
        </draw:line>
        <draw:line draw:style-name="gr15" draw:text-style-name="P6" draw:layer="layout" svg:x1="15.296cm" svg:y1="11.5cm" svg:x2="16.171cm" svg:y2="11.5cm">
          <text:p/>
        </draw:line>
        <draw:line draw:style-name="gr15" draw:text-style-name="P6" draw:layer="layout" svg:x1="1cm" svg:y1="14.2cm" svg:x2="1.813cm" svg:y2="14.2cm">
          <text:p/>
        </draw:line>
        <draw:line draw:style-name="gr15" draw:text-style-name="P6" draw:layer="layout" svg:x1="1.813cm" svg:y1="14.2cm" svg:x2="5.736cm" svg:y2="14.2cm">
          <text:p/>
        </draw:line>
        <draw:line draw:style-name="gr15" draw:text-style-name="P6" draw:layer="layout" svg:x1="5.736cm" svg:y1="14.2cm" svg:x2="6.55cm" svg:y2="14.2cm">
          <text:p/>
        </draw:line>
        <draw:line draw:style-name="gr15" draw:text-style-name="P6" draw:layer="layout" svg:x1="6.55cm" svg:y1="14.2cm" svg:x2="10.518cm" svg:y2="14.2cm">
          <text:p/>
        </draw:line>
        <draw:line draw:style-name="gr15" draw:text-style-name="P6" draw:layer="layout" svg:x1="10.518cm" svg:y1="14.2cm" svg:x2="11.332cm" svg:y2="14.2cm">
          <text:p/>
        </draw:line>
        <draw:line draw:style-name="gr15" draw:text-style-name="P6" draw:layer="layout" svg:x1="11.332cm" svg:y1="14.2cm" svg:x2="15.296cm" svg:y2="14.2cm">
          <text:p/>
        </draw:line>
        <draw:line draw:style-name="gr15" draw:text-style-name="P6" draw:layer="layout" svg:x1="15.296cm" svg:y1="14.2cm" svg:x2="16.171cm" svg:y2="14.2cm">
          <text:p/>
        </draw:line>
        <draw:line draw:style-name="gr15" draw:text-style-name="P6" draw:layer="layout" svg:x1="1cm" svg:y1="16.9cm" svg:x2="1.813cm" svg:y2="16.9cm">
          <text:p/>
        </draw:line>
        <draw:line draw:style-name="gr15" draw:text-style-name="P6" draw:layer="layout" svg:x1="1.813cm" svg:y1="16.9cm" svg:x2="5.736cm" svg:y2="16.9cm">
          <text:p/>
        </draw:line>
        <draw:line draw:style-name="gr15" draw:text-style-name="P6" draw:layer="layout" svg:x1="5.736cm" svg:y1="16.9cm" svg:x2="6.55cm" svg:y2="16.9cm">
          <text:p/>
        </draw:line>
        <draw:line draw:style-name="gr15" draw:text-style-name="P6" draw:layer="layout" svg:x1="6.55cm" svg:y1="16.9cm" svg:x2="10.518cm" svg:y2="16.9cm">
          <text:p/>
        </draw:line>
        <draw:line draw:style-name="gr15" draw:text-style-name="P6" draw:layer="layout" svg:x1="10.518cm" svg:y1="16.9cm" svg:x2="11.332cm" svg:y2="16.9cm">
          <text:p/>
        </draw:line>
        <draw:line draw:style-name="gr15" draw:text-style-name="P6" draw:layer="layout" svg:x1="11.332cm" svg:y1="16.9cm" svg:x2="15.296cm" svg:y2="16.9cm">
          <text:p/>
        </draw:line>
        <draw:line draw:style-name="gr15" draw:text-style-name="P6" draw:layer="layout" svg:x1="15.296cm" svg:y1="16.9cm" svg:x2="16.171cm" svg:y2="16.9cm">
          <text:p/>
        </draw:line>
        <draw:line draw:style-name="gr15" draw:text-style-name="P6" draw:layer="layout" svg:x1="1cm" svg:y1="19.6cm" svg:x2="1.813cm" svg:y2="19.6cm">
          <text:p/>
        </draw:line>
        <draw:line draw:style-name="gr15" draw:text-style-name="P6" draw:layer="layout" svg:x1="1.813cm" svg:y1="19.6cm" svg:x2="5.736cm" svg:y2="19.6cm">
          <text:p/>
        </draw:line>
        <draw:line draw:style-name="gr15" draw:text-style-name="P6" draw:layer="layout" svg:x1="5.736cm" svg:y1="19.6cm" svg:x2="6.55cm" svg:y2="19.6cm">
          <text:p/>
        </draw:line>
        <draw:line draw:style-name="gr15" draw:text-style-name="P6" draw:layer="layout" svg:x1="6.55cm" svg:y1="19.6cm" svg:x2="10.518cm" svg:y2="19.6cm">
          <text:p/>
        </draw:line>
        <draw:line draw:style-name="gr15" draw:text-style-name="P6" draw:layer="layout" svg:x1="10.518cm" svg:y1="19.6cm" svg:x2="11.332cm" svg:y2="19.6cm">
          <text:p/>
        </draw:line>
        <draw:line draw:style-name="gr15" draw:text-style-name="P6" draw:layer="layout" svg:x1="11.332cm" svg:y1="19.6cm" svg:x2="15.296cm" svg:y2="19.6cm">
          <text:p/>
        </draw:line>
        <draw:line draw:style-name="gr15" draw:text-style-name="P6" draw:layer="layout" svg:x1="15.296cm" svg:y1="19.6cm" svg:x2="16.171cm" svg:y2="19.6cm">
          <text:p/>
        </draw:line>
        <draw:line draw:style-name="gr15" draw:text-style-name="P6" draw:layer="layout" svg:x1="16.171cm" svg:y1="8.8cm" svg:x2="20.009cm" svg:y2="8.8cm">
          <text:p/>
        </draw:line>
        <draw:line draw:style-name="gr15" draw:text-style-name="P6" draw:layer="layout" svg:x1="16.171cm" svg:y1="11.5cm" svg:x2="20.009cm" svg:y2="11.5cm">
          <text:p/>
        </draw:line>
        <draw:line draw:style-name="gr15" draw:text-style-name="P6" draw:layer="layout" svg:x1="16.171cm" svg:y1="14.2cm" svg:x2="20.009cm" svg:y2="14.2cm">
          <text:p/>
        </draw:line>
        <draw:line draw:style-name="gr15" draw:text-style-name="P6" draw:layer="layout" svg:x1="16.171cm" svg:y1="16.9cm" svg:x2="20.009cm" svg:y2="16.9cm">
          <text:p/>
        </draw:line>
        <draw:line draw:style-name="gr15" draw:text-style-name="P6" draw:layer="layout" svg:x1="16.171cm" svg:y1="19.6cm" svg:x2="20.009cm" svg:y2="19.6cm">
          <text:p/>
        </draw:line>
        <draw:line draw:style-name="gr15" draw:text-style-name="P6" draw:layer="layout" svg:x1="1cm" svg:y1="9.7cm" svg:x2="1.813cm" svg:y2="9.7cm">
          <text:p/>
        </draw:line>
        <draw:line draw:style-name="gr15" draw:text-style-name="P6" draw:layer="layout" svg:x1="1.813cm" svg:y1="9.7cm" svg:x2="5.723cm" svg:y2="9.7cm">
          <text:p/>
        </draw:line>
        <draw:line draw:style-name="gr15" draw:text-style-name="P6" draw:layer="layout" svg:x1="5.75cm" svg:y1="9.7cm" svg:x2="6.55cm" svg:y2="9.7cm">
          <text:p/>
        </draw:line>
        <draw:line draw:style-name="gr15" draw:text-style-name="P6" draw:layer="layout" svg:x1="6.55cm" svg:y1="9.7cm" svg:x2="10.505cm" svg:y2="9.7cm">
          <text:p/>
        </draw:line>
        <draw:line draw:style-name="gr15" draw:text-style-name="P6" draw:layer="layout" svg:x1="10.531cm" svg:y1="9.7cm" svg:x2="11.332cm" svg:y2="9.7cm">
          <text:p/>
        </draw:line>
        <draw:line draw:style-name="gr15" draw:text-style-name="P6" draw:layer="layout" svg:x1="11.332cm" svg:y1="9.7cm" svg:x2="15.296cm" svg:y2="9.7cm">
          <text:p/>
        </draw:line>
        <draw:line draw:style-name="gr15" draw:text-style-name="P6" draw:layer="layout" svg:x1="1cm" svg:y1="12.4cm" svg:x2="1.813cm" svg:y2="12.4cm">
          <text:p/>
        </draw:line>
        <draw:line draw:style-name="gr15" draw:text-style-name="P6" draw:layer="layout" svg:x1="1.813cm" svg:y1="12.4cm" svg:x2="5.723cm" svg:y2="12.4cm">
          <text:p/>
        </draw:line>
        <draw:line draw:style-name="gr15" draw:text-style-name="P6" draw:layer="layout" svg:x1="5.75cm" svg:y1="12.4cm" svg:x2="6.55cm" svg:y2="12.4cm">
          <text:p/>
        </draw:line>
        <draw:line draw:style-name="gr15" draw:text-style-name="P6" draw:layer="layout" svg:x1="6.55cm" svg:y1="12.4cm" svg:x2="10.505cm" svg:y2="12.4cm">
          <text:p/>
        </draw:line>
        <draw:line draw:style-name="gr15" draw:text-style-name="P6" draw:layer="layout" svg:x1="10.531cm" svg:y1="12.4cm" svg:x2="11.332cm" svg:y2="12.4cm">
          <text:p/>
        </draw:line>
        <draw:line draw:style-name="gr15" draw:text-style-name="P6" draw:layer="layout" svg:x1="11.332cm" svg:y1="12.4cm" svg:x2="15.296cm" svg:y2="12.4cm">
          <text:p/>
        </draw:line>
        <draw:line draw:style-name="gr15" draw:text-style-name="P6" draw:layer="layout" svg:x1="1cm" svg:y1="15.1cm" svg:x2="1.813cm" svg:y2="15.1cm">
          <text:p/>
        </draw:line>
        <draw:line draw:style-name="gr15" draw:text-style-name="P6" draw:layer="layout" svg:x1="1.813cm" svg:y1="15.1cm" svg:x2="5.723cm" svg:y2="15.1cm">
          <text:p/>
        </draw:line>
        <draw:line draw:style-name="gr15" draw:text-style-name="P6" draw:layer="layout" svg:x1="5.75cm" svg:y1="15.1cm" svg:x2="6.55cm" svg:y2="15.1cm">
          <text:p/>
        </draw:line>
        <draw:line draw:style-name="gr15" draw:text-style-name="P6" draw:layer="layout" svg:x1="6.55cm" svg:y1="15.1cm" svg:x2="10.505cm" svg:y2="15.1cm">
          <text:p/>
        </draw:line>
        <draw:line draw:style-name="gr15" draw:text-style-name="P6" draw:layer="layout" svg:x1="10.531cm" svg:y1="15.1cm" svg:x2="11.332cm" svg:y2="15.1cm">
          <text:p/>
        </draw:line>
        <draw:line draw:style-name="gr15" draw:text-style-name="P6" draw:layer="layout" svg:x1="11.332cm" svg:y1="15.1cm" svg:x2="15.296cm" svg:y2="15.1cm">
          <text:p/>
        </draw:line>
        <draw:line draw:style-name="gr15" draw:text-style-name="P6" draw:layer="layout" svg:x1="1cm" svg:y1="17.8cm" svg:x2="1.813cm" svg:y2="17.8cm">
          <text:p/>
        </draw:line>
        <draw:line draw:style-name="gr15" draw:text-style-name="P6" draw:layer="layout" svg:x1="1.813cm" svg:y1="17.8cm" svg:x2="5.723cm" svg:y2="17.8cm">
          <text:p/>
        </draw:line>
        <draw:line draw:style-name="gr15" draw:text-style-name="P6" draw:layer="layout" svg:x1="5.75cm" svg:y1="17.8cm" svg:x2="6.55cm" svg:y2="17.8cm">
          <text:p/>
        </draw:line>
        <draw:line draw:style-name="gr15" draw:text-style-name="P6" draw:layer="layout" svg:x1="6.55cm" svg:y1="17.8cm" svg:x2="10.505cm" svg:y2="17.8cm">
          <text:p/>
        </draw:line>
        <draw:line draw:style-name="gr15" draw:text-style-name="P6" draw:layer="layout" svg:x1="10.531cm" svg:y1="17.8cm" svg:x2="11.332cm" svg:y2="17.8cm">
          <text:p/>
        </draw:line>
        <draw:line draw:style-name="gr15" draw:text-style-name="P6" draw:layer="layout" svg:x1="11.332cm" svg:y1="17.8cm" svg:x2="15.296cm" svg:y2="17.8cm">
          <text:p/>
        </draw:line>
        <draw:line draw:style-name="gr15" draw:text-style-name="P6" draw:layer="layout" svg:x1="1cm" svg:y1="20.5cm" svg:x2="1.813cm" svg:y2="20.5cm">
          <text:p/>
        </draw:line>
        <draw:line draw:style-name="gr15" draw:text-style-name="P6" draw:layer="layout" svg:x1="1.813cm" svg:y1="20.5cm" svg:x2="5.723cm" svg:y2="20.5cm">
          <text:p/>
        </draw:line>
        <draw:line draw:style-name="gr15" draw:text-style-name="P6" draw:layer="layout" svg:x1="5.75cm" svg:y1="20.5cm" svg:x2="6.55cm" svg:y2="20.5cm">
          <text:p/>
        </draw:line>
        <draw:line draw:style-name="gr15" draw:text-style-name="P6" draw:layer="layout" svg:x1="6.55cm" svg:y1="20.5cm" svg:x2="10.505cm" svg:y2="20.5cm">
          <text:p/>
        </draw:line>
        <draw:line draw:style-name="gr15" draw:text-style-name="P6" draw:layer="layout" svg:x1="10.531cm" svg:y1="20.5cm" svg:x2="11.332cm" svg:y2="20.5cm">
          <text:p/>
        </draw:line>
        <draw:line draw:style-name="gr15" draw:text-style-name="P6" draw:layer="layout" svg:x1="11.332cm" svg:y1="20.5cm" svg:x2="15.296cm" svg:y2="20.5cm">
          <text:p/>
        </draw:line>
        <draw:line draw:style-name="gr16" draw:text-style-name="P6" draw:layer="layout" svg:x1="5.736cm" svg:y1="9.7cm" svg:x2="5.736cm" svg:y2="8.804cm">
          <text:p/>
        </draw:line>
        <draw:line draw:style-name="gr16" draw:text-style-name="P6" draw:layer="layout" svg:x1="5.736cm" svg:y1="10.586cm" svg:x2="5.736cm" svg:y2="9.7cm">
          <text:p/>
        </draw:line>
        <draw:line draw:style-name="gr16" draw:text-style-name="P6" draw:layer="layout" svg:x1="5.736cm" svg:y1="12.4cm" svg:x2="5.736cm" svg:y2="11.504cm">
          <text:p/>
        </draw:line>
        <draw:line draw:style-name="gr16" draw:text-style-name="P6" draw:layer="layout" svg:x1="5.736cm" svg:y1="13.286cm" svg:x2="5.736cm" svg:y2="12.4cm">
          <text:p/>
        </draw:line>
        <draw:line draw:style-name="gr16" draw:text-style-name="P6" draw:layer="layout" svg:x1="5.736cm" svg:y1="15.1cm" svg:x2="5.736cm" svg:y2="14.204cm">
          <text:p/>
        </draw:line>
        <draw:line draw:style-name="gr16" draw:text-style-name="P6" draw:layer="layout" svg:x1="5.736cm" svg:y1="15.986cm" svg:x2="5.736cm" svg:y2="15.1cm">
          <text:p/>
        </draw:line>
        <draw:line draw:style-name="gr16" draw:text-style-name="P6" draw:layer="layout" svg:x1="5.736cm" svg:y1="17.8cm" svg:x2="5.736cm" svg:y2="16.904cm">
          <text:p/>
        </draw:line>
        <draw:line draw:style-name="gr16" draw:text-style-name="P6" draw:layer="layout" svg:x1="5.736cm" svg:y1="18.686cm" svg:x2="5.736cm" svg:y2="17.8cm">
          <text:p/>
        </draw:line>
        <draw:line draw:style-name="gr16" draw:text-style-name="P6" draw:layer="layout" svg:x1="5.736cm" svg:y1="20.5cm" svg:x2="5.736cm" svg:y2="19.604cm">
          <text:p/>
        </draw:line>
        <draw:line draw:style-name="gr16" draw:text-style-name="P6" draw:layer="layout" svg:x1="5.736cm" svg:y1="21.4cm" svg:x2="5.736cm" svg:y2="20.5cm">
          <text:p/>
        </draw:line>
        <draw:line draw:style-name="gr16" draw:text-style-name="P6" draw:layer="layout" svg:x1="10.518cm" svg:y1="9.7cm" svg:x2="10.518cm" svg:y2="8.804cm">
          <text:p/>
        </draw:line>
        <draw:line draw:style-name="gr16" draw:text-style-name="P6" draw:layer="layout" svg:x1="10.518cm" svg:y1="10.586cm" svg:x2="10.518cm" svg:y2="9.7cm">
          <text:p/>
        </draw:line>
        <draw:line draw:style-name="gr16" draw:text-style-name="P6" draw:layer="layout" svg:x1="10.518cm" svg:y1="12.4cm" svg:x2="10.518cm" svg:y2="11.504cm">
          <text:p/>
        </draw:line>
        <draw:line draw:style-name="gr16" draw:text-style-name="P6" draw:layer="layout" svg:x1="10.518cm" svg:y1="13.286cm" svg:x2="10.518cm" svg:y2="12.4cm">
          <text:p/>
        </draw:line>
        <draw:line draw:style-name="gr16" draw:text-style-name="P6" draw:layer="layout" svg:x1="10.518cm" svg:y1="15.1cm" svg:x2="10.518cm" svg:y2="14.204cm">
          <text:p/>
        </draw:line>
        <draw:line draw:style-name="gr16" draw:text-style-name="P6" draw:layer="layout" svg:x1="10.518cm" svg:y1="15.986cm" svg:x2="10.518cm" svg:y2="15.1cm">
          <text:p/>
        </draw:line>
        <draw:line draw:style-name="gr16" draw:text-style-name="P6" draw:layer="layout" svg:x1="10.518cm" svg:y1="17.8cm" svg:x2="10.518cm" svg:y2="16.904cm">
          <text:p/>
        </draw:line>
        <draw:line draw:style-name="gr16" draw:text-style-name="P6" draw:layer="layout" svg:x1="10.518cm" svg:y1="18.686cm" svg:x2="10.518cm" svg:y2="17.8cm">
          <text:p/>
        </draw:line>
        <draw:line draw:style-name="gr16" draw:text-style-name="P6" draw:layer="layout" svg:x1="10.518cm" svg:y1="20.5cm" svg:x2="10.518cm" svg:y2="19.604cm">
          <text:p/>
        </draw:line>
        <draw:line draw:style-name="gr16" draw:text-style-name="P6" draw:layer="layout" svg:x1="10.518cm" svg:y1="21.4cm" svg:x2="10.518cm" svg:y2="20.5cm">
          <text:p/>
        </draw:line>
        <draw:line draw:style-name="gr16" draw:text-style-name="P6" draw:layer="layout" svg:x1="15.296cm" svg:y1="9.695cm" svg:x2="15.296cm" svg:y2="8.804cm">
          <text:p/>
        </draw:line>
        <draw:line draw:style-name="gr16" draw:text-style-name="P6" draw:layer="layout" svg:x1="15.296cm" svg:y1="10.586cm" svg:x2="15.296cm" svg:y2="9.704cm">
          <text:p/>
        </draw:line>
        <draw:line draw:style-name="gr16" draw:text-style-name="P6" draw:layer="layout" svg:x1="15.296cm" svg:y1="12.395cm" svg:x2="15.296cm" svg:y2="11.504cm">
          <text:p/>
        </draw:line>
        <draw:line draw:style-name="gr16" draw:text-style-name="P6" draw:layer="layout" svg:x1="15.296cm" svg:y1="13.286cm" svg:x2="15.296cm" svg:y2="12.404cm">
          <text:p/>
        </draw:line>
        <draw:line draw:style-name="gr16" draw:text-style-name="P6" draw:layer="layout" svg:x1="15.296cm" svg:y1="15.095cm" svg:x2="15.296cm" svg:y2="14.204cm">
          <text:p/>
        </draw:line>
        <draw:line draw:style-name="gr16" draw:text-style-name="P6" draw:layer="layout" svg:x1="15.296cm" svg:y1="15.986cm" svg:x2="15.296cm" svg:y2="15.104cm">
          <text:p/>
        </draw:line>
        <draw:line draw:style-name="gr16" draw:text-style-name="P6" draw:layer="layout" svg:x1="15.296cm" svg:y1="17.795cm" svg:x2="15.296cm" svg:y2="16.904cm">
          <text:p/>
        </draw:line>
        <draw:line draw:style-name="gr16" draw:text-style-name="P6" draw:layer="layout" svg:x1="15.296cm" svg:y1="18.686cm" svg:x2="15.296cm" svg:y2="17.804cm">
          <text:p/>
        </draw:line>
        <draw:line draw:style-name="gr16" draw:text-style-name="P6" draw:layer="layout" svg:x1="15.296cm" svg:y1="20.495cm" svg:x2="15.296cm" svg:y2="19.604cm">
          <text:p/>
        </draw:line>
        <draw:line draw:style-name="gr16" draw:text-style-name="P6" draw:layer="layout" svg:x1="15.296cm" svg:y1="21.4cm" svg:x2="15.296cm" svg:y2="20.504cm">
          <text:p/>
        </draw:line>
        <draw:line draw:style-name="gr15" draw:text-style-name="P6" draw:layer="layout" svg:x1="15.296cm" svg:y1="9.7cm" svg:x2="16.176cm" svg:y2="9.7cm">
          <text:p/>
        </draw:line>
        <draw:line draw:style-name="gr15" draw:text-style-name="P6" draw:layer="layout" svg:x1="15.296cm" svg:y1="12.4cm" svg:x2="16.176cm" svg:y2="12.4cm">
          <text:p/>
        </draw:line>
        <draw:line draw:style-name="gr15" draw:text-style-name="P6" draw:layer="layout" svg:x1="15.296cm" svg:y1="15.1cm" svg:x2="16.176cm" svg:y2="15.1cm">
          <text:p/>
        </draw:line>
        <draw:line draw:style-name="gr15" draw:text-style-name="P6" draw:layer="layout" svg:x1="15.296cm" svg:y1="17.8cm" svg:x2="16.176cm" svg:y2="17.8cm">
          <text:p/>
        </draw:line>
        <draw:line draw:style-name="gr15" draw:text-style-name="P6" draw:layer="layout" svg:x1="15.296cm" svg:y1="20.5cm" svg:x2="16.176cm" svg:y2="20.5cm">
          <text:p/>
        </draw:line>
        <draw:line draw:style-name="gr15" draw:text-style-name="P6" draw:layer="layout" svg:x1="16.171cm" svg:y1="9.695cm" svg:x2="16.171cm" svg:y2="8.804cm">
          <text:p/>
        </draw:line>
        <draw:line draw:style-name="gr15" draw:text-style-name="P6" draw:layer="layout" svg:x1="16.171cm" svg:y1="10.586cm" svg:x2="16.171cm" svg:y2="9.704cm">
          <text:p/>
        </draw:line>
        <draw:line draw:style-name="gr15" draw:text-style-name="P6" draw:layer="layout" svg:x1="16.171cm" svg:y1="12.395cm" svg:x2="16.171cm" svg:y2="11.504cm">
          <text:p/>
        </draw:line>
        <draw:line draw:style-name="gr15" draw:text-style-name="P6" draw:layer="layout" svg:x1="16.171cm" svg:y1="13.286cm" svg:x2="16.171cm" svg:y2="12.404cm">
          <text:p/>
        </draw:line>
        <draw:line draw:style-name="gr15" draw:text-style-name="P6" draw:layer="layout" svg:x1="16.171cm" svg:y1="15.095cm" svg:x2="16.171cm" svg:y2="14.204cm">
          <text:p/>
        </draw:line>
        <draw:line draw:style-name="gr15" draw:text-style-name="P6" draw:layer="layout" svg:x1="16.171cm" svg:y1="15.986cm" svg:x2="16.171cm" svg:y2="15.104cm">
          <text:p/>
        </draw:line>
        <draw:line draw:style-name="gr15" draw:text-style-name="P6" draw:layer="layout" svg:x1="16.171cm" svg:y1="17.795cm" svg:x2="16.171cm" svg:y2="16.904cm">
          <text:p/>
        </draw:line>
        <draw:line draw:style-name="gr15" draw:text-style-name="P6" draw:layer="layout" svg:x1="16.171cm" svg:y1="18.686cm" svg:x2="16.171cm" svg:y2="17.804cm">
          <text:p/>
        </draw:line>
        <draw:line draw:style-name="gr15" draw:text-style-name="P6" draw:layer="layout" svg:x1="16.171cm" svg:y1="20.495cm" svg:x2="16.171cm" svg:y2="19.604cm">
          <text:p/>
        </draw:line>
        <draw:line draw:style-name="gr15" draw:text-style-name="P6" draw:layer="layout" svg:x1="16.171cm" svg:y1="21.4cm" svg:x2="16.171cm" svg:y2="20.504cm">
          <text:p/>
        </draw:line>
        <draw:line draw:style-name="gr16" draw:text-style-name="P6" draw:layer="layout" svg:x1="5.736cm" svg:y1="6.9cm" svg:x2="5.736cm" svg:y2="6.4cm">
          <text:p/>
        </draw:line>
        <draw:line draw:style-name="gr16" draw:text-style-name="P6" draw:layer="layout" svg:x1="5.736cm" svg:y1="7.4cm" svg:x2="5.736cm" svg:y2="6.9cm">
          <text:p/>
        </draw:line>
        <draw:line draw:style-name="gr16" draw:text-style-name="P6" draw:layer="layout" svg:x1="5.736cm" svg:y1="7.886cm" svg:x2="5.736cm" svg:y2="7.4cm">
          <text:p/>
        </draw:line>
        <draw:line draw:style-name="gr16" draw:text-style-name="P6" draw:layer="layout" svg:x1="10.518cm" svg:y1="6.9cm" svg:x2="10.518cm" svg:y2="6.4cm">
          <text:p/>
        </draw:line>
        <draw:line draw:style-name="gr16" draw:text-style-name="P6" draw:layer="layout" svg:x1="15.296cm" svg:y1="6.9cm" svg:x2="15.296cm" svg:y2="6.4cm">
          <text:p/>
        </draw:line>
        <draw:line draw:style-name="gr16" draw:text-style-name="P6" draw:layer="layout" svg:x1="10.518cm" svg:y1="7.4cm" svg:x2="10.518cm" svg:y2="6.9cm">
          <text:p/>
        </draw:line>
        <draw:line draw:style-name="gr16" draw:text-style-name="P6" draw:layer="layout" svg:x1="15.296cm" svg:y1="7.4cm" svg:x2="15.296cm" svg:y2="6.9cm">
          <text:p/>
        </draw:line>
        <draw:line draw:style-name="gr16" draw:text-style-name="P6" draw:layer="layout" svg:x1="10.518cm" svg:y1="7.886cm" svg:x2="10.518cm" svg:y2="7.4cm">
          <text:p/>
        </draw:line>
        <draw:line draw:style-name="gr16" draw:text-style-name="P6" draw:layer="layout" svg:x1="15.296cm" svg:y1="7.886cm" svg:x2="15.296cm" svg:y2="7.4cm">
          <text:p/>
        </draw:line>
        <draw:line draw:style-name="gr16" draw:text-style-name="P6" draw:layer="layout" svg:x1="1cm" svg:y1="7.9cm" svg:x2="1.813cm" svg:y2="7.9cm">
          <text:p/>
        </draw:line>
        <draw:line draw:style-name="gr16" draw:text-style-name="P6" draw:layer="layout" svg:x1="1.813cm" svg:y1="7.9cm" svg:x2="5.736cm" svg:y2="7.9cm">
          <text:p/>
        </draw:line>
        <draw:line draw:style-name="gr16" draw:text-style-name="P6" draw:layer="layout" svg:x1="5.736cm" svg:y1="7.9cm" svg:x2="6.55cm" svg:y2="7.9cm">
          <text:p/>
        </draw:line>
        <draw:line draw:style-name="gr16" draw:text-style-name="P6" draw:layer="layout" svg:x1="6.55cm" svg:y1="7.9cm" svg:x2="10.518cm" svg:y2="7.9cm">
          <text:p/>
        </draw:line>
        <draw:line draw:style-name="gr16" draw:text-style-name="P6" draw:layer="layout" svg:x1="10.518cm" svg:y1="7.9cm" svg:x2="11.332cm" svg:y2="7.9cm">
          <text:p/>
        </draw:line>
        <draw:line draw:style-name="gr16" draw:text-style-name="P6" draw:layer="layout" svg:x1="11.332cm" svg:y1="7.9cm" svg:x2="15.296cm" svg:y2="7.9cm">
          <text:p/>
        </draw:line>
        <draw:line draw:style-name="gr16" draw:text-style-name="P6" draw:layer="layout" svg:x1="15.296cm" svg:y1="7.9cm" svg:x2="16.171cm" svg:y2="7.9cm">
          <text:p/>
        </draw:line>
        <draw:line draw:style-name="gr16" draw:text-style-name="P6" draw:layer="layout" svg:x1="16.171cm" svg:y1="7.9cm" svg:x2="20.009cm" svg:y2="7.9cm">
          <text:p/>
        </draw:line>
        <draw:line draw:style-name="gr16" draw:text-style-name="P6" draw:layer="layout" svg:x1="1cm" svg:y1="10.6cm" svg:x2="1.813cm" svg:y2="10.6cm">
          <text:p/>
        </draw:line>
        <draw:line draw:style-name="gr16" draw:text-style-name="P6" draw:layer="layout" svg:x1="1.813cm" svg:y1="10.6cm" svg:x2="5.736cm" svg:y2="10.6cm">
          <text:p/>
        </draw:line>
        <draw:line draw:style-name="gr16" draw:text-style-name="P6" draw:layer="layout" svg:x1="5.736cm" svg:y1="10.6cm" svg:x2="6.55cm" svg:y2="10.6cm">
          <text:p/>
        </draw:line>
        <draw:line draw:style-name="gr16" draw:text-style-name="P6" draw:layer="layout" svg:x1="6.55cm" svg:y1="10.6cm" svg:x2="10.518cm" svg:y2="10.6cm">
          <text:p/>
        </draw:line>
        <draw:line draw:style-name="gr16" draw:text-style-name="P6" draw:layer="layout" svg:x1="10.518cm" svg:y1="10.6cm" svg:x2="11.332cm" svg:y2="10.6cm">
          <text:p/>
        </draw:line>
        <draw:line draw:style-name="gr16" draw:text-style-name="P6" draw:layer="layout" svg:x1="11.332cm" svg:y1="10.6cm" svg:x2="15.296cm" svg:y2="10.6cm">
          <text:p/>
        </draw:line>
        <draw:line draw:style-name="gr16" draw:text-style-name="P6" draw:layer="layout" svg:x1="15.296cm" svg:y1="10.6cm" svg:x2="16.171cm" svg:y2="10.6cm">
          <text:p/>
        </draw:line>
        <draw:line draw:style-name="gr16" draw:text-style-name="P6" draw:layer="layout" svg:x1="16.171cm" svg:y1="10.6cm" svg:x2="20.009cm" svg:y2="10.6cm">
          <text:p/>
        </draw:line>
        <draw:line draw:style-name="gr16" draw:text-style-name="P6" draw:layer="layout" svg:x1="16.171cm" svg:y1="13.3cm" svg:x2="20.009cm" svg:y2="13.3cm">
          <text:p/>
        </draw:line>
        <draw:line draw:style-name="gr16" draw:text-style-name="P6" draw:layer="layout" svg:x1="1cm" svg:y1="13.3cm" svg:x2="1.813cm" svg:y2="13.3cm">
          <text:p/>
        </draw:line>
        <draw:line draw:style-name="gr16" draw:text-style-name="P6" draw:layer="layout" svg:x1="1.813cm" svg:y1="13.3cm" svg:x2="5.736cm" svg:y2="13.3cm">
          <text:p/>
        </draw:line>
        <draw:line draw:style-name="gr16" draw:text-style-name="P6" draw:layer="layout" svg:x1="5.736cm" svg:y1="13.3cm" svg:x2="6.55cm" svg:y2="13.3cm">
          <text:p/>
        </draw:line>
        <draw:line draw:style-name="gr16" draw:text-style-name="P6" draw:layer="layout" svg:x1="6.55cm" svg:y1="13.3cm" svg:x2="10.518cm" svg:y2="13.3cm">
          <text:p/>
        </draw:line>
        <draw:line draw:style-name="gr16" draw:text-style-name="P6" draw:layer="layout" svg:x1="10.518cm" svg:y1="13.3cm" svg:x2="11.332cm" svg:y2="13.3cm">
          <text:p/>
        </draw:line>
        <draw:line draw:style-name="gr16" draw:text-style-name="P6" draw:layer="layout" svg:x1="11.332cm" svg:y1="13.3cm" svg:x2="15.296cm" svg:y2="13.3cm">
          <text:p/>
        </draw:line>
        <draw:line draw:style-name="gr16" draw:text-style-name="P6" draw:layer="layout" svg:x1="15.296cm" svg:y1="13.3cm" svg:x2="16.171cm" svg:y2="13.3cm">
          <text:p/>
        </draw:line>
        <draw:line draw:style-name="gr16" draw:text-style-name="P6" draw:layer="layout" svg:x1="16.171cm" svg:y1="16cm" svg:x2="20.009cm" svg:y2="16cm">
          <text:p/>
        </draw:line>
        <draw:line draw:style-name="gr16" draw:text-style-name="P6" draw:layer="layout" svg:x1="1cm" svg:y1="16cm" svg:x2="1.813cm" svg:y2="16cm">
          <text:p/>
        </draw:line>
        <draw:line draw:style-name="gr16" draw:text-style-name="P6" draw:layer="layout" svg:x1="1.813cm" svg:y1="16cm" svg:x2="5.736cm" svg:y2="16cm">
          <text:p/>
        </draw:line>
        <draw:line draw:style-name="gr16" draw:text-style-name="P6" draw:layer="layout" svg:x1="5.736cm" svg:y1="16cm" svg:x2="6.55cm" svg:y2="16cm">
          <text:p/>
        </draw:line>
        <draw:line draw:style-name="gr16" draw:text-style-name="P6" draw:layer="layout" svg:x1="6.55cm" svg:y1="16cm" svg:x2="10.518cm" svg:y2="16cm">
          <text:p/>
        </draw:line>
        <draw:line draw:style-name="gr16" draw:text-style-name="P6" draw:layer="layout" svg:x1="10.518cm" svg:y1="16cm" svg:x2="11.332cm" svg:y2="16cm">
          <text:p/>
        </draw:line>
        <draw:line draw:style-name="gr16" draw:text-style-name="P6" draw:layer="layout" svg:x1="11.332cm" svg:y1="16cm" svg:x2="15.296cm" svg:y2="16cm">
          <text:p/>
        </draw:line>
        <draw:line draw:style-name="gr16" draw:text-style-name="P6" draw:layer="layout" svg:x1="15.296cm" svg:y1="16cm" svg:x2="16.171cm" svg:y2="16cm">
          <text:p/>
        </draw:line>
        <draw:line draw:style-name="gr16" draw:text-style-name="P6" draw:layer="layout" svg:x1="16.171cm" svg:y1="18.7cm" svg:x2="20.009cm" svg:y2="18.7cm">
          <text:p/>
        </draw:line>
        <draw:line draw:style-name="gr16" draw:text-style-name="P6" draw:layer="layout" svg:x1="1cm" svg:y1="18.7cm" svg:x2="1.813cm" svg:y2="18.7cm">
          <text:p/>
        </draw:line>
        <draw:line draw:style-name="gr16" draw:text-style-name="P6" draw:layer="layout" svg:x1="1.813cm" svg:y1="18.7cm" svg:x2="5.736cm" svg:y2="18.7cm">
          <text:p/>
        </draw:line>
        <draw:line draw:style-name="gr16" draw:text-style-name="P6" draw:layer="layout" svg:x1="5.736cm" svg:y1="18.7cm" svg:x2="6.55cm" svg:y2="18.7cm">
          <text:p/>
        </draw:line>
        <draw:line draw:style-name="gr16" draw:text-style-name="P6" draw:layer="layout" svg:x1="6.55cm" svg:y1="18.7cm" svg:x2="10.518cm" svg:y2="18.7cm">
          <text:p/>
        </draw:line>
        <draw:line draw:style-name="gr16" draw:text-style-name="P6" draw:layer="layout" svg:x1="10.518cm" svg:y1="18.7cm" svg:x2="11.332cm" svg:y2="18.7cm">
          <text:p/>
        </draw:line>
        <draw:line draw:style-name="gr16" draw:text-style-name="P6" draw:layer="layout" svg:x1="11.332cm" svg:y1="18.7cm" svg:x2="15.296cm" svg:y2="18.7cm">
          <text:p/>
        </draw:line>
        <draw:line draw:style-name="gr16" draw:text-style-name="P6" draw:layer="layout" svg:x1="15.296cm" svg:y1="18.7cm" svg:x2="16.171cm" svg:y2="18.7cm">
          <text:p/>
        </draw:line>
        <draw:frame draw:style-name="gr60" draw:text-style-name="P4" draw:layer="layout" svg:width="9.303cm" svg:height="0.319cm" svg:x="1cm" svg:y="5.643cm">
          <draw:text-box>
            <text:p text:style-name="P2"><text:span text:style-name="T2">the team exceeds, please make a short comment in the Exceeds box.</text:span></text:p>
          </draw:text-box>
        </draw:frame>
        <draw:frame draw:style-name="gr61" draw:text-style-name="P12" draw:layer="layout" svg:width="1.996cm" svg:height="0.395cm" svg:x="2.369cm" svg:y="6.538cm">
          <draw:text-box>
            <text:p text:style-name="P2"><text:span text:style-name="T4">BEGINNING</text:span></text:p>
          </draw:text-box>
        </draw:frame>
        <draw:frame draw:style-name="gr62" draw:text-style-name="P12" draw:layer="layout" svg:width="2.305cm" svg:height="0.395cm" svg:x="6.971cm" svg:y="6.538cm">
          <draw:text-box>
            <text:p text:style-name="P2"><text:span text:style-name="T4">DEVELOPING</text:span></text:p>
          </draw:text-box>
        </draw:frame>
        <draw:frame draw:style-name="gr63" draw:text-style-name="P12" draw:layer="layout" svg:width="2.851cm" svg:height="0.395cm" svg:x="11.477cm" svg:y="6.538cm">
          <draw:text-box>
            <text:p text:style-name="P2"><text:span text:style-name="T4">ACCOMPLISHED</text:span></text:p>
          </draw:text-box>
        </draw:frame>
        <draw:frame draw:style-name="gr24" draw:text-style-name="P12" draw:layer="layout" svg:width="1.674cm" svg:height="0.395cm" svg:x="16.81cm" svg:y="6.538cm">
          <draw:text-box>
            <text:p text:style-name="P2"><text:span text:style-name="T4">EXCEEDS</text:span></text:p>
          </draw:text-box>
        </draw:frame>
        <draw:frame draw:style-name="gr26" draw:text-style-name="P12" draw:layer="layout" svg:width="0.352cm" svg:height="0.395cm" svg:x="3.264cm" svg:y="6.959cm">
          <draw:text-box>
            <text:p text:style-name="P2"><text:span text:style-name="T4">1</text:span></text:p>
          </draw:text-box>
        </draw:frame>
        <draw:frame draw:style-name="gr26" draw:text-style-name="P12" draw:layer="layout" svg:width="0.352cm" svg:height="0.395cm" svg:x="8.029cm" svg:y="6.959cm">
          <draw:text-box>
            <text:p text:style-name="P2"><text:span text:style-name="T4">2</text:span></text:p>
          </draw:text-box>
        </draw:frame>
        <draw:frame draw:style-name="gr26" draw:text-style-name="P12" draw:layer="layout" svg:width="0.352cm" svg:height="0.395cm" svg:x="12.81cm" svg:y="6.959cm">
          <draw:text-box>
            <text:p text:style-name="P2"><text:span text:style-name="T4">3</text:span></text:p>
          </draw:text-box>
        </draw:frame>
        <draw:frame draw:style-name="gr26" draw:text-style-name="P12" draw:layer="layout" svg:width="0.352cm" svg:height="0.395cm" svg:x="17.562cm" svg:y="6.959cm">
          <draw:text-box>
            <text:p text:style-name="P2"><text:span text:style-name="T4">4</text:span></text:p>
          </draw:text-box>
        </draw:frame>
        <draw:frame draw:style-name="gr64" draw:text-style-name="P4" draw:layer="layout" svg:width="3.753cm" svg:height="0.319cm" svg:x="15.497cm" svg:y="7.491cm">
          <draw:text-box>
            <text:p text:style-name="P2"><text:span text:style-name="T6">How has the team exceeded?</text:span></text:p>
          </draw:text-box>
        </draw:frame>
        <draw:frame draw:style-name="gr65" draw:text-style-name="P12" draw:layer="layout" svg:width="1.602cm" svg:height="0.395cm" svg:x="1.2cm" svg:y="8.164cm">
          <draw:text-box>
            <text:p text:style-name="P2"><text:span text:style-name="T4">IDENTIFY</text:span></text:p>
          </draw:text-box>
        </draw:frame>
        <draw:frame draw:style-name="gr116" draw:text-style-name="P4" draw:layer="layout" svg:width="12.469cm" svg:height="0.319cm" svg:x="2.807cm" svg:y="8.227cm">
          <draw:text-box>
            <text:p text:style-name="P2"><text:span text:style-name="T3"><text:s/></text:span><text:span text:style-name="T3">- Team had a clearly defined mission strategy and explored building and coding skills they needed.</text:span></text:p>
          </draw:text-box>
        </draw:frame>
        <draw:frame draw:style-name="gr25" draw:text-style-name="P4" draw:layer="layout" svg:width="0.281cm" svg:height="0.319cm" svg:x="1.7cm" svg:y="9.245cm">
          <draw:text-box>
            <text:p text:style-name="P2"><text:span text:style-name="T3"><text:s/></text:span></text:p>
          </draw:text-box>
        </draw:frame>
        <draw:frame draw:style-name="gr117" draw:text-style-name="P4" draw:layer="layout" svg:width="3.194cm" svg:height="0.319cm" svg:x="1.814cm" svg:y="9.097cm">
          <draw:text-box>
            <text:p text:style-name="P2"><text:span text:style-name="T3">Unclear mission strategy</text:span></text:p>
          </draw:text-box>
        </draw:frame>
        <draw:frame draw:style-name="gr25" draw:text-style-name="P4" draw:layer="layout" svg:width="0.281cm" svg:height="0.319cm" svg:x="6.437cm" svg:y="9.245cm">
          <draw:text-box>
            <text:p text:style-name="P2"><text:span text:style-name="T3"><text:s/></text:span></text:p>
          </draw:text-box>
        </draw:frame>
        <draw:frame draw:style-name="gr118" draw:text-style-name="P4" draw:layer="layout" svg:width="3.846cm" svg:height="0.319cm" svg:x="6.551cm" svg:y="9.097cm">
          <draw:text-box>
            <text:p text:style-name="P2"><text:span text:style-name="T3">Partially clear mission strategy</text:span></text:p>
          </draw:text-box>
        </draw:frame>
        <draw:frame draw:style-name="gr25" draw:text-style-name="P4" draw:layer="layout" svg:width="0.281cm" svg:height="0.319cm" svg:x="11.218cm" svg:y="9.245cm">
          <draw:text-box>
            <text:p text:style-name="P2"><text:span text:style-name="T3"><text:s/></text:span></text:p>
          </draw:text-box>
        </draw:frame>
        <draw:frame draw:style-name="gr119" draw:text-style-name="P4" draw:layer="layout" svg:width="3.435cm" svg:height="0.319cm" svg:x="11.332cm" svg:y="9.097cm">
          <draw:text-box>
            <text:p text:style-name="P2"><text:span text:style-name="T3">Clear mission strategy</text:span></text:p>
          </draw:text-box>
        </draw:frame>
        <draw:frame draw:style-name="gr25" draw:text-style-name="P4" draw:layer="layout" svg:width="0.281cm" svg:height="0.319cm" svg:x="15.997cm" svg:y="9.245cm">
          <draw:text-box>
            <text:p text:style-name="P2"><text:span text:style-name="T3"><text:s/></text:span></text:p>
          </draw:text-box>
        </draw:frame>
        <draw:frame draw:style-name="gr25" draw:text-style-name="P4" draw:layer="layout" svg:width="0.281cm" svg:height="0.319cm" svg:x="1.7cm" svg:y="10.145cm">
          <draw:text-box>
            <text:p text:style-name="P2"><text:span text:style-name="T3"><text:s/></text:span></text:p>
          </draw:text-box>
        </draw:frame>
        <draw:frame draw:style-name="gr120" draw:text-style-name="P33" draw:layer="layout" svg:width="3.816cm" svg:height="0.826cm" svg:x="1.814cm" svg:y="9.747cm">
          <draw:text-box>
            <text:p text:style-name="P32"><text:span text:style-name="T7">Limited evidence of building</text:span></text:p>
            <text:p text:style-name="P32"><text:span text:style-name="T7">and coding skills in all team</text:span></text:p>
            <text:p text:style-name="P32"><text:span text:style-name="T7">members </text:span></text:p>
          </draw:text-box>
        </draw:frame>
        <draw:frame draw:style-name="gr25" draw:text-style-name="P4" draw:layer="layout" svg:width="0.281cm" svg:height="0.319cm" svg:x="6.437cm" svg:y="10.145cm">
          <draw:text-box>
            <text:p text:style-name="P2"><text:span text:style-name="T3"><text:s/></text:span></text:p>
          </draw:text-box>
        </draw:frame>
        <draw:frame draw:style-name="gr25" draw:text-style-name="P4" draw:layer="layout" svg:width="0.281cm" svg:height="0.319cm" svg:x="11.218cm" svg:y="10.145cm">
          <draw:text-box>
            <text:p text:style-name="P2"><text:span text:style-name="T3"><text:s/></text:span></text:p>
          </draw:text-box>
        </draw:frame>
        <draw:frame draw:style-name="gr25" draw:text-style-name="P4" draw:layer="layout" svg:width="0.281cm" svg:height="0.319cm" svg:x="15.997cm" svg:y="10.145cm">
          <draw:text-box>
            <text:p text:style-name="P2"><text:span text:style-name="T3"><text:s/></text:span></text:p>
          </draw:text-box>
        </draw:frame>
        <draw:frame draw:style-name="gr31" draw:text-style-name="P12" draw:layer="layout" svg:width="1.348cm" svg:height="0.395cm" svg:x="1.2cm" svg:y="10.864cm">
          <draw:text-box>
            <text:p text:style-name="P2"><text:span text:style-name="T4">DESIGN</text:span></text:p>
          </draw:text-box>
        </draw:frame>
        <draw:frame draw:style-name="gr52" draw:text-style-name="P4" draw:layer="layout" svg:width="11.195cm" svg:height="0.319cm" svg:x="2.553cm" svg:y="10.927cm">
          <draw:text-box>
            <text:p text:style-name="P2"><text:span text:style-name="T3"><text:s/></text:span><text:span text:style-name="T3">- Team produced innovative designs and a clear workplan, seeking guidance as needed.</text:span></text:p>
          </draw:text-box>
        </draw:frame>
        <draw:frame draw:style-name="gr25" draw:text-style-name="P4" draw:layer="layout" svg:width="0.281cm" svg:height="0.319cm" svg:x="1.7cm" svg:y="11.945cm">
          <draw:text-box>
            <text:p text:style-name="P2"><text:span text:style-name="T3"><text:s/></text:span></text:p>
          </draw:text-box>
        </draw:frame>
        <draw:frame draw:style-name="gr121" draw:text-style-name="P4" draw:layer="layout" svg:width="2.987cm" svg:height="0.319cm" svg:x="1.814cm" svg:y="11.647cm">
          <draw:text-box>
            <text:p text:style-name="P2"><text:span text:style-name="T3">Minimal evidence of an </text:span></text:p>
          </draw:text-box>
        </draw:frame>
        <draw:frame draw:style-name="gr122" draw:text-style-name="P4" draw:layer="layout" svg:width="2.275cm" svg:height="0.319cm" svg:x="1.814cm" svg:y="11.947cm">
          <draw:text-box>
            <text:p text:style-name="P2"><text:span text:style-name="T3">effective workplan</text:span></text:p>
          </draw:text-box>
        </draw:frame>
        <draw:frame draw:style-name="gr25" draw:text-style-name="P4" draw:layer="layout" svg:width="0.281cm" svg:height="0.319cm" svg:x="6.437cm" svg:y="11.945cm">
          <draw:text-box>
            <text:p text:style-name="P2"><text:span text:style-name="T3"><text:s/></text:span></text:p>
          </draw:text-box>
        </draw:frame>
        <draw:frame draw:style-name="gr104" draw:text-style-name="P4" draw:layer="layout" svg:width="3.956cm" svg:height="0.319cm" svg:x="6.551cm" svg:y="11.647cm">
          <draw:text-box>
            <text:p text:style-name="P2"><text:span text:style-name="T3">Partial evidence of an effective </text:span></text:p>
          </draw:text-box>
        </draw:frame>
        <draw:frame draw:style-name="gr123" draw:text-style-name="P4" draw:layer="layout" svg:width="1.132cm" svg:height="0.319cm" svg:x="6.551cm" svg:y="11.947cm">
          <draw:text-box>
            <text:p text:style-name="P2"><text:span text:style-name="T3">workplan</text:span></text:p>
          </draw:text-box>
        </draw:frame>
        <draw:frame draw:style-name="gr25" draw:text-style-name="P4" draw:layer="layout" svg:width="0.281cm" svg:height="0.319cm" svg:x="11.218cm" svg:y="11.945cm">
          <draw:text-box>
            <text:p text:style-name="P2"><text:span text:style-name="T3"><text:s/></text:span></text:p>
          </draw:text-box>
        </draw:frame>
        <draw:frame draw:style-name="gr124" draw:text-style-name="P4" draw:layer="layout" svg:width="2.898cm" svg:height="0.319cm" svg:x="11.332cm" svg:y="11.647cm">
          <draw:text-box>
            <text:p text:style-name="P2"><text:span text:style-name="T3">Clear evidence of an </text:span></text:p>
          </draw:text-box>
        </draw:frame>
        <draw:frame draw:style-name="gr122" draw:text-style-name="P4" draw:layer="layout" svg:width="2.275cm" svg:height="0.319cm" svg:x="11.332cm" svg:y="11.947cm">
          <draw:text-box>
            <text:p text:style-name="P2"><text:span text:style-name="T3">effective workplan</text:span></text:p>
          </draw:text-box>
        </draw:frame>
        <draw:frame draw:style-name="gr25" draw:text-style-name="P4" draw:layer="layout" svg:width="0.281cm" svg:height="0.319cm" svg:x="15.997cm" svg:y="11.945cm">
          <draw:text-box>
            <text:p text:style-name="P2"><text:span text:style-name="T3"><text:s/></text:span></text:p>
          </draw:text-box>
        </draw:frame>
        <draw:frame draw:style-name="gr25" draw:text-style-name="P4" draw:layer="layout" svg:width="0.281cm" svg:height="0.319cm" svg:x="1.7cm" svg:y="12.845cm">
          <draw:text-box>
            <text:p text:style-name="P2"><text:span text:style-name="T3"><text:s/></text:span></text:p>
          </draw:text-box>
        </draw:frame>
        <draw:frame draw:style-name="gr125" draw:text-style-name="P4" draw:layer="layout" svg:width="3.63cm" svg:height="0.319cm" svg:x="1.814cm" svg:y="12.547cm">
          <draw:text-box>
            <text:p text:style-name="P2"><text:span text:style-name="T3">Minimal explanation of robot </text:span></text:p>
          </draw:text-box>
        </draw:frame>
        <draw:frame draw:style-name="gr126" draw:text-style-name="P4" draw:layer="layout" svg:width="3.837cm" svg:height="0.319cm" svg:x="1.814cm" svg:y="12.847cm">
          <draw:text-box>
            <text:p text:style-name="P2"><text:span text:style-name="T3">and code’s innovative features</text:span></text:p>
          </draw:text-box>
        </draw:frame>
        <draw:frame draw:style-name="gr25" draw:text-style-name="P4" draw:layer="layout" svg:width="0.281cm" svg:height="0.319cm" svg:x="6.437cm" svg:y="12.845cm">
          <draw:text-box>
            <text:p text:style-name="P2"><text:span text:style-name="T3"><text:s/></text:span></text:p>
          </draw:text-box>
        </draw:frame>
        <draw:frame draw:style-name="gr127" draw:text-style-name="P4" draw:layer="layout" svg:width="4.007cm" svg:height="0.319cm" svg:x="6.551cm" svg:y="12.547cm">
          <draw:text-box>
            <text:p text:style-name="P2"><text:span text:style-name="T3">Partial explanation of robot and </text:span></text:p>
          </draw:text-box>
        </draw:frame>
        <draw:frame draw:style-name="gr128" draw:text-style-name="P4" draw:layer="layout" svg:width="3.287cm" svg:height="0.319cm" svg:x="6.551cm" svg:y="12.847cm">
          <draw:text-box>
            <text:p text:style-name="P2"><text:span text:style-name="T3">code’s innovative features</text:span></text:p>
          </draw:text-box>
        </draw:frame>
        <draw:frame draw:style-name="gr25" draw:text-style-name="P4" draw:layer="layout" svg:width="0.281cm" svg:height="0.319cm" svg:x="11.218cm" svg:y="12.845cm">
          <draw:text-box>
            <text:p text:style-name="P2"><text:span text:style-name="T3"><text:s/></text:span></text:p>
          </draw:text-box>
        </draw:frame>
        <draw:frame draw:style-name="gr129" draw:text-style-name="P4" draw:layer="layout" svg:width="3.541cm" svg:height="0.319cm" svg:x="11.332cm" svg:y="12.547cm">
          <draw:text-box>
            <text:p text:style-name="P2"><text:span text:style-name="T3">Clear explanation of robot </text:span></text:p>
          </draw:text-box>
        </draw:frame>
        <draw:frame draw:style-name="gr126" draw:text-style-name="P4" draw:layer="layout" svg:width="3.837cm" svg:height="0.319cm" svg:x="11.332cm" svg:y="12.847cm">
          <draw:text-box>
            <text:p text:style-name="P2"><text:span text:style-name="T3">and code’s innovative features</text:span></text:p>
          </draw:text-box>
        </draw:frame>
        <draw:frame draw:style-name="gr25" draw:text-style-name="P4" draw:layer="layout" svg:width="0.281cm" svg:height="0.319cm" svg:x="15.997cm" svg:y="12.845cm">
          <draw:text-box>
            <text:p text:style-name="P2"><text:span text:style-name="T3"><text:s/></text:span></text:p>
          </draw:text-box>
        </draw:frame>
        <draw:frame draw:style-name="gr81" draw:text-style-name="P12" draw:layer="layout" svg:width="1.446cm" svg:height="0.395cm" svg:x="1.2cm" svg:y="13.564cm">
          <draw:text-box>
            <text:p text:style-name="P2"><text:span text:style-name="T4">CREATE</text:span></text:p>
          </draw:text-box>
        </draw:frame>
        <draw:frame draw:style-name="gr130" draw:text-style-name="P4" draw:layer="layout" svg:width="11.008cm" svg:height="0.319cm" svg:x="2.624cm" svg:y="13.627cm">
          <draw:text-box>
            <text:p text:style-name="P2"><text:span text:style-name="T3"><text:s/></text:span><text:span text:style-name="T3">- Team developed an effective robot and code solution matching their mission strategy.</text:span></text:p>
          </draw:text-box>
        </draw:frame>
        <draw:frame draw:style-name="gr25" draw:text-style-name="P4" draw:layer="layout" svg:width="0.281cm" svg:height="0.319cm" svg:x="1.7cm" svg:y="14.645cm">
          <draw:text-box>
            <text:p text:style-name="P2"><text:span text:style-name="T3"><text:s/></text:span></text:p>
          </draw:text-box>
        </draw:frame>
        <draw:frame draw:style-name="gr25" draw:text-style-name="P4" draw:layer="layout" svg:width="0.281cm" svg:height="0.319cm" svg:x="6.437cm" svg:y="14.645cm">
          <draw:text-box>
            <text:p text:style-name="P2"><text:span text:style-name="T3"><text:s/></text:span></text:p>
          </draw:text-box>
        </draw:frame>
        <draw:frame draw:style-name="gr25" draw:text-style-name="P4" draw:layer="layout" svg:width="0.281cm" svg:height="0.319cm" svg:x="11.218cm" svg:y="14.645cm">
          <draw:text-box>
            <text:p text:style-name="P2"><text:span text:style-name="T3"><text:s/></text:span></text:p>
          </draw:text-box>
        </draw:frame>
        <draw:frame draw:style-name="gr25" draw:text-style-name="P4" draw:layer="layout" svg:width="0.281cm" svg:height="0.319cm" svg:x="15.997cm" svg:y="14.645cm">
          <draw:text-box>
            <text:p text:style-name="P2"><text:span text:style-name="T3"><text:s/></text:span></text:p>
          </draw:text-box>
        </draw:frame>
        <draw:frame draw:style-name="gr25" draw:text-style-name="P4" draw:layer="layout" svg:width="0.281cm" svg:height="0.319cm" svg:x="1.7cm" svg:y="15.545cm">
          <draw:text-box>
            <text:p text:style-name="P2"><text:span text:style-name="T3"><text:s/></text:span></text:p>
          </draw:text-box>
        </draw:frame>
        <draw:frame draw:style-name="gr131" draw:text-style-name="P4" draw:layer="layout" svg:width="3.499cm" svg:height="0.319cm" svg:x="1.814cm" svg:y="15.247cm">
          <draw:text-box>
            <text:p text:style-name="P2"><text:span text:style-name="T3">Unclear explanation of how </text:span></text:p>
          </draw:text-box>
        </draw:frame>
        <draw:frame draw:style-name="gr132" draw:text-style-name="P4" draw:layer="layout" svg:width="3.351cm" svg:height="0.319cm" svg:x="1.814cm" svg:y="15.547cm">
          <draw:text-box>
            <text:p text:style-name="P2"><text:span text:style-name="T3">code makes their robot act</text:span></text:p>
          </draw:text-box>
        </draw:frame>
        <draw:frame draw:style-name="gr25" draw:text-style-name="P4" draw:layer="layout" svg:width="0.281cm" svg:height="0.319cm" svg:x="6.437cm" svg:y="15.545cm">
          <draw:text-box>
            <text:p text:style-name="P2"><text:span text:style-name="T3"><text:s/></text:span></text:p>
          </draw:text-box>
        </draw:frame>
        <draw:frame draw:style-name="gr133" draw:text-style-name="P4" draw:layer="layout" svg:width="3.634cm" svg:height="0.319cm" svg:x="6.551cm" svg:y="15.247cm">
          <draw:text-box>
            <text:p text:style-name="P2"><text:span text:style-name="T3">Partially clear explanation of </text:span></text:p>
          </draw:text-box>
        </draw:frame>
        <draw:frame draw:style-name="gr134" draw:text-style-name="P4" draw:layer="layout" svg:width="3.791cm" svg:height="0.319cm" svg:x="6.551cm" svg:y="15.547cm">
          <draw:text-box>
            <text:p text:style-name="P2"><text:span text:style-name="T3">how code makes the robot act</text:span></text:p>
          </draw:text-box>
        </draw:frame>
        <draw:frame draw:style-name="gr25" draw:text-style-name="P4" draw:layer="layout" svg:width="0.281cm" svg:height="0.319cm" svg:x="11.218cm" svg:y="15.545cm">
          <draw:text-box>
            <text:p text:style-name="P2"><text:span text:style-name="T3"><text:s/></text:span></text:p>
          </draw:text-box>
        </draw:frame>
        <draw:frame draw:style-name="gr135" draw:text-style-name="P4" draw:layer="layout" svg:width="3.82cm" svg:height="0.319cm" svg:x="11.332cm" svg:y="15.247cm">
          <draw:text-box>
            <text:p text:style-name="P2"><text:span text:style-name="T3">Clear explanation of how </text:span></text:p>
          </draw:text-box>
        </draw:frame>
        <draw:frame draw:style-name="gr132" draw:text-style-name="P4" draw:layer="layout" svg:width="3.351cm" svg:height="0.319cm" svg:x="11.332cm" svg:y="15.547cm">
          <draw:text-box>
            <text:p text:style-name="P2"><text:span text:style-name="T3">code makes their robot act</text:span></text:p>
          </draw:text-box>
        </draw:frame>
        <draw:frame draw:style-name="gr25" draw:text-style-name="P4" draw:layer="layout" svg:width="0.281cm" svg:height="0.319cm" svg:x="15.997cm" svg:y="15.545cm">
          <draw:text-box>
            <text:p text:style-name="P2"><text:span text:style-name="T3"><text:s/></text:span></text:p>
          </draw:text-box>
        </draw:frame>
        <draw:frame draw:style-name="gr91" draw:text-style-name="P12" draw:layer="layout" svg:width="1.505cm" svg:height="0.395cm" svg:x="1.2cm" svg:y="16.264cm">
          <draw:text-box>
            <text:p text:style-name="P2"><text:span text:style-name="T4">ITERATE</text:span></text:p>
          </draw:text-box>
        </draw:frame>
        <draw:frame draw:style-name="gr136" draw:text-style-name="P4" draw:layer="layout" svg:width="17.053cm" svg:height="0.319cm" svg:x="2.683cm" svg:y="16.327cm">
          <draw:text-box>
            <text:p text:style-name="P2"><text:span text:style-name="T3"><text:s/></text:span><text:span text:style-name="T3">- Team repeatedly tested their robot and code to identify areas for improvement and incorporated the findings into their current solution.</text:span></text:p>
          </draw:text-box>
        </draw:frame>
        <draw:frame draw:style-name="gr25" draw:text-style-name="P4" draw:layer="layout" svg:width="0.281cm" svg:height="0.319cm" svg:x="1.7cm" svg:y="17.345cm">
          <draw:text-box>
            <text:p text:style-name="P2"><text:span text:style-name="T3"><text:s/></text:span></text:p>
          </draw:text-box>
        </draw:frame>
        <draw:frame draw:style-name="gr137" draw:text-style-name="P4" draw:layer="layout" svg:width="3.511cm" svg:height="0.319cm" svg:x="1.814cm" svg:y="17.047cm">
          <draw:text-box>
            <text:p text:style-name="P2"><text:span text:style-name="T3">Minimal evidence of testing </text:span></text:p>
          </draw:text-box>
        </draw:frame>
        <draw:frame draw:style-name="gr138" draw:text-style-name="P4" draw:layer="layout" svg:width="2.521cm" svg:height="0.319cm" svg:x="1.814cm" svg:y="17.347cm">
          <draw:text-box>
            <text:p text:style-name="P2"><text:span text:style-name="T3">their robot and code</text:span></text:p>
          </draw:text-box>
        </draw:frame>
        <draw:frame draw:style-name="gr25" draw:text-style-name="P4" draw:layer="layout" svg:width="0.281cm" svg:height="0.319cm" svg:x="6.437cm" svg:y="17.345cm">
          <draw:text-box>
            <text:p text:style-name="P2"><text:span text:style-name="T3"><text:s/></text:span></text:p>
          </draw:text-box>
        </draw:frame>
        <draw:frame draw:style-name="gr139" draw:text-style-name="P4" draw:layer="layout" svg:width="3.969cm" svg:height="0.319cm" svg:x="6.551cm" svg:y="17.047cm">
          <draw:text-box>
            <text:p text:style-name="P2"><text:span text:style-name="T3">Partial evidence of testing their </text:span></text:p>
          </draw:text-box>
        </draw:frame>
        <draw:frame draw:style-name="gr140" draw:text-style-name="P4" draw:layer="layout" svg:width="1.89cm" svg:height="0.319cm" svg:x="6.551cm" svg:y="17.347cm">
          <draw:text-box>
            <text:p text:style-name="P2"><text:span text:style-name="T3">robot and code</text:span></text:p>
          </draw:text-box>
        </draw:frame>
        <draw:frame draw:style-name="gr25" draw:text-style-name="P4" draw:layer="layout" svg:width="0.281cm" svg:height="0.319cm" svg:x="11.218cm" svg:y="17.345cm">
          <draw:text-box>
            <text:p text:style-name="P2"><text:span text:style-name="T3"><text:s/></text:span></text:p>
          </draw:text-box>
        </draw:frame>
        <draw:frame draw:style-name="gr141" draw:text-style-name="P4" draw:layer="layout" svg:width="3.423cm" svg:height="0.319cm" svg:x="11.332cm" svg:y="17.047cm">
          <draw:text-box>
            <text:p text:style-name="P2"><text:span text:style-name="T3">Clear evidence of testing </text:span></text:p>
          </draw:text-box>
        </draw:frame>
        <draw:frame draw:style-name="gr138" draw:text-style-name="P4" draw:layer="layout" svg:width="2.521cm" svg:height="0.319cm" svg:x="11.332cm" svg:y="17.347cm">
          <draw:text-box>
            <text:p text:style-name="P2"><text:span text:style-name="T3">their robot and code</text:span></text:p>
          </draw:text-box>
        </draw:frame>
        <draw:frame draw:style-name="gr25" draw:text-style-name="P4" draw:layer="layout" svg:width="0.281cm" svg:height="0.319cm" svg:x="15.997cm" svg:y="17.345cm">
          <draw:text-box>
            <text:p text:style-name="P2"><text:span text:style-name="T3"><text:s/></text:span></text:p>
          </draw:text-box>
        </draw:frame>
        <draw:frame draw:style-name="gr25" draw:text-style-name="P4" draw:layer="layout" svg:width="0.281cm" svg:height="0.319cm" svg:x="1.7cm" svg:y="18.245cm">
          <draw:text-box>
            <text:p text:style-name="P2"><text:span text:style-name="T3"><text:s/></text:span></text:p>
          </draw:text-box>
        </draw:frame>
        <draw:frame draw:style-name="gr125" draw:text-style-name="P4" draw:layer="layout" svg:width="3.63cm" svg:height="0.319cm" svg:x="1.814cm" svg:y="17.947cm">
          <draw:text-box>
            <text:p text:style-name="P2"><text:span text:style-name="T3">Minimal evidence their robot </text:span></text:p>
          </draw:text-box>
        </draw:frame>
        <draw:frame draw:style-name="gr142" draw:text-style-name="P4" draw:layer="layout" svg:width="2.995cm" svg:height="0.319cm" svg:x="1.814cm" svg:y="18.247cm">
          <draw:text-box>
            <text:p text:style-name="P2"><text:span text:style-name="T3">and code was improved</text:span></text:p>
          </draw:text-box>
        </draw:frame>
        <draw:frame draw:style-name="gr25" draw:text-style-name="P4" draw:layer="layout" svg:width="0.281cm" svg:height="0.319cm" svg:x="6.437cm" svg:y="18.245cm">
          <draw:text-box>
            <text:p text:style-name="P2"><text:span text:style-name="T3"><text:s/></text:span></text:p>
          </draw:text-box>
        </draw:frame>
        <draw:frame draw:style-name="gr127" draw:text-style-name="P4" draw:layer="layout" svg:width="3.943cm" svg:height="0.319cm" svg:x="6.551cm" svg:y="17.947cm">
          <draw:text-box>
            <text:p text:style-name="P2"><text:span text:style-name="T3">Partial evidence their robot and </text:span></text:p>
          </draw:text-box>
        </draw:frame>
        <draw:frame draw:style-name="gr143" draw:text-style-name="P4" draw:layer="layout" svg:width="2.445cm" svg:height="0.319cm" svg:x="6.551cm" svg:y="18.247cm">
          <draw:text-box>
            <text:p text:style-name="P2"><text:span text:style-name="T3">code was improved</text:span></text:p>
          </draw:text-box>
        </draw:frame>
        <draw:frame draw:style-name="gr25" draw:text-style-name="P4" draw:layer="layout" svg:width="0.281cm" svg:height="0.319cm" svg:x="11.218cm" svg:y="18.245cm">
          <draw:text-box>
            <text:p text:style-name="P2"><text:span text:style-name="T3"><text:s/></text:span></text:p>
          </draw:text-box>
        </draw:frame>
        <draw:frame draw:style-name="gr129" draw:text-style-name="P4" draw:layer="layout" svg:width="3.541cm" svg:height="0.319cm" svg:x="11.332cm" svg:y="17.947cm">
          <draw:text-box>
            <text:p text:style-name="P2"><text:span text:style-name="T3">Clear evidence their robot </text:span></text:p>
          </draw:text-box>
        </draw:frame>
        <draw:frame draw:style-name="gr142" draw:text-style-name="P4" draw:layer="layout" svg:width="2.995cm" svg:height="0.319cm" svg:x="11.332cm" svg:y="18.247cm">
          <draw:text-box>
            <text:p text:style-name="P2"><text:span text:style-name="T3">and code was improved</text:span></text:p>
          </draw:text-box>
        </draw:frame>
        <draw:frame draw:style-name="gr25" draw:text-style-name="P4" draw:layer="layout" svg:width="0.281cm" svg:height="0.319cm" svg:x="15.997cm" svg:y="18.245cm">
          <draw:text-box>
            <text:p text:style-name="P2"><text:span text:style-name="T3"><text:s/></text:span></text:p>
          </draw:text-box>
        </draw:frame>
        <draw:frame draw:style-name="gr100" draw:text-style-name="P12" draw:layer="layout" svg:width="2.677cm" svg:height="0.395cm" svg:x="1.2cm" svg:y="18.964cm">
          <draw:text-box>
            <text:p text:style-name="P2"><text:span text:style-name="T4">COMMUNICATE</text:span></text:p>
          </draw:text-box>
        </draw:frame>
        <draw:frame draw:style-name="gr144" draw:text-style-name="P4" draw:layer="layout" svg:width="15.089cm" svg:height="0.319cm" svg:x="3.859cm" svg:y="19.027cm">
          <draw:text-box>
            <text:p text:style-name="P2"><text:span text:style-name="T3"><text:s/></text:span><text:span text:style-name="T3">- Team’s explanation of the robot design process was effective and showed how all team members have been involved.</text:span></text:p>
          </draw:text-box>
        </draw:frame>
        <draw:frame draw:style-name="gr25" draw:text-style-name="P4" draw:layer="layout" svg:width="0.281cm" svg:height="0.319cm" svg:x="1.7cm" svg:y="20.045cm">
          <draw:text-box>
            <text:p text:style-name="P2"><text:span text:style-name="T3"><text:s/></text:span></text:p>
          </draw:text-box>
        </draw:frame>
        <draw:frame draw:style-name="gr145" draw:text-style-name="P4" draw:layer="layout" svg:width="3.626cm" svg:height="0.319cm" svg:x="1.814cm" svg:y="19.747cm">
          <draw:text-box>
            <text:p text:style-name="P2"><text:span text:style-name="T3">Unclear explanation of robot </text:span></text:p>
          </draw:text-box>
        </draw:frame>
        <draw:frame draw:style-name="gr146" draw:text-style-name="P4" draw:layer="layout" svg:width="1.911cm" svg:height="0.319cm" svg:x="1.814cm" svg:y="20.047cm">
          <draw:text-box>
            <text:p text:style-name="P2"><text:span text:style-name="T3">design process</text:span></text:p>
          </draw:text-box>
        </draw:frame>
        <draw:frame draw:style-name="gr25" draw:text-style-name="P4" draw:layer="layout" svg:width="0.281cm" svg:height="0.319cm" svg:x="6.437cm" svg:y="20.045cm">
          <draw:text-box>
            <text:p text:style-name="P2"><text:span text:style-name="T3"><text:s/></text:span></text:p>
          </draw:text-box>
        </draw:frame>
        <draw:frame draw:style-name="gr133" draw:text-style-name="P4" draw:layer="layout" svg:width="3.634cm" svg:height="0.319cm" svg:x="6.551cm" svg:y="19.747cm">
          <draw:text-box>
            <text:p text:style-name="P2"><text:span text:style-name="T3">Partially clear explanation of </text:span></text:p>
          </draw:text-box>
        </draw:frame>
        <draw:frame draw:style-name="gr147" draw:text-style-name="P4" draw:layer="layout" svg:width="2.635cm" svg:height="0.319cm" svg:x="6.551cm" svg:y="20.047cm">
          <draw:text-box>
            <text:p text:style-name="P2"><text:span text:style-name="T3">robot design process</text:span></text:p>
          </draw:text-box>
        </draw:frame>
        <draw:frame draw:style-name="gr25" draw:text-style-name="P4" draw:layer="layout" svg:width="0.281cm" svg:height="0.319cm" svg:x="11.218cm" svg:y="20.045cm">
          <draw:text-box>
            <text:p text:style-name="P2"><text:span text:style-name="T3"><text:s/></text:span></text:p>
          </draw:text-box>
        </draw:frame>
        <draw:frame draw:style-name="gr148" draw:text-style-name="P4" draw:layer="layout" svg:width="3.947cm" svg:height="0.319cm" svg:x="11.332cm" svg:y="19.747cm">
          <draw:text-box>
            <text:p text:style-name="P2"><text:span text:style-name="T3">Clear explanation of robot </text:span></text:p>
          </draw:text-box>
        </draw:frame>
        <draw:frame draw:style-name="gr146" draw:text-style-name="P4" draw:layer="layout" svg:width="1.911cm" svg:height="0.319cm" svg:x="11.332cm" svg:y="20.047cm">
          <draw:text-box>
            <text:p text:style-name="P2"><text:span text:style-name="T3">design process</text:span></text:p>
          </draw:text-box>
        </draw:frame>
        <draw:frame draw:style-name="gr25" draw:text-style-name="P4" draw:layer="layout" svg:width="0.281cm" svg:height="0.319cm" svg:x="15.997cm" svg:y="20.045cm">
          <draw:text-box>
            <text:p text:style-name="P2"><text:span text:style-name="T3"><text:s/></text:span></text:p>
          </draw:text-box>
        </draw:frame>
        <draw:frame draw:style-name="gr25" draw:text-style-name="P4" draw:layer="layout" svg:width="0.281cm" svg:height="0.319cm" svg:x="1.7cm" svg:y="20.945cm">
          <draw:text-box>
            <text:p text:style-name="P2"><text:span text:style-name="T3"><text:s/></text:span></text:p>
          </draw:text-box>
        </draw:frame>
        <draw:frame draw:style-name="gr149" draw:text-style-name="P4" draw:layer="layout" svg:width="3.3cm" svg:height="0.319cm" svg:x="1.814cm" svg:y="20.647cm">
          <draw:text-box>
            <text:p text:style-name="P2"><text:span text:style-name="T3">Minimal evidence that all </text:span></text:p>
          </draw:text-box>
        </draw:frame>
        <draw:frame draw:style-name="gr93" draw:text-style-name="P4" draw:layer="layout" svg:width="3.706cm" svg:height="0.319cm" svg:x="1.814cm" svg:y="20.947cm">
          <draw:text-box>
            <text:p text:style-name="P2"><text:span text:style-name="T3">team members were involved</text:span></text:p>
          </draw:text-box>
        </draw:frame>
        <draw:frame draw:style-name="gr25" draw:text-style-name="P4" draw:layer="layout" svg:width="0.281cm" svg:height="0.319cm" svg:x="6.437cm" svg:y="20.945cm">
          <draw:text-box>
            <text:p text:style-name="P2"><text:span text:style-name="T3"><text:s/></text:span></text:p>
          </draw:text-box>
        </draw:frame>
        <draw:frame draw:style-name="gr149" draw:text-style-name="P4" draw:layer="layout" svg:width="3.3cm" svg:height="0.319cm" svg:x="6.551cm" svg:y="20.647cm">
          <draw:text-box>
            <text:p text:style-name="P2"><text:span text:style-name="T3">Partial evidence that all </text:span></text:p>
          </draw:text-box>
        </draw:frame>
        <draw:frame draw:style-name="gr93" draw:text-style-name="P4" draw:layer="layout" svg:width="3.706cm" svg:height="0.319cm" svg:x="6.551cm" svg:y="20.947cm">
          <draw:text-box>
            <text:p text:style-name="P2"><text:span text:style-name="T3">team members were involved</text:span></text:p>
          </draw:text-box>
        </draw:frame>
        <draw:frame draw:style-name="gr25" draw:text-style-name="P4" draw:layer="layout" svg:width="0.281cm" svg:height="0.319cm" svg:x="11.218cm" svg:y="20.945cm">
          <draw:text-box>
            <text:p text:style-name="P2"><text:span text:style-name="T3"><text:s/></text:span></text:p>
          </draw:text-box>
        </draw:frame>
        <draw:frame draw:style-name="gr150" draw:text-style-name="P4" draw:layer="layout" svg:width="3.6cm" svg:height="0.319cm" svg:x="11.332cm" svg:y="20.647cm">
          <draw:text-box>
            <text:p text:style-name="P2"><text:span text:style-name="T3">Clear evidence that all team </text:span></text:p>
          </draw:text-box>
        </draw:frame>
        <draw:frame draw:style-name="gr151" draw:text-style-name="P4" draw:layer="layout" svg:width="2.995cm" svg:height="0.319cm" svg:x="11.332cm" svg:y="20.947cm">
          <draw:text-box>
            <text:p text:style-name="P2"><text:span text:style-name="T3">members were involved</text:span></text:p>
          </draw:text-box>
        </draw:frame>
        <draw:path draw:style-name="gr16" draw:text-style-name="P6" draw:layer="layout" svg:width="18.986cm" svg:height="15cm" svg:x="1cm" svg:y="6.4cm" svg:viewBox="0 0 18987 15001" svg:d="M199 0c-110 0-199 89-199 199v14602c0 110 89 200 199 200h18588c111 0 200-90 200-200v-14602c0-110-89-199-200-199z">
          <text:p/>
        </draw:path>
        <draw:line draw:style-name="gr5" draw:text-style-name="P6" draw:layer="layout" svg:x1="10.5cm" svg:y1="26.986cm" svg:x2="10.5cm" svg:y2="22.713cm">
          <text:p/>
        </draw:line>
        <draw:line draw:style-name="gr6" draw:text-style-name="P6" draw:layer="layout" svg:x1="10.5cm" svg:y1="26.907cm" svg:x2="10.5cm" svg:y2="22.752cm">
          <text:p/>
        </draw:line>
        <draw:path draw:style-name="gr7" draw:text-style-name="P6" draw:layer="layout" svg:width="0cm" svg:height="4.272cm" svg:x="10.5cm" svg:y="22.713cm" svg:viewBox="0 0 0 4273" svg:d="M0 4273M0 0">
          <text:p/>
        </draw:path>
        <draw:frame draw:style-name="gr25" draw:text-style-name="P4" draw:layer="layout" svg:width="0.281cm" svg:height="0.319cm" svg:x="15.997cm" svg:y="20.945cm">
          <draw:text-box>
            <text:p text:style-name="P2"><text:span text:style-name="T3"><text:s/></text:span></text:p>
          </draw:text-box>
        </draw:frame>
        <draw:frame draw:style-name="gr8" draw:text-style-name="P4" draw:layer="layout" svg:width="2.851cm" svg:height="0.319cm" svg:x="9.081cm" svg:y="22.05cm">
          <draw:text-box>
            <text:p text:style-name="P2"><text:span text:style-name="T2">Feedback Comments</text:span></text:p>
          </draw:text-box>
        </draw:frame>
        <draw:frame draw:style-name="gr9" draw:text-style-name="P4" draw:layer="layout" svg:width="1.327cm" svg:height="0.319cm" svg:x="5.085cm" svg:y="22.65cm">
          <draw:text-box>
            <text:p text:style-name="P2"><text:span text:style-name="T3">Great Job:</text:span></text:p>
          </draw:text-box>
        </draw:frame>
        <draw:line draw:style-name="gr16" draw:text-style-name="P6" draw:layer="layout" svg:x1="3.399cm" svg:y1="3.4cm" svg:x2="3.399cm" svg:y2="2.499cm">
          <text:p/>
        </draw:line>
        <draw:line draw:style-name="gr16" draw:text-style-name="P6" draw:layer="layout" svg:x1="12.499cm" svg:y1="3.4cm" svg:x2="12.499cm" svg:y2="2.499cm">
          <text:p/>
        </draw:line>
        <draw:frame draw:style-name="gr17" draw:text-style-name="P4" draw:layer="layout" svg:width="1.564cm" svg:height="0.319cm" svg:x="14.48cm" svg:y="22.65cm">
          <draw:text-box>
            <text:p text:style-name="P2"><text:span text:style-name="T3">Think about:</text:span></text:p>
          </draw:text-box>
        </draw:frame>
        <draw:path draw:style-name="gr16" draw:text-style-name="P6" draw:layer="layout" svg:width="14.426cm" svg:height="0.9cm" svg:x="1cm" svg:y="2.5cm" svg:viewBox="0 0 14427 901" svg:d="M199 0c-110 0-199 89-199 199v502c0 110 89 200 199 200h14028c110 0 200-90 200-200v-502c0-110-90-199-200-199z">
          <text:p/>
        </draw:path>
        <draw:path draw:style-name="gr47" draw:text-style-name="P14" draw:layer="layout" svg:width="2.742cm" svg:height="0.543cm" svg:x="17.258cm" svg:y="3.516cm" svg:viewBox="0 0 2743 544" svg:d="M2652 0h-2561c-50 0-91 42-91 92v360c0 50 41 92 91 92h2561c50 0 91-42 91-92v-360c0-50-41-92-91-92z">
          <text:p/>
        </draw:path>
        <draw:path draw:style-name="gr48" draw:text-style-name="P15" draw:layer="layout" svg:width="2.244cm" svg:height="0.276cm" svg:x="17.498cm" svg:y="3.656cm" svg:viewBox="0 0 2245 277" svg:d="M2125 119v-57c10-2 21-2 31-3 10 0 20 0 31 0 7 0 14 0 22 0 7 1 14-1 21-3 6-3 10-6 12-10 2-5 3-9 3-14-1-4-3-8-6-12s-7-7-12-9c-4-2-9-2-15-2-5 1-10 1-15 1-14 1-28 1-42 1s-28 1-42 3c-7 1-14 2-21 4-7 1-13 4-18 8-4 3-6 6-7 9-2 3-2 7-2 11 1 3 2 7 4 10s4 6 7 8v172c0 10 4 18 13 23 4 3 9 5 15 6 7 0 12 1 17 1 18 2 36 3 54 1 18-1 36-4 53-9 2-1 5-2 7-5 3-2 4-5 5-6 2-5 3-9 3-13-1-4-2-8-4-11-3-3-5-6-9-8-4-3-8-4-13-4h-3c-14 3-29 6-44 7-15 2-30 1-45 0v-50c6 0 13 0 21 0 9 0 17 0 26 0 8-1 16-1 24-2s14-3 19-4c5-3 9-6 11-11 3-5 4-10 3-15s-3-9-6-13-8-7-13-7c-5-1-9-1-14 0-4 0-8 1-13 1-9 1-19 1-29 2-9 0-19 0-29 0zM2008 137c-1-4-4-8-7-12-4-4-9-6-14-8-11 0-21 0-32 1-10 0-21 0-31 0-2 0-4 0-7 0s-6 0-10 0c-3 0-7 0-11 0-3 0-6 0-9 1-5 1-9 4-12 8-3 3-5 7-6 12 0 4 0 9 2 13 2 5 5 8 9 11 5 2 10 4 16 5 5 1 11 2 17 1 6 0 11 0 17-1 6 0 12-1 17-1v43c-7 7-14 12-23 14-9 3-17 4-26 3s-18-3-26-7-15-10-21-17c-10-10-16-22-20-35-3-14-4-27-2-41 2-11 5-20 11-28s13-15 21-20c8-6 17-12 26-16 10-4 19-7 29-10 3 0 6 0 10-1 3 0 6 1 9 2 4 1 7 2 11 4 5 1 9 3 13 4s8 1 11 0c4 0 8-2 12-4 3-3 5-6 7-9 1-4 2-7 1-11 0-3-1-7-3-10-2-4-5-7-8-9-6-5-13-9-22-11s-17-3-25-4c-10 0-19 0-29 2s-19 5-28 9c-12 4-24 10-35 16s-21 14-29 23c-8 8-14 18-19 28-4 10-8 21-10 31-2 11-3 22-3 33 1 12 2 22 5 32 4 17 11 32 21 46 9 14 21 25 35 34 11 7 23 12 35 15 11 3 23 5 35 4s24-4 35-8 22-11 32-19c3-3 6-5 8-8 3-3 5-6 7-9 2-4 3-10 4-18 0-8 0-15 0-23 0-7 0-14 0-20-1-6 0-9 0-10 6-3 9-7 11-12 2-4 2-8 1-13zM1718 21c0-1 0-3-1-5s-2-4-3-5c-4-5-7-8-12-10-4-1-9-1-13 0s-8 3-12 6c-3 4-6 8-8 14v2c0 25 0 50-1 74 0 24 0 49-1 73-7-10-14-20-22-31-7-10-15-20-22-30-8-10-17-21-26-32-9-12-17-22-24-30-2-3-4-6-8-10-3-4-6-8-9-12s-7-7-10-11c-3-3-7-5-10-6-4-1-8-2-12-2-4 1-7 1-11 3-3 2-6 4-9 8-2 3-3 7-3 11 0 10 0 19 0 28s0 19 0 28c0 7 0 15 1 25 0 9 0 20 0 31v35 33 27 18c0 6 2 11 5 16 4 4 9 7 14 8s10 0 15-2 9-6 11-13c1-2 1-4 2-7 0-3 1-7 1-13 0-5 0-12 0-20v-31-91c22 26 42 52 62 79 19 26 37 54 55 82 3 5 6 9 12 11 5 2 10 2 15 1s9-3 13-6c4-4 6-9 6-15 2-38 4-77 4-115 1-38 2-77 1-116zM1320 119v-57c10-2 21-2 31-3 10 0 20 0 30 0 7 0 15 0 22 0 8 1 15-1 22-3 6-3 10-6 12-10 2-5 3-9 3-14-1-4-3-8-6-12s-7-7-12-9c-4-2-9-2-15-2-5 1-10 1-15 1-14 1-28 1-42 1s-28 1-42 3c-7 1-14 2-21 4-7 1-13 4-18 8-4 3-6 6-7 9-2 3-2 7-2 11 1 3 2 7 4 10s4 6 7 8v172c0 10 4 18 12 23 5 3 10 5 16 6 6 0 12 1 17 1 18 2 36 3 54 1 18-1 36-4 53-9 2-1 5-2 7-5 3-2 4-5 5-6 2-5 3-9 3-13-1-4-2-8-4-11-3-3-6-6-9-8-4-3-8-4-13-4h-3c-14 3-29 6-44 7-15 2-30 1-45 0v-50c6 0 13 0 21 0s17 0 26 0c8-1 16-1 24-2s14-3 19-4c5-3 9-6 11-11 3-5 4-10 3-15s-3-9-6-13-8-7-14-7c-4-1-9-1-13 0-4 0-8 1-13 1-9 1-19 1-29 2-9 0-19 0-29 0zM1206 247c1-5-1-10-4-14-3-5-8-8-14-11l-3-1c-17 0-34 1-51 1-16 1-33 1-50 1 0-32 0-64 1-95 0-32 0-65 0-97 0-4-2-7-4-10-2-4-5-6-8-8-4-1-7-3-11-3s-8 0-11 1c-4 2-7 4-9 6-2 3-4 6-4 11-1 5-2 12-2 21-1 8-1 20-1 35v28c0 10 0 21 0 32s0 22 0 32c0 11 0 20 0 28 0 4-1 9-1 15s0 12 1 18c0 6 1 12 3 17 1 6 3 10 7 13 3 3 8 5 13 5s10 0 15 0c19-1 35-1 49-1h32c9 0 16 0 20 0 5 0 9-1 12-1 7-3 12-6 15-10 4-4 5-9 5-13zM977 247c0-5-2-10-5-14-3-5-8-8-14-11l-3-1c-17 0-34 1-51 1-16 1-33 1-50 1 0-32 0-64 1-95 0-32 0-65 0-97 0-4-2-7-4-10-2-4-5-6-8-8-4-1-7-3-11-3s-8 0-11 1c-4 2-7 4-9 6-2 3-3 6-4 11s-2 12-2 21c-1 8-1 20-1 35v28c0 10 0 21 0 32s0 22 0 32c0 11 0 20 0 28 0 4-1 9-1 15s0 12 1 18c0 6 1 12 3 17 1 6 3 10 7 13 3 3 8 5 13 5s10 0 15 0c19-1 35-1 49-1h32c9 0 16 0 20 0 5 0 9-1 12-1 7-3 12-6 15-10 4-4 5-9 6-13zM751 159c0-5-3-9-6-12-5-5-9-7-15-8-5 0-11 0-16 0-10-24-20-47-32-71-12-23-27-43-45-62-5-4-11-6-17-6-5 0-10 1-13 4-4 2-7 5-9 9-3 3-5 7-7 12-2 4-4 8-6 12-1 3-3 7-5 10-1 4-3 7-5 11-19 44-34 89-46 135-3 8-5 17-7 25-3 8-4 16-5 24-1 7 0 12 3 17 2 5 5 9 10 11 4 3 8 4 14 3 5-1 10-4 14-9 4-4 7-9 8-15s2-12 3-17c2-7 4-14 5-21 2-8 4-15 7-22 16 0 32 0 49 0 16 0 33 0 49 0 5 15 9 30 12 45 1 5 2 10 2 16 1 5 3 10 6 14 4 5 9 8 13 9 5 2 9 1 14 0 4-2 7-5 11-9 3-4 5-9 6-15v-3c-2-10-3-20-5-29-2-10-5-20-7-29 4-1 9-3 12-6s6-7 7-11c2-4 2-8 1-12zM473 149c1-5-1-10-4-15s-8-9-15-11v-93c0-8-2-13-6-18-4-4-8-6-13-7-6-1-11-1-16 2-6 2-10 6-13 12-3 5-4 10-4 15v88h-94v-92c0-3 0-4 0-6s-1-4-2-6c-2-7-7-11-12-13-6-2-11-1-16 1-6 2-11 5-15 10s-6 11-6 18v210c0 7 2 13 6 18 3 5 7 9 13 11 5 2 10 2 15 0 6-2 10-6 14-13 1-2 2-5 2-8 1-3 1-6 1-9v-69h94v70c0 3 1 6 1 10 1 3 2 6 4 9 4 6 9 10 15 11 5 1 10 1 15-2 5-2 9-5 12-11 4-5 5-11 5-18v-70c6-1 11-4 14-9 4-5 5-10 5-15zM202 62c0-4 0-7-1-11-1-3-3-7-5-11s-5-8-8-12c-4-3-7-7-11-9-4-3-7-6-11-7-6-2-11-3-17-4-5 0-11 0-17 1-5 2-11 3-16 5-6 2-11 4-16 6-9 4-17 8-25 12-8 5-16 10-24 16-10 8-20 18-27 30-7 11-13 24-17 36-4 13-6 27-7 40 0 14 2 27 5 40 2 8 5 17 9 24 4 8 9 16 15 23 10 11 21 20 34 26 12 6 25 9 38 9 13 1 26-2 39-7s24-13 35-24c4-5 9-10 13-16 5-5 8-11 10-17 1-7 0-13-2-17-3-5-6-8-11-10-4-3-9-3-15-3-6 1-10 3-15 8-3 5-7 11-11 16-5 6-10 11-15 14-6 4-13 7-19 7-7 1-14 0-20-2s-12-6-18-10c-5-5-9-10-13-16-5-11-9-22-9-34-1-12 0-23 3-35 3-10 7-18 13-26s13-15 21-21 16-11 26-16c9-4 18-7 27-10 1 0 3 0 5 0 4 1 6 4 8 7s4 7 6 10 5 6 8 8c4 2 8 3 14 2 4 0 8-2 11-4s5-4 7-7c1-4 2-7 3-11zM644 103c6 12 11 24 16 36-11 1-21 1-30 1-10 0-21 0-34 0 4-12 9-24 13-35 5-12 10-24 16-37 7 12 13 23 19 35z">
          <text:p/>
        </draw:path>
        <draw:polygon draw:style-name="gr38" draw:text-style-name="P13" draw:layer="layout" svg:width="0.267cm" svg:height="0.368cm" svg:x="17.921cm" svg:y="2.451cm" svg:viewBox="0 0 268 369" draw:points="0,0 96,0 96,286 268,286 268,369 0,369">
          <text:p/>
        </draw:polygon>
        <draw:polygon draw:style-name="gr38" draw:text-style-name="P13" draw:layer="layout" svg:width="0.298cm" svg:height="0.368cm" svg:x="18.205cm" svg:y="2.451cm" svg:viewBox="0 0 299 369" draw:points="0,0 294,0 294,77 95,77 95,142 277,142 277,216 95,216 95,286 299,286 299,369 0,369">
          <text:p/>
        </draw:polygon>
        <draw:path draw:style-name="gr38" draw:text-style-name="P13" draw:layer="layout" svg:width="0.354cm" svg:height="0.383cm" svg:x="18.512cm" svg:y="2.444cm" svg:viewBox="0 0 355 384" svg:d="M355 376h-62l-6-40c-25 35-68 48-102 48-111 0-185-85-185-192 0-106 74-192 185-192 76 0 157 40 166 134h-96c-3-32-34-51-72-51-62 0-86 55-86 109 0 55 24 109 86 109 47 0 79-22 84-55h-67v-71h155z">
          <text:p/>
        </draw:path>
        <draw:path draw:style-name="gr38" draw:text-style-name="P13" draw:layer="layout" svg:width="0.363cm" svg:height="0.383cm" svg:x="18.882cm" svg:y="2.444cm" svg:viewBox="0 0 364 384" svg:d="M183 301c61 0 85-54 85-109 0-54-24-109-85-109-63 0-87 55-87 109 0 55 24 109 87 109zM183 0c115 0 181 86 181 192 0 107-66 192-181 192-117 0-183-85-183-192 0-106 66-192 183-192z">
          <text:p/>
        </draw:path>
        <draw:polygon draw:style-name="gr38" draw:text-style-name="P13" draw:layer="layout" svg:width="0.267cm" svg:height="0.368cm" svg:x="17.639cm" svg:y="2.922cm" svg:viewBox="0 0 268 369" draw:points="0,0 95,0 95,287 268,287 268,369 0,369">
          <text:p/>
        </draw:polygon>
        <draw:polygon draw:style-name="gr38" draw:text-style-name="P13" draw:layer="layout" svg:width="0.299cm" svg:height="0.368cm" svg:x="17.922cm" svg:y="2.922cm" svg:viewBox="0 0 300 369" draw:points="0,0 294,0 294,77 96,77 96,141 277,141 277,217 96,217 96,287 300,287 300,369 0,369">
          <text:p/>
        </draw:polygon>
        <draw:path draw:style-name="gr38" draw:text-style-name="P13" draw:layer="layout" svg:width="0.372cm" svg:height="0.368cm" svg:x="18.207cm" svg:y="2.922cm" svg:viewBox="0 0 373 369" svg:d="M143 232h85l-42-130h-1zM137 0h99l137 369h-100l-23-66h-129l-23 66h-98z">
          <text:p/>
        </draw:path>
        <draw:path draw:style-name="gr38" draw:text-style-name="P13" draw:layer="layout" svg:width="0.353cm" svg:height="0.383cm" svg:x="18.562cm" svg:y="2.915cm" svg:viewBox="0 0 354 384" svg:d="M354 376h-62l-6-41c-25 36-69 49-103 49-111 0-183-86-183-193 0-106 72-191 183-191 77 0 159 40 168 132h-97c-3-31-34-50-73-50-61 0-85 55-85 109 0 55 24 109 85 109 48 0 80-22 85-55h-67v-71h155z">
          <text:p/>
        </draw:path>
        <draw:path draw:style-name="gr38" draw:text-style-name="P13" draw:layer="layout" svg:width="0.32cm" svg:height="0.376cm" svg:x="18.943cm" svg:y="2.922cm" svg:viewBox="0 0 321 377" svg:d="M321 216c0 108-48 161-160 161s-161-53-161-161v-216h96v222c0 48 18 72 65 72s65-24 65-72v-222h95z">
          <text:p/>
        </draw:path>
        <draw:polygon draw:style-name="gr38" draw:text-style-name="P13" draw:layer="layout" svg:width="0.299cm" svg:height="0.368cm" svg:x="19.296cm" svg:y="2.922cm" svg:viewBox="0 0 300 369" draw:points="0,0 294,0 294,77 96,77 96,141 277,141 277,217 96,217 96,287 300,287 300,369 0,369">
          <text:p/>
        </draw:polygon>
        <draw:path draw:style-name="gr49" draw:text-style-name="P16" draw:layer="layout" svg:width="0.352cm" svg:height="0.11cm" svg:x="18.371cm" svg:y="1.187cm" svg:viewBox="0 0 353 111" svg:d="M216 78c27 0 53 2 78 7l59-63c-41-14-88-22-137-22-83 0-160 23-216 61l52 50c48-21 104-33 164-33z">
          <text:p/>
        </draw:path>
        <draw:path draw:style-name="gr48" draw:text-style-name="P15" draw:layer="layout" svg:width="0.483cm" svg:height="0.143cm" svg:x="18.304cm" svg:y="1.105cm" svg:viewBox="0 0 484 144" svg:d="M282 82c50 0 97 8 138 23l64-68c-60-23-128-37-202-37-108 0-207 30-282 79l67 65c56-38 132-62 215-62z">
          <text:p/>
        </draw:path>
        <draw:path draw:style-name="gr49" draw:text-style-name="P16" draw:layer="layout" svg:width="0.034cm" svg:height="0.088cm" svg:x="18.273cm" svg:y="1.36cm" svg:viewBox="0 0 35 89" svg:d="M5 89c5-22 15-43 30-62l-27-27c-5 17-8 34-8 51 0 13 2 26 5 38z">
          <text:p/>
        </draw:path>
        <draw:path draw:style-name="gr49" draw:text-style-name="P16" draw:layer="layout" svg:width="0.108cm" svg:height="0.094cm" svg:x="18.076cm" svg:y="1.555cm" svg:viewBox="0 0 109 95" svg:d="M11 38l-11 57 109-47c-7-15-8-33-12-48z">
          <text:p/>
        </draw:path>
        <draw:polygon draw:style-name="gr49" draw:text-style-name="P16" draw:layer="layout" svg:width="0.228cm" svg:height="0.868cm" svg:x="17.855cm" svg:y="0.975cm" svg:viewBox="0 0 229 869" draw:points="157,6 0,863 75,869 229,0">
          <text:p/>
        </draw:polygon>
        <draw:path draw:style-name="gr47" draw:text-style-name="P14" draw:layer="layout" svg:width="0.68cm" svg:height="0.869cm" svg:x="17.928cm" svg:y="0.974cm" svg:viewBox="0 0 681 870" svg:d="M610 501v-70l-114-108-51-49-68-64-221-210-156 870 329-144c-33-29-56-60-73-96l-107 46 11-56 69-361 6-30 57 57 73 75 32 32 129 111-125 58c32 33 71 61 123 78l157-71z">
          <text:p/>
        </draw:path>
        <draw:path draw:style-name="gr49" draw:text-style-name="P16" draw:layer="layout" svg:width="0.076cm" svg:height="0.145cm" svg:x="18.823cm" svg:y="1.303cm" svg:viewBox="0 0 77 146" svg:d="M72 146c3-12 5-25 5-38 0-40-14-76-39-108l-38 39c36 29 63 67 72 107z">
          <text:p/>
        </draw:path>
        <draw:path draw:style-name="gr49" draw:text-style-name="P16" draw:layer="layout" svg:width="0.545cm" svg:height="0.498cm" svg:x="18.831cm" svg:y="1.387cm" svg:viewBox="0 0 546 499" svg:d="M133 429l-88-86c-14 11-29 19-45 28l133 128 413-430-1-69z">
          <text:p/>
        </draw:path>
        <draw:path draw:style-name="gr49" draw:text-style-name="P16" draw:layer="layout" svg:width="0.208cm" svg:height="0.218cm" svg:x="18.536cm" svg:y="1.404cm" svg:viewBox="0 0 209 219" svg:d="M129 124l-73-70-56-54v71l79 75 74 73c19-6 38-12 56-19z">
          <text:p/>
        </draw:path>
        <draw:polygon draw:style-name="gr49" draw:text-style-name="P16" draw:layer="layout" svg:width="0.512cm" svg:height="0.294cm" svg:x="18.7cm" svg:y="1.14cm" svg:viewBox="0 0 513 295" draw:points="251,0 192,61 128,128 84,174 0,262 35,295 124,203 161,163 229,92 251,70 478,288 513,251">
          <text:p/>
        </draw:polygon>
        <draw:path draw:style-name="gr48" draw:text-style-name="P15" draw:layer="layout" svg:width="0.855cm" svg:height="0.506cm" svg:x="18.159cm" svg:y="1.232cm" svg:viewBox="0 0 856 507" svg:d="M771 0l-68 72c24 32 38 68 38 107 0 13-2 26-5 38-8 33-25 63-51 89-26 27-60 49-99 66-17 7-36 13-55 18-32 8-67 12-103 12-44 0-87-7-125-19-52-16-98-42-130-75-12-12-23-24-31-38-11-16-18-34-23-53-3-12-5-25-5-38 0-17 3-34 8-50l-78-79c-28 42-44 90-44 141 0 13 1 26 3 38 5 31 16 60 32 87 8 14 17 27 27 40 28 33 63 62 105 85 73 41 163 66 261 66 69 0 134-12 191-33 17-7 34-14 50-22 37-19 70-42 97-68 46-44 77-97 87-155 2-12 3-25 3-38 0-71-32-137-85-191z">
          <text:p/>
        </draw:path>
        <draw:path draw:style-name="gr50" draw:text-style-name="P17" draw:layer="layout" svg:width="0.839cm" svg:height="0.839cm" svg:x="18.536cm" svg:y="0.976cm" svg:viewBox="0 0 840 840" svg:d="M128 553l79 75c39-16 74-39 100-65l-108-104-35-33 83-87 44-45 66-69 58-61 261 251-35 37-213 222c-23 31-52 58-87 82l88 84 411-428-428-412-161 167-65 67-59 62-127 133z">
          <text:p/>
        </draw:path>
        <draw:path draw:style-name="gr49" draw:text-style-name="P16" draw:layer="layout" svg:width="0.302cm" svg:height="0.333cm" svg:x="18.154cm" svg:y="1.202cm" svg:viewBox="0 0 303 334" svg:d="M150 302l2 4c6 10 15 19 23 28l128-60-295-274-8 43 232 228z">
          <text:p/>
        </draw:path>
        <draw:path draw:style-name="gr49" draw:text-style-name="P16" draw:layer="layout" svg:width="0.856cm" svg:height="0.406cm" svg:x="18.158cm" svg:y="1.409cm" svg:viewBox="0 0 857 407" svg:d="M857 14c0 13-1 26-3 38-10 58-41 111-87 155-27 26-60 49-97 68-16 8-33 15-50 22-57 21-122 33-191 33-98 0-189-25-261-66-42-23-77-52-105-85-10-13-19-26-27-40-16-27-27-56-32-87-2-12-3-25-3-38 0-4 0-9 0-14-2 13 0 78 0 91 0 20 2 40 7 60 4 15 10 30 17 44 17 36 43 70 75 98 79 70 197 114 329 114 92 0 176-22 246-58 16-8 31-17 45-26 34-24 63-52 86-83 32-44 51-95 51-149 0-12 1-66 0-89 0-3 0 8 0 12z">
          <text:p/>
        </draw:path>
        <draw:polygon draw:style-name="gr38" draw:text-style-name="P13" draw:layer="layout" svg:width="0.391cm" svg:height="0.423cm" svg:x="17.767cm" svg:y="1.942cm" svg:viewBox="0 0 392 424" draw:points="99,0 392,0 363,112 223,112 209,171 355,171 330,275 186,275 151,424 0,424">
          <text:p/>
        </draw:polygon>
        <draw:polygon draw:style-name="gr38" draw:text-style-name="P13" draw:layer="layout" svg:width="0.249cm" svg:height="0.423cm" svg:x="18.099cm" svg:y="1.942cm" svg:viewBox="0 0 250 424" draw:points="98,0 250,0 151,424 0,424">
          <text:p/>
        </draw:polygon>
        <draw:path draw:style-name="gr38" draw:text-style-name="P13" draw:layer="layout" svg:width="0.446cm" svg:height="0.432cm" svg:x="18.29cm" svg:y="1.933cm" svg:viewBox="0 0 447 433" svg:d="M209 212c49 0 83-29 83-70 0-21-16-32-47-32-9 0-14 1-23 3l-24 97c5 1 5 2 11 2zM98 12l9-1c49-7 109-11 143-11 55 0 98 8 131 21 41 17 66 55 66 100 0 39-13 75-38 104-21 25-41 37-81 49l-9 3c4 3 5 5 7 6 12 14 47 82 77 150h-166c-23-60-29-76-57-145l-33 145h-147z">
          <text:p/>
        </draw:path>
        <draw:polygon draw:style-name="gr38" draw:text-style-name="P13" draw:layer="layout" svg:width="0.402cm" svg:height="0.423cm" svg:x="19.058cm" svg:y="1.942cm" svg:viewBox="0 0 403 424" draw:points="36,0 403,0 378,122 269,122 197,424 46,424 118,122 0,122">
          <text:p/>
        </draw:polygon>
        <draw:path draw:style-name="gr38" draw:text-style-name="P13" draw:layer="layout" svg:width="0.074cm" svg:height="0.073cm" svg:x="19.288cm" svg:y="2.29cm" svg:viewBox="0 0 75 74" svg:d="M37 36c3 0 5-1 5-4s-2-5-5-5c-1 0-1 0-2 0v9c1 0 1 0 2 0zM24 19c1-1 2-1 5-1 4 0 6 0 7 0 12 0 18 4 18 13 0 6-2 9-7 11v1c2 1 6 7 9 13h-13c-3-5-4-7-8-13v13h-11zM38 70c18 0 32-15 32-33 0-17-14-33-32-33-19 0-33 16-33 33 0 18 14 33 33 33zM38 0c20 0 37 17 37 37 0 21-17 37-37 37-22 0-38-16-38-37 0-20 16-37 38-37z">
          <text:p/>
        </draw:path>
        <draw:path draw:style-name="gr38" draw:text-style-name="P13" draw:layer="layout" svg:width="0.073cm" svg:height="0.074cm" svg:x="19.237cm" svg:y="2.454cm" svg:viewBox="0 0 74 75" svg:d="M36 36c3 0 5-2 5-5s-2-4-5-4c-1 0-1 0-2 0v8c1 1 1 1 2 1zM22 18c2 0 2 0 6-1 4 0 5 0 7 0 12 0 18 5 18 14 0 5-2 8-7 10h-1c1 1 1 1 1 1 1 1 6 7 9 13h-14c-2-5-3-6-7-12v12h-12zM37 70c17 0 32-15 32-33s-15-32-32-32c-18 0-33 14-33 32s15 33 33 33zM37 0c20 0 37 16 37 37 0 20-17 38-37 38-21 0-37-18-37-38 0-21 16-37 37-37z">
          <text:p/>
        </draw:path>
        <draw:path draw:style-name="gr38" draw:text-style-name="P13" draw:layer="layout" svg:width="0.359cm" svg:height="0.441cm" svg:x="18.707cm" svg:y="1.933cm" svg:viewBox="0 0 360 442" svg:d="M0 423c42 12 90 19 133 19 59 0 104-13 142-41 43-31 71-78 71-120 0-29-12-55-35-73-17-14-35-25-72-42l-29-14c-10-5-15-10-15-16 0-15 20-27 46-27 20 0 43 6 88 21l31-116c-34-9-66-14-99-14-123 0-219 69-219 156 0 45 30 78 108 113 36 17 42 21 42 33 0 17-19 28-49 28-27 0-63-8-110-26z">
          <text:p/>
        </draw:path>
        <draw:control draw:style-name="gr1" draw:text-style-name="P18" draw:layer="controls" svg:width="0.965cm" svg:height="0.33cm" svg:x="1.103cm" svg:y="2.555cm" draw:control="control98"/>
        <draw:control draw:style-name="gr1" draw:text-style-name="P18" draw:layer="controls" svg:width="1.549cm" svg:height="0.33cm" svg:x="3.491cm" svg:y="2.555cm" draw:control="control99"/>
        <draw:control draw:style-name="gr1" draw:text-style-name="P18" draw:layer="controls" svg:width="2.083cm" svg:height="0.33cm" svg:x="12.609cm" svg:y="2.555cm" draw:control="control100"/>
        <draw:control draw:style-name="standard" draw:text-style-name="P19" draw:layer="controls" svg:width="2.159cm" svg:height="0.381cm" svg:x="1.103cm" svg:y="2.885cm" draw:control="control101"/>
        <draw:control draw:style-name="standard" draw:text-style-name="P19" draw:layer="controls" svg:width="8.763cm" svg:height="0.381cm" svg:x="3.491cm" svg:y="2.886cm" draw:control="control102"/>
        <draw:control draw:style-name="standard" draw:text-style-name="P19" draw:layer="controls" svg:width="2.537cm" svg:height="0.381cm" svg:x="12.584cm" svg:y="2.86cm" draw:control="control103"/>
        <draw:control draw:style-name="standard" draw:text-style-name="P21" draw:layer="controls" svg:width="3.548cm" svg:height="1.524cm" svg:x="16.275cm" svg:y="8.91cm" draw:control="control104"/>
        <draw:control draw:style-name="standard" draw:text-style-name="P21" draw:layer="controls" svg:width="8.255cm" svg:height="3.429cm" svg:x="1.789cm" svg:y="23.18cm" draw:control="control105"/>
        <draw:control draw:style-name="standard" draw:text-style-name="P21" draw:layer="controls" svg:width="8.255cm" svg:height="3.429cm" svg:x="11.101cm" svg:y="23.181cm" draw:control="control106"/>
        <draw:control draw:style-name="standard" draw:text-style-name="P21" draw:layer="controls" svg:width="3.548cm" svg:height="1.524cm" svg:x="16.275cm" svg:y="11.65cm" draw:control="control107"/>
        <draw:control draw:style-name="standard" draw:text-style-name="P21" draw:layer="controls" svg:width="3.548cm" svg:height="1.524cm" svg:x="16.275cm" svg:y="14.31cm" draw:control="control108"/>
        <draw:control draw:style-name="standard" draw:text-style-name="P21" draw:layer="controls" svg:width="3.548cm" svg:height="1.524cm" svg:x="16.275cm" svg:y="17.01cm" draw:control="control109"/>
        <draw:control draw:style-name="standard" draw:text-style-name="P21" draw:layer="controls" svg:width="3.548cm" svg:height="1.524cm" svg:x="16.275cm" svg:y="19.71cm" draw:control="control110"/>
        <draw:control draw:style-name="gr1" draw:text-style-name="P1" draw:layer="controls" svg:width="0.48cm" svg:height="0.48cm" svg:x="1.219cm" svg:y="9.021cm" draw:control="control111"/>
        <draw:control draw:style-name="gr1" draw:text-style-name="P1" draw:layer="controls" svg:width="0.48cm" svg:height="0.48cm" svg:x="1.219cm" svg:y="9.935cm" draw:control="control112"/>
        <draw:control draw:style-name="gr1" draw:text-style-name="P1" draw:layer="controls" svg:width="0.48cm" svg:height="0.48cm" svg:x="5.969cm" svg:y="9.021cm" draw:control="control113"/>
        <draw:control draw:style-name="gr1" draw:text-style-name="P1" draw:layer="controls" svg:width="0.48cm" svg:height="0.48cm" svg:x="5.969cm" svg:y="9.935cm" draw:control="control114"/>
        <draw:control draw:style-name="gr1" draw:text-style-name="P1" draw:layer="controls" svg:width="0.48cm" svg:height="0.48cm" svg:x="10.718cm" svg:y="9.021cm" draw:control="control115"/>
        <draw:control draw:style-name="gr1" draw:text-style-name="P1" draw:layer="controls" svg:width="0.48cm" svg:height="0.48cm" svg:x="10.718cm" svg:y="9.935cm" draw:control="control116"/>
        <draw:control draw:style-name="gr1" draw:text-style-name="P1" draw:layer="controls" svg:width="0.48cm" svg:height="0.48cm" svg:x="15.468cm" svg:y="9.021cm" draw:control="control117"/>
        <draw:control draw:style-name="gr1" draw:text-style-name="P1" draw:layer="controls" svg:width="0.48cm" svg:height="0.48cm" svg:x="15.468cm" svg:y="9.935cm" draw:control="control118"/>
        <draw:control draw:style-name="gr1" draw:text-style-name="P1" draw:layer="controls" svg:width="0.48cm" svg:height="0.48cm" svg:x="1.22cm" svg:y="11.699cm" draw:control="control119"/>
        <draw:control draw:style-name="gr1" draw:text-style-name="P1" draw:layer="controls" svg:width="0.48cm" svg:height="0.48cm" svg:x="1.22cm" svg:y="12.613cm" draw:control="control120"/>
        <draw:control draw:style-name="gr1" draw:text-style-name="P1" draw:layer="controls" svg:width="0.48cm" svg:height="0.48cm" svg:x="5.97cm" svg:y="11.699cm" draw:control="control121"/>
        <draw:control draw:style-name="gr1" draw:text-style-name="P1" draw:layer="controls" svg:width="0.48cm" svg:height="0.48cm" svg:x="5.97cm" svg:y="12.613cm" draw:control="control122"/>
        <draw:control draw:style-name="gr1" draw:text-style-name="P1" draw:layer="controls" svg:width="0.48cm" svg:height="0.48cm" svg:x="10.719cm" svg:y="11.699cm" draw:control="control123"/>
        <draw:control draw:style-name="gr1" draw:text-style-name="P1" draw:layer="controls" svg:width="0.48cm" svg:height="0.48cm" svg:x="10.719cm" svg:y="12.613cm" draw:control="control124"/>
        <draw:control draw:style-name="gr1" draw:text-style-name="P1" draw:layer="controls" svg:width="0.48cm" svg:height="0.48cm" svg:x="15.469cm" svg:y="11.699cm" draw:control="control125"/>
        <draw:control draw:style-name="gr1" draw:text-style-name="P1" draw:layer="controls" svg:width="0.48cm" svg:height="0.48cm" svg:x="15.469cm" svg:y="12.613cm" draw:control="control126"/>
        <draw:control draw:style-name="gr1" draw:text-style-name="P1" draw:layer="controls" svg:width="0.48cm" svg:height="0.48cm" svg:x="1.22cm" svg:y="14.417cm" draw:control="control127"/>
        <draw:control draw:style-name="gr1" draw:text-style-name="P1" draw:layer="controls" svg:width="0.48cm" svg:height="0.48cm" svg:x="1.22cm" svg:y="15.331cm" draw:control="control128"/>
        <draw:control draw:style-name="gr1" draw:text-style-name="P1" draw:layer="controls" svg:width="0.48cm" svg:height="0.48cm" svg:x="5.97cm" svg:y="14.417cm" draw:control="control129"/>
        <draw:control draw:style-name="gr1" draw:text-style-name="P1" draw:layer="controls" svg:width="0.48cm" svg:height="0.48cm" svg:x="5.97cm" svg:y="15.331cm" draw:control="control130"/>
        <draw:control draw:style-name="gr1" draw:text-style-name="P1" draw:layer="controls" svg:width="0.48cm" svg:height="0.48cm" svg:x="10.719cm" svg:y="14.417cm" draw:control="control131"/>
        <draw:control draw:style-name="gr1" draw:text-style-name="P1" draw:layer="controls" svg:width="0.48cm" svg:height="0.48cm" svg:x="10.719cm" svg:y="15.331cm" draw:control="control132"/>
        <draw:control draw:style-name="gr1" draw:text-style-name="P1" draw:layer="controls" svg:width="0.48cm" svg:height="0.48cm" svg:x="15.469cm" svg:y="14.417cm" draw:control="control133"/>
        <draw:control draw:style-name="gr1" draw:text-style-name="P1" draw:layer="controls" svg:width="0.48cm" svg:height="0.48cm" svg:x="15.469cm" svg:y="15.331cm" draw:control="control134"/>
        <draw:control draw:style-name="gr1" draw:text-style-name="P1" draw:layer="controls" svg:width="0.48cm" svg:height="0.48cm" svg:x="1.22cm" svg:y="17.135cm" draw:control="control135"/>
        <draw:control draw:style-name="gr1" draw:text-style-name="P1" draw:layer="controls" svg:width="0.48cm" svg:height="0.48cm" svg:x="1.22cm" svg:y="18.049cm" draw:control="control136"/>
        <draw:control draw:style-name="gr1" draw:text-style-name="P1" draw:layer="controls" svg:width="0.48cm" svg:height="0.48cm" svg:x="5.97cm" svg:y="17.135cm" draw:control="control137"/>
        <draw:control draw:style-name="gr1" draw:text-style-name="P1" draw:layer="controls" svg:width="0.48cm" svg:height="0.48cm" svg:x="5.97cm" svg:y="18.049cm" draw:control="control138"/>
        <draw:control draw:style-name="gr1" draw:text-style-name="P1" draw:layer="controls" svg:width="0.48cm" svg:height="0.48cm" svg:x="10.719cm" svg:y="17.135cm" draw:control="control139"/>
        <draw:control draw:style-name="gr1" draw:text-style-name="P1" draw:layer="controls" svg:width="0.48cm" svg:height="0.48cm" svg:x="10.719cm" svg:y="18.049cm" draw:control="control140"/>
        <draw:control draw:style-name="gr1" draw:text-style-name="P1" draw:layer="controls" svg:width="0.48cm" svg:height="0.48cm" svg:x="15.469cm" svg:y="17.135cm" draw:control="control141"/>
        <draw:control draw:style-name="gr1" draw:text-style-name="P1" draw:layer="controls" svg:width="0.48cm" svg:height="0.48cm" svg:x="15.469cm" svg:y="18.049cm" draw:control="control142"/>
        <draw:control draw:style-name="gr1" draw:text-style-name="P1" draw:layer="controls" svg:width="0.48cm" svg:height="0.48cm" svg:x="1.22cm" svg:y="19.853cm" draw:control="control143"/>
        <draw:control draw:style-name="gr1" draw:text-style-name="P1" draw:layer="controls" svg:width="0.48cm" svg:height="0.48cm" svg:x="1.22cm" svg:y="20.767cm" draw:control="control144"/>
        <draw:control draw:style-name="gr1" draw:text-style-name="P1" draw:layer="controls" svg:width="0.48cm" svg:height="0.48cm" svg:x="5.97cm" svg:y="19.853cm" draw:control="control145"/>
        <draw:control draw:style-name="gr1" draw:text-style-name="P1" draw:layer="controls" svg:width="0.48cm" svg:height="0.48cm" svg:x="5.97cm" svg:y="20.767cm" draw:control="control146"/>
        <draw:control draw:style-name="gr1" draw:text-style-name="P1" draw:layer="controls" svg:width="0.48cm" svg:height="0.48cm" svg:x="10.719cm" svg:y="19.853cm" draw:control="control147"/>
        <draw:control draw:style-name="gr1" draw:text-style-name="P1" draw:layer="controls" svg:width="0.48cm" svg:height="0.48cm" svg:x="10.719cm" svg:y="20.767cm" draw:control="control148"/>
        <draw:control draw:style-name="gr1" draw:text-style-name="P1" draw:layer="controls" svg:width="0.48cm" svg:height="0.48cm" svg:x="15.469cm" svg:y="19.853cm" draw:control="control149"/>
        <draw:control draw:style-name="gr1" draw:text-style-name="P1" draw:layer="controls" svg:width="0.48cm" svg:height="0.48cm" svg:x="15.469cm" svg:y="20.767cm" draw:control="control150"/>
        <draw:frame draw:style-name="gr120" draw:text-style-name="P33" draw:layer="layout" svg:width="3.816cm" svg:height="0.826cm" svg:x="6.552cm" svg:y="9.749cm">
          <draw:text-box>
            <text:p text:style-name="P32"><text:span text:style-name="T7">Limited evidence of building</text:span></text:p>
            <text:p text:style-name="P32"><text:span text:style-name="T7">and coding skills in all team</text:span></text:p>
            <text:p text:style-name="P32"><text:span text:style-name="T7">members </text:span></text:p>
          </draw:text-box>
        </draw:frame>
        <draw:frame draw:style-name="gr120" draw:text-style-name="P33" draw:layer="layout" svg:width="3.816cm" svg:height="0.826cm" svg:x="11.332cm" svg:y="9.749cm">
          <draw:text-box>
            <text:p text:style-name="P32"><text:span text:style-name="T7">Consistent evidence of building</text:span></text:p>
            <text:p text:style-name="P32"><text:span text:style-name="T7">and coding skills in all team</text:span></text:p>
            <text:p text:style-name="P32"><text:span text:style-name="T7">members </text:span></text:p>
          </draw:text-box>
        </draw:frame>
        <draw:frame draw:style-name="gr120" draw:text-style-name="P33" draw:layer="layout" svg:width="3.816cm" svg:height="0.826cm" svg:x="1.814cm" svg:y="14.255cm">
          <draw:text-box>
            <text:p text:style-name="P32"><text:span text:style-name="T7">Limited explanation of their robot</text:span></text:p>
            <text:p text:style-name="P32"><text:span text:style-name="T7">and its attachment and sensor</text:span></text:p>
            <text:p text:style-name="P32"><text:span text:style-name="T7">functionality </text:span></text:p>
          </draw:text-box>
        </draw:frame>
        <draw:frame draw:style-name="gr120" draw:text-style-name="P33" draw:layer="layout" svg:width="3.816cm" svg:height="0.826cm" svg:x="1.814cm" svg:y="14.255cm">
          <draw:text-box>
            <text:p text:style-name="P32"><text:span text:style-name="T7">Limited explanation of their robot</text:span></text:p>
            <text:p text:style-name="P32"><text:span text:style-name="T7">and its attachment and sensor</text:span></text:p>
            <text:p text:style-name="P32"><text:span text:style-name="T7">functionality </text:span></text:p>
          </draw:text-box>
        </draw:frame>
        <draw:frame draw:style-name="gr120" draw:text-style-name="P33" draw:layer="layout" svg:width="3.816cm" svg:height="0.826cm" svg:x="6.552cm" svg:y="14.254cm">
          <draw:text-box>
            <text:p text:style-name="P32"><text:span text:style-name="T7">Simple explanation of their robot</text:span></text:p>
            <text:p text:style-name="P32"><text:span text:style-name="T7">and its attachment and sensor</text:span></text:p>
            <text:p text:style-name="P32"><text:span text:style-name="T7">functionality </text:span></text:p>
          </draw:text-box>
        </draw:frame>
        <draw:frame draw:style-name="gr120" draw:text-style-name="P33" draw:layer="layout" svg:width="3.816cm" svg:height="0.826cm" svg:x="1.814cm" svg:y="14.255cm">
          <draw:text-box>
            <text:p text:style-name="P32"><text:span text:style-name="T7">Limited explanation of their robot</text:span></text:p>
            <text:p text:style-name="P32"><text:span text:style-name="T7">and its attachment and sensor</text:span></text:p>
            <text:p text:style-name="P32"><text:span text:style-name="T7">functionality </text:span></text:p>
          </draw:text-box>
        </draw:frame>
        <draw:frame draw:style-name="gr120" draw:text-style-name="P33" draw:layer="layout" svg:width="3.816cm" svg:height="0.826cm" svg:x="11.332cm" svg:y="14.254cm">
          <draw:text-box>
            <text:p text:style-name="P32"><text:span text:style-name="T7">Detailed explanation of their robot</text:span></text:p>
            <text:p text:style-name="P32"><text:span text:style-name="T7">and its attachment and sensor</text:span></text:p>
            <text:p text:style-name="P32"><text:span text:style-name="T7">functionality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ShinnRR1" svg:font-family="ShinnRR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hinnRR" svg:font-family="ShinnR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stroke-dash58" draw:style="rect" draw:dots1="1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1cm" fo:margin-left="0.9cm" fo:margin-right="1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2-08T09:21:48.106000000</dc:date>
    <meta:editing-duration>PT59M1S</meta:editing-duration>
    <meta:editing-cycles>6</meta:editing-cycles>
    <meta:generator>LibreOffice/7.0.5.2$Windows_X86_64 LibreOffice_project/64390860c6cd0aca4beafafcfd84613dd9dfb63a</meta:generator>
    <meta:document-statistic meta:object-count="972"/>
  </office:meta>
</office:document-meta>
</file>